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tch_total_10_pe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etch-0</text:p>
          </table:table-cell>
          <table:table-cell office:value-type="float" office:value="0.060203" calcext:value-type="float">
            <text:p>0,060203</text:p>
          </table:table-cell>
          <table:table-cell office:value-type="float" office:value="2.466696784" calcext:value-type="float">
            <text:p>2,466696784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fetch-1</text:p>
          </table:table-cell>
          <table:table-cell office:value-type="float" office:value="0.066723" calcext:value-type="float">
            <text:p>0,066723</text:p>
          </table:table-cell>
          <table:table-cell office:value-type="float" office:value="0.0513233061169496" calcext:value-type="float">
            <text:p>0,05132330611695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office:value-type="string" calcext:value-type="string">
            <text:p>fetch-2</text:p>
          </table:table-cell>
          <table:table-cell office:value-type="float" office:value="0.061972" calcext:value-type="float">
            <text:p>0,061972</text:p>
          </table:table-cell>
          <table:table-cell table:formula="of:=([.C2]/[.C1])*100" office:value-type="float" office:value="2.08064916814476" calcext:value-type="float">
            <text:p>2,08064916814476</text:p>
          </table:table-cell>
          <table:table-cell office:value-type="string" calcext:value-type="string">
            <text:p>Erro relativo</text:p>
          </table:table-cell>
        </table:table-row>
        <table:table-row table:style-name="ro1">
          <table:table-cell office:value-type="string" calcext:value-type="string">
            <text:p>fetch-3</text:p>
          </table:table-cell>
          <table:table-cell office:value-type="float" office:value="0.061814" calcext:value-type="float">
            <text:p>0,06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</text:p>
          </table:table-cell>
          <table:table-cell office:value-type="float" office:value="0.061038" calcext:value-type="float">
            <text:p>0,06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</text:p>
          </table:table-cell>
          <table:table-cell office:value-type="float" office:value="0.062296" calcext:value-type="float">
            <text:p>0,06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</text:p>
          </table:table-cell>
          <table:table-cell office:value-type="float" office:value="0.061055" calcext:value-type="float">
            <text:p>0,06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</text:p>
          </table:table-cell>
          <table:table-cell office:value-type="float" office:value="0.068993" calcext:value-type="float">
            <text:p>0,068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</text:p>
          </table:table-cell>
          <table:table-cell office:value-type="float" office:value="0.063619" calcext:value-type="float">
            <text:p>0,063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</text:p>
          </table:table-cell>
          <table:table-cell office:value-type="float" office:value="0.060106" calcext:value-type="float">
            <text:p>0,060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</text:p>
          </table:table-cell>
          <table:table-cell office:value-type="float" office:value="0.061262" calcext:value-type="float">
            <text:p>0,061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</text:p>
          </table:table-cell>
          <table:table-cell office:value-type="float" office:value="0.060793" calcext:value-type="float">
            <text:p>0,06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</text:p>
          </table:table-cell>
          <table:table-cell office:value-type="float" office:value="0.059521" calcext:value-type="float">
            <text:p>0,059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</text:p>
          </table:table-cell>
          <table:table-cell office:value-type="float" office:value="0.058756" calcext:value-type="float">
            <text:p>0,058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</text:p>
          </table:table-cell>
          <table:table-cell office:value-type="float" office:value="0.059467" calcext:value-type="float">
            <text:p>0,059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</text:p>
          </table:table-cell>
          <table:table-cell office:value-type="float" office:value="0.067413" calcext:value-type="float">
            <text:p>0,067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</text:p>
          </table:table-cell>
          <table:table-cell office:value-type="float" office:value="0.060505" calcext:value-type="float">
            <text:p>0,06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</text:p>
          </table:table-cell>
          <table:table-cell office:value-type="float" office:value="0.063048" calcext:value-type="float">
            <text:p>0,06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</text:p>
          </table:table-cell>
          <table:table-cell office:value-type="float" office:value="0.062923" calcext:value-type="float">
            <text:p>0,062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</text:p>
          </table:table-cell>
          <table:table-cell office:value-type="float" office:value="0.060811" calcext:value-type="float">
            <text:p>0,06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</text:p>
          </table:table-cell>
          <table:table-cell office:value-type="float" office:value="0.058459" calcext:value-type="float">
            <text:p>0,058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</text:p>
          </table:table-cell>
          <table:table-cell office:value-type="float" office:value="0.062771" calcext:value-type="float">
            <text:p>0,062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</text:p>
          </table:table-cell>
          <table:table-cell office:value-type="float" office:value="0.060929" calcext:value-type="float">
            <text:p>0,06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</text:p>
          </table:table-cell>
          <table:table-cell office:value-type="float" office:value="0.062414" calcext:value-type="float">
            <text:p>0,06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</text:p>
          </table:table-cell>
          <table:table-cell office:value-type="float" office:value="0.062642" calcext:value-type="float">
            <text:p>0,062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</text:p>
          </table:table-cell>
          <table:table-cell office:value-type="float" office:value="0.061342" calcext:value-type="float">
            <text:p>0,061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</text:p>
          </table:table-cell>
          <table:table-cell office:value-type="float" office:value="0.05876" calcext:value-type="float">
            <text:p>0,05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</text:p>
          </table:table-cell>
          <table:table-cell office:value-type="float" office:value="0.06444" calcext:value-type="float">
            <text:p>0,06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</text:p>
          </table:table-cell>
          <table:table-cell office:value-type="float" office:value="0.059453" calcext:value-type="float">
            <text:p>0,05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</text:p>
          </table:table-cell>
          <table:table-cell office:value-type="float" office:value="0.060691" calcext:value-type="float">
            <text:p>0,060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</text:p>
          </table:table-cell>
          <table:table-cell office:value-type="float" office:value="0.059049" calcext:value-type="float">
            <text:p>0,059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</text:p>
          </table:table-cell>
          <table:table-cell office:value-type="float" office:value="0.062328" calcext:value-type="float">
            <text:p>0,062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</text:p>
          </table:table-cell>
          <table:table-cell office:value-type="float" office:value="0.067772" calcext:value-type="float">
            <text:p>0,067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</text:p>
          </table:table-cell>
          <table:table-cell office:value-type="float" office:value="0.062057" calcext:value-type="float">
            <text:p>0,062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</text:p>
          </table:table-cell>
          <table:table-cell office:value-type="float" office:value="0.060018" calcext:value-type="float">
            <text:p>0,06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</text:p>
          </table:table-cell>
          <table:table-cell office:value-type="float" office:value="0.064749" calcext:value-type="float">
            <text:p>0,064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</text:p>
          </table:table-cell>
          <table:table-cell office:value-type="float" office:value="0.063253" calcext:value-type="float">
            <text:p>0,06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</text:p>
          </table:table-cell>
          <table:table-cell office:value-type="float" office:value="0.062429" calcext:value-type="float">
            <text:p>0,062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</text:p>
          </table:table-cell>
          <table:table-cell office:value-type="float" office:value="0.060723" calcext:value-type="float">
            <text:p>0,060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</text:p>
          </table:table-cell>
          <table:table-cell office:value-type="float" office:value="0.065002" calcext:value-type="float">
            <text:p>0,065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</text:p>
          </table:table-cell>
          <table:table-cell office:value-type="float" office:value="0.062824" calcext:value-type="float">
            <text:p>0,06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</text:p>
          </table:table-cell>
          <table:table-cell office:value-type="float" office:value="0.076768" calcext:value-type="float">
            <text:p>0,07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</text:p>
          </table:table-cell>
          <table:table-cell office:value-type="float" office:value="0.08798" calcext:value-type="float">
            <text:p>0,08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</text:p>
          </table:table-cell>
          <table:table-cell office:value-type="float" office:value="0.074071" calcext:value-type="float">
            <text:p>0,074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</text:p>
          </table:table-cell>
          <table:table-cell office:value-type="float" office:value="0.062816" calcext:value-type="float">
            <text:p>0,06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</text:p>
          </table:table-cell>
          <table:table-cell office:value-type="float" office:value="0.060912" calcext:value-type="float">
            <text:p>0,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</text:p>
          </table:table-cell>
          <table:table-cell office:value-type="float" office:value="0.058392" calcext:value-type="float">
            <text:p>0,058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</text:p>
          </table:table-cell>
          <table:table-cell office:value-type="float" office:value="0.061074" calcext:value-type="float">
            <text:p>0,06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</text:p>
          </table:table-cell>
          <table:table-cell office:value-type="float" office:value="0.063613" calcext:value-type="float">
            <text:p>0,063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</text:p>
          </table:table-cell>
          <table:table-cell office:value-type="float" office:value="0.060473" calcext:value-type="float">
            <text:p>0,060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</text:p>
          </table:table-cell>
          <table:table-cell office:value-type="float" office:value="0.064822" calcext:value-type="float">
            <text:p>0,06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</text:p>
          </table:table-cell>
          <table:table-cell office:value-type="float" office:value="0.059455" calcext:value-type="float">
            <text:p>0,059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</text:p>
          </table:table-cell>
          <table:table-cell office:value-type="float" office:value="0.059283" calcext:value-type="float">
            <text:p>0,059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</text:p>
          </table:table-cell>
          <table:table-cell office:value-type="float" office:value="0.094692" calcext:value-type="float">
            <text:p>0,094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</text:p>
          </table:table-cell>
          <table:table-cell office:value-type="float" office:value="0.060377" calcext:value-type="float">
            <text:p>0,06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</text:p>
          </table:table-cell>
          <table:table-cell office:value-type="float" office:value="0.065679" calcext:value-type="float">
            <text:p>0,065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</text:p>
          </table:table-cell>
          <table:table-cell office:value-type="float" office:value="0.058245" calcext:value-type="float">
            <text:p>0,058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</text:p>
          </table:table-cell>
          <table:table-cell office:value-type="float" office:value="0.061253" calcext:value-type="float">
            <text:p>0,061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</text:p>
          </table:table-cell>
          <table:table-cell office:value-type="float" office:value="0.063951" calcext:value-type="float">
            <text:p>0,063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</text:p>
          </table:table-cell>
          <table:table-cell office:value-type="float" office:value="0.075121" calcext:value-type="float">
            <text:p>0,075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</text:p>
          </table:table-cell>
          <table:table-cell office:value-type="float" office:value="0.063025" calcext:value-type="float">
            <text:p>0,06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</text:p>
          </table:table-cell>
          <table:table-cell office:value-type="float" office:value="0.06206" calcext:value-type="float">
            <text:p>0,06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</text:p>
          </table:table-cell>
          <table:table-cell office:value-type="float" office:value="0.063292" calcext:value-type="float">
            <text:p>0,063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</text:p>
          </table:table-cell>
          <table:table-cell office:value-type="float" office:value="0.060667" calcext:value-type="float">
            <text:p>0,06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</text:p>
          </table:table-cell>
          <table:table-cell office:value-type="float" office:value="0.065465" calcext:value-type="float">
            <text:p>0,065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</text:p>
          </table:table-cell>
          <table:table-cell office:value-type="float" office:value="0.060618" calcext:value-type="float">
            <text:p>0,060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</text:p>
          </table:table-cell>
          <table:table-cell office:value-type="float" office:value="0.062266" calcext:value-type="float">
            <text:p>0,06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</text:p>
          </table:table-cell>
          <table:table-cell office:value-type="float" office:value="0.070993" calcext:value-type="float">
            <text:p>0,07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</text:p>
          </table:table-cell>
          <table:table-cell office:value-type="float" office:value="0.060898" calcext:value-type="float">
            <text:p>0,06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</text:p>
          </table:table-cell>
          <table:table-cell office:value-type="float" office:value="0.061058" calcext:value-type="float">
            <text:p>0,06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</text:p>
          </table:table-cell>
          <table:table-cell office:value-type="float" office:value="0.072671" calcext:value-type="float">
            <text:p>0,072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</text:p>
          </table:table-cell>
          <table:table-cell office:value-type="float" office:value="0.061116" calcext:value-type="float">
            <text:p>0,061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</text:p>
          </table:table-cell>
          <table:table-cell office:value-type="float" office:value="0.062254" calcext:value-type="float">
            <text:p>0,062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</text:p>
          </table:table-cell>
          <table:table-cell office:value-type="float" office:value="0.062217" calcext:value-type="float">
            <text:p>0,06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</text:p>
          </table:table-cell>
          <table:table-cell office:value-type="float" office:value="0.066328" calcext:value-type="float">
            <text:p>0,066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</text:p>
          </table:table-cell>
          <table:table-cell office:value-type="float" office:value="0.062218" calcext:value-type="float">
            <text:p>0,062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</text:p>
          </table:table-cell>
          <table:table-cell office:value-type="float" office:value="0.062744" calcext:value-type="float">
            <text:p>0,062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</text:p>
          </table:table-cell>
          <table:table-cell office:value-type="float" office:value="0.061252" calcext:value-type="float">
            <text:p>0,061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</text:p>
          </table:table-cell>
          <table:table-cell office:value-type="float" office:value="0.061894" calcext:value-type="float">
            <text:p>0,06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</text:p>
          </table:table-cell>
          <table:table-cell office:value-type="float" office:value="0.070629" calcext:value-type="float">
            <text:p>0,070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</text:p>
          </table:table-cell>
          <table:table-cell office:value-type="float" office:value="0.063005" calcext:value-type="float">
            <text:p>0,063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</text:p>
          </table:table-cell>
          <table:table-cell office:value-type="float" office:value="0.060864" calcext:value-type="float">
            <text:p>0,06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</text:p>
          </table:table-cell>
          <table:table-cell office:value-type="float" office:value="0.061808" calcext:value-type="float">
            <text:p>0,06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</text:p>
          </table:table-cell>
          <table:table-cell office:value-type="float" office:value="0.060983" calcext:value-type="float">
            <text:p>0,060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</text:p>
          </table:table-cell>
          <table:table-cell office:value-type="float" office:value="0.059913" calcext:value-type="float">
            <text:p>0,059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</text:p>
          </table:table-cell>
          <table:table-cell office:value-type="float" office:value="0.066145" calcext:value-type="float">
            <text:p>0,066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</text:p>
          </table:table-cell>
          <table:table-cell office:value-type="float" office:value="0.059293" calcext:value-type="float">
            <text:p>0,059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</text:p>
          </table:table-cell>
          <table:table-cell office:value-type="float" office:value="0.060775" calcext:value-type="float">
            <text:p>0,060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</text:p>
          </table:table-cell>
          <table:table-cell office:value-type="float" office:value="0.062007" calcext:value-type="float">
            <text:p>0,062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</text:p>
          </table:table-cell>
          <table:table-cell office:value-type="float" office:value="0.060557" calcext:value-type="float">
            <text:p>0,060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</text:p>
          </table:table-cell>
          <table:table-cell office:value-type="float" office:value="0.0633" calcext:value-type="float">
            <text:p>0,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</text:p>
          </table:table-cell>
          <table:table-cell office:value-type="float" office:value="0.059488" calcext:value-type="float">
            <text:p>0,059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</text:p>
          </table:table-cell>
          <table:table-cell office:value-type="float" office:value="0.063716" calcext:value-type="float">
            <text:p>0,06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</text:p>
          </table:table-cell>
          <table:table-cell office:value-type="float" office:value="0.061467" calcext:value-type="float">
            <text:p>0,061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</text:p>
          </table:table-cell>
          <table:table-cell office:value-type="float" office:value="0.062206" calcext:value-type="float">
            <text:p>0,06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</text:p>
          </table:table-cell>
          <table:table-cell office:value-type="float" office:value="0.062305" calcext:value-type="float">
            <text:p>0,062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</text:p>
          </table:table-cell>
          <table:table-cell office:value-type="float" office:value="0.061921" calcext:value-type="float">
            <text:p>0,06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</text:p>
          </table:table-cell>
          <table:table-cell office:value-type="float" office:value="0.064138" calcext:value-type="float">
            <text:p>0,06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</text:p>
          </table:table-cell>
          <table:table-cell office:value-type="float" office:value="0.060292" calcext:value-type="float">
            <text:p>0,060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</text:p>
          </table:table-cell>
          <table:table-cell office:value-type="float" office:value="0.058966" calcext:value-type="float">
            <text:p>0,05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0</text:p>
          </table:table-cell>
          <table:table-cell office:value-type="float" office:value="0.059349" calcext:value-type="float">
            <text:p>0,059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1</text:p>
          </table:table-cell>
          <table:table-cell office:value-type="float" office:value="0.061183" calcext:value-type="float">
            <text:p>0,061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2</text:p>
          </table:table-cell>
          <table:table-cell office:value-type="float" office:value="0.057527" calcext:value-type="float">
            <text:p>0,057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3</text:p>
          </table:table-cell>
          <table:table-cell office:value-type="float" office:value="0.059681" calcext:value-type="float">
            <text:p>0,059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4</text:p>
          </table:table-cell>
          <table:table-cell office:value-type="float" office:value="0.060769" calcext:value-type="float">
            <text:p>0,06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5</text:p>
          </table:table-cell>
          <table:table-cell office:value-type="float" office:value="0.066388" calcext:value-type="float">
            <text:p>0,066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6</text:p>
          </table:table-cell>
          <table:table-cell office:value-type="float" office:value="0.059755" calcext:value-type="float">
            <text:p>0,059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7</text:p>
          </table:table-cell>
          <table:table-cell office:value-type="float" office:value="0.060847" calcext:value-type="float">
            <text:p>0,060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8</text:p>
          </table:table-cell>
          <table:table-cell office:value-type="float" office:value="0.059517" calcext:value-type="float">
            <text:p>0,059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9</text:p>
          </table:table-cell>
          <table:table-cell office:value-type="float" office:value="0.060325" calcext:value-type="float">
            <text:p>0,06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0</text:p>
          </table:table-cell>
          <table:table-cell office:value-type="float" office:value="0.060944" calcext:value-type="float">
            <text:p>0,060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1</text:p>
          </table:table-cell>
          <table:table-cell office:value-type="float" office:value="0.060554" calcext:value-type="float">
            <text:p>0,060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2</text:p>
          </table:table-cell>
          <table:table-cell office:value-type="float" office:value="0.061038" calcext:value-type="float">
            <text:p>0,06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3</text:p>
          </table:table-cell>
          <table:table-cell office:value-type="float" office:value="0.063683" calcext:value-type="float">
            <text:p>0,063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4</text:p>
          </table:table-cell>
          <table:table-cell office:value-type="float" office:value="0.060241" calcext:value-type="float">
            <text:p>0,060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5</text:p>
          </table:table-cell>
          <table:table-cell office:value-type="float" office:value="0.061248" calcext:value-type="float">
            <text:p>0,061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6</text:p>
          </table:table-cell>
          <table:table-cell office:value-type="float" office:value="0.058259" calcext:value-type="float">
            <text:p>0,058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7</text:p>
          </table:table-cell>
          <table:table-cell office:value-type="float" office:value="0.061424" calcext:value-type="float">
            <text:p>0,061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8</text:p>
          </table:table-cell>
          <table:table-cell office:value-type="float" office:value="0.06297" calcext:value-type="float">
            <text:p>0,06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9</text:p>
          </table:table-cell>
          <table:table-cell office:value-type="float" office:value="0.060794" calcext:value-type="float">
            <text:p>0,060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0</text:p>
          </table:table-cell>
          <table:table-cell office:value-type="float" office:value="0.059014" calcext:value-type="float">
            <text:p>0,059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1</text:p>
          </table:table-cell>
          <table:table-cell office:value-type="float" office:value="0.059505" calcext:value-type="float">
            <text:p>0,059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2</text:p>
          </table:table-cell>
          <table:table-cell office:value-type="float" office:value="0.059419" calcext:value-type="float">
            <text:p>0,059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3</text:p>
          </table:table-cell>
          <table:table-cell office:value-type="float" office:value="0.061624" calcext:value-type="float">
            <text:p>0,061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4</text:p>
          </table:table-cell>
          <table:table-cell office:value-type="float" office:value="0.060519" calcext:value-type="float">
            <text:p>0,060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5</text:p>
          </table:table-cell>
          <table:table-cell office:value-type="float" office:value="0.062655" calcext:value-type="float">
            <text:p>0,06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6</text:p>
          </table:table-cell>
          <table:table-cell office:value-type="float" office:value="0.059056" calcext:value-type="float">
            <text:p>0,059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7</text:p>
          </table:table-cell>
          <table:table-cell office:value-type="float" office:value="0.062484" calcext:value-type="float">
            <text:p>0,06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8</text:p>
          </table:table-cell>
          <table:table-cell office:value-type="float" office:value="0.061335" calcext:value-type="float">
            <text:p>0,061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9</text:p>
          </table:table-cell>
          <table:table-cell office:value-type="float" office:value="0.061902" calcext:value-type="float">
            <text:p>0,06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0</text:p>
          </table:table-cell>
          <table:table-cell office:value-type="float" office:value="0.059454" calcext:value-type="float">
            <text:p>0,059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1</text:p>
          </table:table-cell>
          <table:table-cell office:value-type="float" office:value="0.060222" calcext:value-type="float">
            <text:p>0,06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2</text:p>
          </table:table-cell>
          <table:table-cell office:value-type="float" office:value="0.062034" calcext:value-type="float">
            <text:p>0,062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3</text:p>
          </table:table-cell>
          <table:table-cell office:value-type="float" office:value="0.058705" calcext:value-type="float">
            <text:p>0,058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4</text:p>
          </table:table-cell>
          <table:table-cell office:value-type="float" office:value="0.062552" calcext:value-type="float">
            <text:p>0,062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5</text:p>
          </table:table-cell>
          <table:table-cell office:value-type="float" office:value="0.063537" calcext:value-type="float">
            <text:p>0,06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6</text:p>
          </table:table-cell>
          <table:table-cell office:value-type="float" office:value="0.060718" calcext:value-type="float">
            <text:p>0,060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7</text:p>
          </table:table-cell>
          <table:table-cell office:value-type="float" office:value="0.059661" calcext:value-type="float">
            <text:p>0,059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8</text:p>
          </table:table-cell>
          <table:table-cell office:value-type="float" office:value="0.066162" calcext:value-type="float">
            <text:p>0,066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9</text:p>
          </table:table-cell>
          <table:table-cell office:value-type="float" office:value="0.063056" calcext:value-type="float">
            <text:p>0,06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0</text:p>
          </table:table-cell>
          <table:table-cell office:value-type="float" office:value="0.069814" calcext:value-type="float">
            <text:p>0,069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1</text:p>
          </table:table-cell>
          <table:table-cell office:value-type="float" office:value="0.062064" calcext:value-type="float">
            <text:p>0,062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2</text:p>
          </table:table-cell>
          <table:table-cell office:value-type="float" office:value="0.060742" calcext:value-type="float">
            <text:p>0,06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3</text:p>
          </table:table-cell>
          <table:table-cell office:value-type="float" office:value="0.062157" calcext:value-type="float">
            <text:p>0,062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4</text:p>
          </table:table-cell>
          <table:table-cell office:value-type="float" office:value="0.060217" calcext:value-type="float">
            <text:p>0,060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5</text:p>
          </table:table-cell>
          <table:table-cell office:value-type="float" office:value="0.057312" calcext:value-type="float">
            <text:p>0,057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6</text:p>
          </table:table-cell>
          <table:table-cell office:value-type="float" office:value="0.060328" calcext:value-type="float">
            <text:p>0,06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7</text:p>
          </table:table-cell>
          <table:table-cell office:value-type="float" office:value="0.07051" calcext:value-type="float">
            <text:p>0,07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8</text:p>
          </table:table-cell>
          <table:table-cell office:value-type="float" office:value="0.064488" calcext:value-type="float">
            <text:p>0,064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9</text:p>
          </table:table-cell>
          <table:table-cell office:value-type="float" office:value="0.061971" calcext:value-type="float">
            <text:p>0,061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0</text:p>
          </table:table-cell>
          <table:table-cell office:value-type="float" office:value="0.062453" calcext:value-type="float">
            <text:p>0,062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1</text:p>
          </table:table-cell>
          <table:table-cell office:value-type="float" office:value="0.062244" calcext:value-type="float">
            <text:p>0,062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2</text:p>
          </table:table-cell>
          <table:table-cell office:value-type="float" office:value="0.060325" calcext:value-type="float">
            <text:p>0,060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3</text:p>
          </table:table-cell>
          <table:table-cell office:value-type="float" office:value="0.060958" calcext:value-type="float">
            <text:p>0,06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4</text:p>
          </table:table-cell>
          <table:table-cell office:value-type="float" office:value="0.060443" calcext:value-type="float">
            <text:p>0,06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5</text:p>
          </table:table-cell>
          <table:table-cell office:value-type="float" office:value="0.060733" calcext:value-type="float">
            <text:p>0,060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6</text:p>
          </table:table-cell>
          <table:table-cell office:value-type="float" office:value="0.064083" calcext:value-type="float">
            <text:p>0,064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7</text:p>
          </table:table-cell>
          <table:table-cell office:value-type="float" office:value="0.058439" calcext:value-type="float">
            <text:p>0,05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8</text:p>
          </table:table-cell>
          <table:table-cell office:value-type="float" office:value="0.062133" calcext:value-type="float">
            <text:p>0,06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9</text:p>
          </table:table-cell>
          <table:table-cell office:value-type="float" office:value="0.062014" calcext:value-type="float">
            <text:p>0,06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0</text:p>
          </table:table-cell>
          <table:table-cell office:value-type="float" office:value="0.061052" calcext:value-type="float">
            <text:p>0,06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1</text:p>
          </table:table-cell>
          <table:table-cell office:value-type="float" office:value="0.062228" calcext:value-type="float">
            <text:p>0,062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2</text:p>
          </table:table-cell>
          <table:table-cell office:value-type="float" office:value="0.063133" calcext:value-type="float">
            <text:p>0,063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3</text:p>
          </table:table-cell>
          <table:table-cell office:value-type="float" office:value="0.06237" calcext:value-type="float">
            <text:p>0,06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4</text:p>
          </table:table-cell>
          <table:table-cell office:value-type="float" office:value="0.060391" calcext:value-type="float">
            <text:p>0,060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5</text:p>
          </table:table-cell>
          <table:table-cell office:value-type="float" office:value="0.063381" calcext:value-type="float">
            <text:p>0,063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6</text:p>
          </table:table-cell>
          <table:table-cell office:value-type="float" office:value="0.060022" calcext:value-type="float">
            <text:p>0,060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7</text:p>
          </table:table-cell>
          <table:table-cell office:value-type="float" office:value="0.059068" calcext:value-type="float">
            <text:p>0,059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8</text:p>
          </table:table-cell>
          <table:table-cell office:value-type="float" office:value="0.065901" calcext:value-type="float">
            <text:p>0,065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9</text:p>
          </table:table-cell>
          <table:table-cell office:value-type="float" office:value="0.057649" calcext:value-type="float">
            <text:p>0,057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0</text:p>
          </table:table-cell>
          <table:table-cell office:value-type="float" office:value="0.061989" calcext:value-type="float">
            <text:p>0,061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1</text:p>
          </table:table-cell>
          <table:table-cell office:value-type="float" office:value="0.064539" calcext:value-type="float">
            <text:p>0,0645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2</text:p>
          </table:table-cell>
          <table:table-cell office:value-type="float" office:value="0.059441" calcext:value-type="float">
            <text:p>0,059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3</text:p>
          </table:table-cell>
          <table:table-cell office:value-type="float" office:value="0.059079" calcext:value-type="float">
            <text:p>0,059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4</text:p>
          </table:table-cell>
          <table:table-cell office:value-type="float" office:value="0.058371" calcext:value-type="float">
            <text:p>0,058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5</text:p>
          </table:table-cell>
          <table:table-cell office:value-type="float" office:value="0.060091" calcext:value-type="float">
            <text:p>0,060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6</text:p>
          </table:table-cell>
          <table:table-cell office:value-type="float" office:value="0.063368" calcext:value-type="float">
            <text:p>0,063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7</text:p>
          </table:table-cell>
          <table:table-cell office:value-type="float" office:value="0.067336" calcext:value-type="float">
            <text:p>0,067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8</text:p>
          </table:table-cell>
          <table:table-cell office:value-type="float" office:value="0.062139" calcext:value-type="float">
            <text:p>0,062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9</text:p>
          </table:table-cell>
          <table:table-cell office:value-type="float" office:value="0.062308" calcext:value-type="float">
            <text:p>0,06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0</text:p>
          </table:table-cell>
          <table:table-cell office:value-type="float" office:value="0.061433" calcext:value-type="float">
            <text:p>0,061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1</text:p>
          </table:table-cell>
          <table:table-cell office:value-type="float" office:value="0.059392" calcext:value-type="float">
            <text:p>0,059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2</text:p>
          </table:table-cell>
          <table:table-cell office:value-type="float" office:value="0.066737" calcext:value-type="float">
            <text:p>0,066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3</text:p>
          </table:table-cell>
          <table:table-cell office:value-type="float" office:value="0.05838" calcext:value-type="float">
            <text:p>0,05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4</text:p>
          </table:table-cell>
          <table:table-cell office:value-type="float" office:value="0.06472" calcext:value-type="float">
            <text:p>0,06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5</text:p>
          </table:table-cell>
          <table:table-cell office:value-type="float" office:value="0.062915" calcext:value-type="float">
            <text:p>0,062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6</text:p>
          </table:table-cell>
          <table:table-cell office:value-type="float" office:value="0.061135" calcext:value-type="float">
            <text:p>0,061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7</text:p>
          </table:table-cell>
          <table:table-cell office:value-type="float" office:value="0.06088" calcext:value-type="float">
            <text:p>0,06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8</text:p>
          </table:table-cell>
          <table:table-cell office:value-type="float" office:value="0.058902" calcext:value-type="float">
            <text:p>0,05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9</text:p>
          </table:table-cell>
          <table:table-cell office:value-type="float" office:value="0.062943" calcext:value-type="float">
            <text:p>0,062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0</text:p>
          </table:table-cell>
          <table:table-cell office:value-type="float" office:value="0.062138" calcext:value-type="float">
            <text:p>0,062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1</text:p>
          </table:table-cell>
          <table:table-cell office:value-type="float" office:value="0.064518" calcext:value-type="float">
            <text:p>0,06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2</text:p>
          </table:table-cell>
          <table:table-cell office:value-type="float" office:value="0.060665" calcext:value-type="float">
            <text:p>0,060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3</text:p>
          </table:table-cell>
          <table:table-cell office:value-type="float" office:value="0.062422" calcext:value-type="float">
            <text:p>0,062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4</text:p>
          </table:table-cell>
          <table:table-cell office:value-type="float" office:value="0.06264" calcext:value-type="float">
            <text:p>0,06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5</text:p>
          </table:table-cell>
          <table:table-cell office:value-type="float" office:value="0.060164" calcext:value-type="float">
            <text:p>0,06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6</text:p>
          </table:table-cell>
          <table:table-cell office:value-type="float" office:value="0.058554" calcext:value-type="float">
            <text:p>0,05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7</text:p>
          </table:table-cell>
          <table:table-cell office:value-type="float" office:value="0.062351" calcext:value-type="float">
            <text:p>0,06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8</text:p>
          </table:table-cell>
          <table:table-cell office:value-type="float" office:value="0.067026" calcext:value-type="float">
            <text:p>0,067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9</text:p>
          </table:table-cell>
          <table:table-cell office:value-type="float" office:value="0.06082" calcext:value-type="float">
            <text:p>0,0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0</text:p>
          </table:table-cell>
          <table:table-cell office:value-type="float" office:value="0.059118" calcext:value-type="float">
            <text:p>0,059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1</text:p>
          </table:table-cell>
          <table:table-cell office:value-type="float" office:value="0.062891" calcext:value-type="float">
            <text:p>0,062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2</text:p>
          </table:table-cell>
          <table:table-cell office:value-type="float" office:value="0.067008" calcext:value-type="float">
            <text:p>0,067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3</text:p>
          </table:table-cell>
          <table:table-cell office:value-type="float" office:value="0.066033" calcext:value-type="float">
            <text:p>0,06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4</text:p>
          </table:table-cell>
          <table:table-cell office:value-type="float" office:value="0.059135" calcext:value-type="float">
            <text:p>0,059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5</text:p>
          </table:table-cell>
          <table:table-cell office:value-type="float" office:value="0.060473" calcext:value-type="float">
            <text:p>0,060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6</text:p>
          </table:table-cell>
          <table:table-cell office:value-type="float" office:value="0.061512" calcext:value-type="float">
            <text:p>0,061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7</text:p>
          </table:table-cell>
          <table:table-cell office:value-type="float" office:value="0.061473" calcext:value-type="float">
            <text:p>0,061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8</text:p>
          </table:table-cell>
          <table:table-cell office:value-type="float" office:value="0.058136" calcext:value-type="float">
            <text:p>0,058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9</text:p>
          </table:table-cell>
          <table:table-cell office:value-type="float" office:value="0.066657" calcext:value-type="float">
            <text:p>0,066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0</text:p>
          </table:table-cell>
          <table:table-cell office:value-type="float" office:value="0.06552" calcext:value-type="float">
            <text:p>0,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1</text:p>
          </table:table-cell>
          <table:table-cell office:value-type="float" office:value="0.066721" calcext:value-type="float">
            <text:p>0,066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2</text:p>
          </table:table-cell>
          <table:table-cell office:value-type="float" office:value="0.059312" calcext:value-type="float">
            <text:p>0,059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3</text:p>
          </table:table-cell>
          <table:table-cell office:value-type="float" office:value="0.061031" calcext:value-type="float">
            <text:p>0,06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4</text:p>
          </table:table-cell>
          <table:table-cell office:value-type="float" office:value="0.062409" calcext:value-type="float">
            <text:p>0,06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5</text:p>
          </table:table-cell>
          <table:table-cell office:value-type="float" office:value="0.06146" calcext:value-type="float">
            <text:p>0,06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6</text:p>
          </table:table-cell>
          <table:table-cell office:value-type="float" office:value="0.060725" calcext:value-type="float">
            <text:p>0,06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7</text:p>
          </table:table-cell>
          <table:table-cell office:value-type="float" office:value="0.062004" calcext:value-type="float">
            <text:p>0,062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8</text:p>
          </table:table-cell>
          <table:table-cell office:value-type="float" office:value="0.062088" calcext:value-type="float">
            <text:p>0,06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9</text:p>
          </table:table-cell>
          <table:table-cell office:value-type="float" office:value="0.0586" calcext:value-type="float">
            <text:p>0,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0</text:p>
          </table:table-cell>
          <table:table-cell office:value-type="float" office:value="0.061661" calcext:value-type="float">
            <text:p>0,061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1</text:p>
          </table:table-cell>
          <table:table-cell office:value-type="float" office:value="0.061833" calcext:value-type="float">
            <text:p>0,061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2</text:p>
          </table:table-cell>
          <table:table-cell office:value-type="float" office:value="0.060455" calcext:value-type="float">
            <text:p>0,060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3</text:p>
          </table:table-cell>
          <table:table-cell office:value-type="float" office:value="0.060957" calcext:value-type="float">
            <text:p>0,060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4</text:p>
          </table:table-cell>
          <table:table-cell office:value-type="float" office:value="0.061511" calcext:value-type="float">
            <text:p>0,06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5</text:p>
          </table:table-cell>
          <table:table-cell office:value-type="float" office:value="0.060767" calcext:value-type="float">
            <text:p>0,06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6</text:p>
          </table:table-cell>
          <table:table-cell office:value-type="float" office:value="0.060503" calcext:value-type="float">
            <text:p>0,060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7</text:p>
          </table:table-cell>
          <table:table-cell office:value-type="float" office:value="0.059848" calcext:value-type="float">
            <text:p>0,059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8</text:p>
          </table:table-cell>
          <table:table-cell office:value-type="float" office:value="0.062625" calcext:value-type="float">
            <text:p>0,06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9</text:p>
          </table:table-cell>
          <table:table-cell office:value-type="float" office:value="0.064634" calcext:value-type="float">
            <text:p>0,06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0</text:p>
          </table:table-cell>
          <table:table-cell office:value-type="float" office:value="0.062282" calcext:value-type="float">
            <text:p>0,062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1</text:p>
          </table:table-cell>
          <table:table-cell office:value-type="float" office:value="0.063333" calcext:value-type="float">
            <text:p>0,06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2</text:p>
          </table:table-cell>
          <table:table-cell office:value-type="float" office:value="0.05797" calcext:value-type="float">
            <text:p>0,05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3</text:p>
          </table:table-cell>
          <table:table-cell office:value-type="float" office:value="0.059488" calcext:value-type="float">
            <text:p>0,059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4</text:p>
          </table:table-cell>
          <table:table-cell office:value-type="float" office:value="0.062873" calcext:value-type="float">
            <text:p>0,062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5</text:p>
          </table:table-cell>
          <table:table-cell office:value-type="float" office:value="0.060449" calcext:value-type="float">
            <text:p>0,060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6</text:p>
          </table:table-cell>
          <table:table-cell office:value-type="float" office:value="0.062325" calcext:value-type="float">
            <text:p>0,062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7</text:p>
          </table:table-cell>
          <table:table-cell office:value-type="float" office:value="0.065033" calcext:value-type="float">
            <text:p>0,065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8</text:p>
          </table:table-cell>
          <table:table-cell office:value-type="float" office:value="0.060633" calcext:value-type="float">
            <text:p>0,060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9</text:p>
          </table:table-cell>
          <table:table-cell office:value-type="float" office:value="0.063982" calcext:value-type="float">
            <text:p>0,063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0</text:p>
          </table:table-cell>
          <table:table-cell office:value-type="float" office:value="0.059796" calcext:value-type="float">
            <text:p>0,059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1</text:p>
          </table:table-cell>
          <table:table-cell office:value-type="float" office:value="0.059112" calcext:value-type="float">
            <text:p>0,059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2</text:p>
          </table:table-cell>
          <table:table-cell office:value-type="float" office:value="0.062763" calcext:value-type="float">
            <text:p>0,06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3</text:p>
          </table:table-cell>
          <table:table-cell office:value-type="float" office:value="0.063581" calcext:value-type="float">
            <text:p>0,063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4</text:p>
          </table:table-cell>
          <table:table-cell office:value-type="float" office:value="0.061958" calcext:value-type="float">
            <text:p>0,06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5</text:p>
          </table:table-cell>
          <table:table-cell office:value-type="float" office:value="0.06082" calcext:value-type="float">
            <text:p>0,0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6</text:p>
          </table:table-cell>
          <table:table-cell office:value-type="float" office:value="0.058154" calcext:value-type="float">
            <text:p>0,058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7</text:p>
          </table:table-cell>
          <table:table-cell office:value-type="float" office:value="0.060921" calcext:value-type="float">
            <text:p>0,060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8</text:p>
          </table:table-cell>
          <table:table-cell office:value-type="float" office:value="0.063314" calcext:value-type="float">
            <text:p>0,06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9</text:p>
          </table:table-cell>
          <table:table-cell office:value-type="float" office:value="0.062746" calcext:value-type="float">
            <text:p>0,062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0</text:p>
          </table:table-cell>
          <table:table-cell office:value-type="float" office:value="0.060453" calcext:value-type="float">
            <text:p>0,060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1</text:p>
          </table:table-cell>
          <table:table-cell office:value-type="float" office:value="0.061653" calcext:value-type="float">
            <text:p>0,061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2</text:p>
          </table:table-cell>
          <table:table-cell office:value-type="float" office:value="0.060949" calcext:value-type="float">
            <text:p>0,060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3</text:p>
          </table:table-cell>
          <table:table-cell office:value-type="float" office:value="0.063089" calcext:value-type="float">
            <text:p>0,063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4</text:p>
          </table:table-cell>
          <table:table-cell office:value-type="float" office:value="0.058533" calcext:value-type="float">
            <text:p>0,058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5</text:p>
          </table:table-cell>
          <table:table-cell office:value-type="float" office:value="0.064963" calcext:value-type="float">
            <text:p>0,064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6</text:p>
          </table:table-cell>
          <table:table-cell office:value-type="float" office:value="0.078891" calcext:value-type="float">
            <text:p>0,078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7</text:p>
          </table:table-cell>
          <table:table-cell office:value-type="float" office:value="0.067607" calcext:value-type="float">
            <text:p>0,067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8</text:p>
          </table:table-cell>
          <table:table-cell office:value-type="float" office:value="0.065045" calcext:value-type="float">
            <text:p>0,065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9</text:p>
          </table:table-cell>
          <table:table-cell office:value-type="float" office:value="0.060792" calcext:value-type="float">
            <text:p>0,06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0</text:p>
          </table:table-cell>
          <table:table-cell office:value-type="float" office:value="0.060464" calcext:value-type="float">
            <text:p>0,060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1</text:p>
          </table:table-cell>
          <table:table-cell office:value-type="float" office:value="0.060821" calcext:value-type="float">
            <text:p>0,060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2</text:p>
          </table:table-cell>
          <table:table-cell office:value-type="float" office:value="0.058628" calcext:value-type="float">
            <text:p>0,058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3</text:p>
          </table:table-cell>
          <table:table-cell office:value-type="float" office:value="0.063081" calcext:value-type="float">
            <text:p>0,063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4</text:p>
          </table:table-cell>
          <table:table-cell office:value-type="float" office:value="0.061689" calcext:value-type="float">
            <text:p>0,061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5</text:p>
          </table:table-cell>
          <table:table-cell office:value-type="float" office:value="0.061234" calcext:value-type="float">
            <text:p>0,061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6</text:p>
          </table:table-cell>
          <table:table-cell office:value-type="float" office:value="0.061645" calcext:value-type="float">
            <text:p>0,061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7</text:p>
          </table:table-cell>
          <table:table-cell office:value-type="float" office:value="0.060625" calcext:value-type="float">
            <text:p>0,06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8</text:p>
          </table:table-cell>
          <table:table-cell office:value-type="float" office:value="0.061464" calcext:value-type="float">
            <text:p>0,061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9</text:p>
          </table:table-cell>
          <table:table-cell office:value-type="float" office:value="0.059859" calcext:value-type="float">
            <text:p>0,059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0</text:p>
          </table:table-cell>
          <table:table-cell office:value-type="float" office:value="0.06318" calcext:value-type="float">
            <text:p>0,06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1</text:p>
          </table:table-cell>
          <table:table-cell office:value-type="float" office:value="0.059554" calcext:value-type="float">
            <text:p>0,059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2</text:p>
          </table:table-cell>
          <table:table-cell office:value-type="float" office:value="0.062105" calcext:value-type="float">
            <text:p>0,06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3</text:p>
          </table:table-cell>
          <table:table-cell office:value-type="float" office:value="0.060605" calcext:value-type="float">
            <text:p>0,060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4</text:p>
          </table:table-cell>
          <table:table-cell office:value-type="float" office:value="0.064706" calcext:value-type="float">
            <text:p>0,0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5</text:p>
          </table:table-cell>
          <table:table-cell office:value-type="float" office:value="0.060544" calcext:value-type="float">
            <text:p>0,060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6</text:p>
          </table:table-cell>
          <table:table-cell office:value-type="float" office:value="0.061662" calcext:value-type="float">
            <text:p>0,061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7</text:p>
          </table:table-cell>
          <table:table-cell office:value-type="float" office:value="0.062066" calcext:value-type="float">
            <text:p>0,062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8</text:p>
          </table:table-cell>
          <table:table-cell office:value-type="float" office:value="0.062375" calcext:value-type="float">
            <text:p>0,062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9</text:p>
          </table:table-cell>
          <table:table-cell office:value-type="float" office:value="0.063032" calcext:value-type="float">
            <text:p>0,06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0</text:p>
          </table:table-cell>
          <table:table-cell office:value-type="float" office:value="0.058497" calcext:value-type="float">
            <text:p>0,058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1</text:p>
          </table:table-cell>
          <table:table-cell office:value-type="float" office:value="0.067567" calcext:value-type="float">
            <text:p>0,067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2</text:p>
          </table:table-cell>
          <table:table-cell office:value-type="float" office:value="0.067935" calcext:value-type="float">
            <text:p>0,06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3</text:p>
          </table:table-cell>
          <table:table-cell office:value-type="float" office:value="0.06558" calcext:value-type="float">
            <text:p>0,06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4</text:p>
          </table:table-cell>
          <table:table-cell office:value-type="float" office:value="0.060649" calcext:value-type="float">
            <text:p>0,06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5</text:p>
          </table:table-cell>
          <table:table-cell office:value-type="float" office:value="0.06158" calcext:value-type="float">
            <text:p>0,06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6</text:p>
          </table:table-cell>
          <table:table-cell office:value-type="float" office:value="0.061945" calcext:value-type="float">
            <text:p>0,06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7</text:p>
          </table:table-cell>
          <table:table-cell office:value-type="float" office:value="0.059191" calcext:value-type="float">
            <text:p>0,059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8</text:p>
          </table:table-cell>
          <table:table-cell office:value-type="float" office:value="0.060649" calcext:value-type="float">
            <text:p>0,06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9</text:p>
          </table:table-cell>
          <table:table-cell office:value-type="float" office:value="0.086705" calcext:value-type="float">
            <text:p>0,086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0</text:p>
          </table:table-cell>
          <table:table-cell office:value-type="float" office:value="0.061588" calcext:value-type="float">
            <text:p>0,061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1</text:p>
          </table:table-cell>
          <table:table-cell office:value-type="float" office:value="0.059744" calcext:value-type="float">
            <text:p>0,059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2</text:p>
          </table:table-cell>
          <table:table-cell office:value-type="float" office:value="0.060912" calcext:value-type="float">
            <text:p>0,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3</text:p>
          </table:table-cell>
          <table:table-cell office:value-type="float" office:value="0.061147" calcext:value-type="float">
            <text:p>0,06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4</text:p>
          </table:table-cell>
          <table:table-cell office:value-type="float" office:value="0.059801" calcext:value-type="float">
            <text:p>0,05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5</text:p>
          </table:table-cell>
          <table:table-cell office:value-type="float" office:value="0.067218" calcext:value-type="float">
            <text:p>0,06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6</text:p>
          </table:table-cell>
          <table:table-cell office:value-type="float" office:value="0.062263" calcext:value-type="float">
            <text:p>0,062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7</text:p>
          </table:table-cell>
          <table:table-cell office:value-type="float" office:value="0.061775" calcext:value-type="float">
            <text:p>0,06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8</text:p>
          </table:table-cell>
          <table:table-cell office:value-type="float" office:value="0.065012" calcext:value-type="float">
            <text:p>0,065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9</text:p>
          </table:table-cell>
          <table:table-cell office:value-type="float" office:value="0.059086" calcext:value-type="float">
            <text:p>0,059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0</text:p>
          </table:table-cell>
          <table:table-cell office:value-type="float" office:value="0.067116" calcext:value-type="float">
            <text:p>0,067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1</text:p>
          </table:table-cell>
          <table:table-cell office:value-type="float" office:value="0.06397" calcext:value-type="float">
            <text:p>0,06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2</text:p>
          </table:table-cell>
          <table:table-cell office:value-type="float" office:value="0.062885" calcext:value-type="float">
            <text:p>0,062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3</text:p>
          </table:table-cell>
          <table:table-cell office:value-type="float" office:value="0.059817" calcext:value-type="float">
            <text:p>0,059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4</text:p>
          </table:table-cell>
          <table:table-cell office:value-type="float" office:value="0.069196" calcext:value-type="float">
            <text:p>0,069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5</text:p>
          </table:table-cell>
          <table:table-cell office:value-type="float" office:value="0.061934" calcext:value-type="float">
            <text:p>0,061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6</text:p>
          </table:table-cell>
          <table:table-cell office:value-type="float" office:value="0.067326" calcext:value-type="float">
            <text:p>0,06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7</text:p>
          </table:table-cell>
          <table:table-cell office:value-type="float" office:value="0.063029" calcext:value-type="float">
            <text:p>0,06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8</text:p>
          </table:table-cell>
          <table:table-cell office:value-type="float" office:value="0.066982" calcext:value-type="float">
            <text:p>0,066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9</text:p>
          </table:table-cell>
          <table:table-cell office:value-type="float" office:value="0.062217" calcext:value-type="float">
            <text:p>0,06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0</text:p>
          </table:table-cell>
          <table:table-cell office:value-type="float" office:value="0.061603" calcext:value-type="float">
            <text:p>0,061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1</text:p>
          </table:table-cell>
          <table:table-cell office:value-type="float" office:value="0.062021" calcext:value-type="float">
            <text:p>0,06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2</text:p>
          </table:table-cell>
          <table:table-cell office:value-type="float" office:value="0.062674" calcext:value-type="float">
            <text:p>0,062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3</text:p>
          </table:table-cell>
          <table:table-cell office:value-type="float" office:value="0.062567" calcext:value-type="float">
            <text:p>0,062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4</text:p>
          </table:table-cell>
          <table:table-cell office:value-type="float" office:value="0.05962" calcext:value-type="float">
            <text:p>0,05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5</text:p>
          </table:table-cell>
          <table:table-cell office:value-type="float" office:value="0.064938" calcext:value-type="float">
            <text:p>0,06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6</text:p>
          </table:table-cell>
          <table:table-cell office:value-type="float" office:value="0.059546" calcext:value-type="float">
            <text:p>0,059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7</text:p>
          </table:table-cell>
          <table:table-cell office:value-type="float" office:value="0.05953" calcext:value-type="float">
            <text:p>0,05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8</text:p>
          </table:table-cell>
          <table:table-cell office:value-type="float" office:value="0.057693" calcext:value-type="float">
            <text:p>0,057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9</text:p>
          </table:table-cell>
          <table:table-cell office:value-type="float" office:value="0.059706" calcext:value-type="float">
            <text:p>0,059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0</text:p>
          </table:table-cell>
          <table:table-cell office:value-type="float" office:value="0.057782" calcext:value-type="float">
            <text:p>0,057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1</text:p>
          </table:table-cell>
          <table:table-cell office:value-type="float" office:value="0.060521" calcext:value-type="float">
            <text:p>0,060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2</text:p>
          </table:table-cell>
          <table:table-cell office:value-type="float" office:value="0.060252" calcext:value-type="float">
            <text:p>0,060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3</text:p>
          </table:table-cell>
          <table:table-cell office:value-type="float" office:value="0.062329" calcext:value-type="float">
            <text:p>0,062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4</text:p>
          </table:table-cell>
          <table:table-cell office:value-type="float" office:value="0.059265" calcext:value-type="float">
            <text:p>0,05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5</text:p>
          </table:table-cell>
          <table:table-cell office:value-type="float" office:value="0.056465" calcext:value-type="float">
            <text:p>0,056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6</text:p>
          </table:table-cell>
          <table:table-cell office:value-type="float" office:value="0.064556" calcext:value-type="float">
            <text:p>0,064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7</text:p>
          </table:table-cell>
          <table:table-cell office:value-type="float" office:value="0.061842" calcext:value-type="float">
            <text:p>0,061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8</text:p>
          </table:table-cell>
          <table:table-cell office:value-type="float" office:value="0.059767" calcext:value-type="float">
            <text:p>0,059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9</text:p>
          </table:table-cell>
          <table:table-cell office:value-type="float" office:value="0.060119" calcext:value-type="float">
            <text:p>0,060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0</text:p>
          </table:table-cell>
          <table:table-cell office:value-type="float" office:value="0.059029" calcext:value-type="float">
            <text:p>0,059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1</text:p>
          </table:table-cell>
          <table:table-cell office:value-type="float" office:value="0.060314" calcext:value-type="float">
            <text:p>0,060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2</text:p>
          </table:table-cell>
          <table:table-cell office:value-type="float" office:value="0.059489" calcext:value-type="float">
            <text:p>0,059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3</text:p>
          </table:table-cell>
          <table:table-cell office:value-type="float" office:value="0.06334" calcext:value-type="float">
            <text:p>0,06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4</text:p>
          </table:table-cell>
          <table:table-cell office:value-type="float" office:value="0.062637" calcext:value-type="float">
            <text:p>0,062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5</text:p>
          </table:table-cell>
          <table:table-cell office:value-type="float" office:value="0.06428" calcext:value-type="float">
            <text:p>0,064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6</text:p>
          </table:table-cell>
          <table:table-cell office:value-type="float" office:value="0.065135" calcext:value-type="float">
            <text:p>0,065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7</text:p>
          </table:table-cell>
          <table:table-cell office:value-type="float" office:value="0.061292" calcext:value-type="float">
            <text:p>0,06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8</text:p>
          </table:table-cell>
          <table:table-cell office:value-type="float" office:value="0.059348" calcext:value-type="float">
            <text:p>0,05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9</text:p>
          </table:table-cell>
          <table:table-cell office:value-type="float" office:value="0.061208" calcext:value-type="float">
            <text:p>0,06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0</text:p>
          </table:table-cell>
          <table:table-cell office:value-type="float" office:value="0.060834" calcext:value-type="float">
            <text:p>0,060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1</text:p>
          </table:table-cell>
          <table:table-cell office:value-type="float" office:value="0.060699" calcext:value-type="float">
            <text:p>0,060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2</text:p>
          </table:table-cell>
          <table:table-cell office:value-type="float" office:value="0.061671" calcext:value-type="float">
            <text:p>0,061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3</text:p>
          </table:table-cell>
          <table:table-cell office:value-type="float" office:value="0.058026" calcext:value-type="float">
            <text:p>0,058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4</text:p>
          </table:table-cell>
          <table:table-cell office:value-type="float" office:value="0.06286" calcext:value-type="float">
            <text:p>0,06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5</text:p>
          </table:table-cell>
          <table:table-cell office:value-type="float" office:value="0.067218" calcext:value-type="float">
            <text:p>0,067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6</text:p>
          </table:table-cell>
          <table:table-cell office:value-type="float" office:value="0.059881" calcext:value-type="float">
            <text:p>0,059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7</text:p>
          </table:table-cell>
          <table:table-cell office:value-type="float" office:value="0.062564" calcext:value-type="float">
            <text:p>0,062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8</text:p>
          </table:table-cell>
          <table:table-cell office:value-type="float" office:value="0.058767" calcext:value-type="float">
            <text:p>0,058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9</text:p>
          </table:table-cell>
          <table:table-cell office:value-type="float" office:value="0.061091" calcext:value-type="float">
            <text:p>0,06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0</text:p>
          </table:table-cell>
          <table:table-cell office:value-type="float" office:value="0.063319" calcext:value-type="float">
            <text:p>0,063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1</text:p>
          </table:table-cell>
          <table:table-cell office:value-type="float" office:value="0.061477" calcext:value-type="float">
            <text:p>0,061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2</text:p>
          </table:table-cell>
          <table:table-cell office:value-type="float" office:value="0.06595" calcext:value-type="float">
            <text:p>0,06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3</text:p>
          </table:table-cell>
          <table:table-cell office:value-type="float" office:value="0.06231" calcext:value-type="float">
            <text:p>0,06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4</text:p>
          </table:table-cell>
          <table:table-cell office:value-type="float" office:value="0.057639" calcext:value-type="float">
            <text:p>0,057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5</text:p>
          </table:table-cell>
          <table:table-cell office:value-type="float" office:value="0.062469" calcext:value-type="float">
            <text:p>0,062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6</text:p>
          </table:table-cell>
          <table:table-cell office:value-type="float" office:value="0.060321" calcext:value-type="float">
            <text:p>0,06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7</text:p>
          </table:table-cell>
          <table:table-cell office:value-type="float" office:value="0.061778" calcext:value-type="float">
            <text:p>0,061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8</text:p>
          </table:table-cell>
          <table:table-cell office:value-type="float" office:value="0.059103" calcext:value-type="float">
            <text:p>0,059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9</text:p>
          </table:table-cell>
          <table:table-cell office:value-type="float" office:value="0.061933" calcext:value-type="float">
            <text:p>0,061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0</text:p>
          </table:table-cell>
          <table:table-cell office:value-type="float" office:value="0.063419" calcext:value-type="float">
            <text:p>0,063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1</text:p>
          </table:table-cell>
          <table:table-cell office:value-type="float" office:value="0.077003" calcext:value-type="float">
            <text:p>0,077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2</text:p>
          </table:table-cell>
          <table:table-cell office:value-type="float" office:value="0.064457" calcext:value-type="float">
            <text:p>0,064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3</text:p>
          </table:table-cell>
          <table:table-cell office:value-type="float" office:value="0.06968" calcext:value-type="float">
            <text:p>0,06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4</text:p>
          </table:table-cell>
          <table:table-cell office:value-type="float" office:value="0.060226" calcext:value-type="float">
            <text:p>0,060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5</text:p>
          </table:table-cell>
          <table:table-cell office:value-type="float" office:value="0.062103" calcext:value-type="float">
            <text:p>0,062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6</text:p>
          </table:table-cell>
          <table:table-cell office:value-type="float" office:value="0.063949" calcext:value-type="float">
            <text:p>0,063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7</text:p>
          </table:table-cell>
          <table:table-cell office:value-type="float" office:value="0.063233" calcext:value-type="float">
            <text:p>0,06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8</text:p>
          </table:table-cell>
          <table:table-cell office:value-type="float" office:value="0.059511" calcext:value-type="float">
            <text:p>0,059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9</text:p>
          </table:table-cell>
          <table:table-cell office:value-type="float" office:value="0.063698" calcext:value-type="float">
            <text:p>0,063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0</text:p>
          </table:table-cell>
          <table:table-cell office:value-type="float" office:value="0.064585" calcext:value-type="float">
            <text:p>0,064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1</text:p>
          </table:table-cell>
          <table:table-cell office:value-type="float" office:value="0.059531" calcext:value-type="float">
            <text:p>0,059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2</text:p>
          </table:table-cell>
          <table:table-cell office:value-type="float" office:value="0.058711" calcext:value-type="float">
            <text:p>0,058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3</text:p>
          </table:table-cell>
          <table:table-cell office:value-type="float" office:value="0.064708" calcext:value-type="float">
            <text:p>0,064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4</text:p>
          </table:table-cell>
          <table:table-cell office:value-type="float" office:value="0.059076" calcext:value-type="float">
            <text:p>0,059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5</text:p>
          </table:table-cell>
          <table:table-cell office:value-type="float" office:value="0.060857" calcext:value-type="float">
            <text:p>0,060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6</text:p>
          </table:table-cell>
          <table:table-cell office:value-type="float" office:value="0.06073" calcext:value-type="float">
            <text:p>0,0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7</text:p>
          </table:table-cell>
          <table:table-cell office:value-type="float" office:value="0.065715" calcext:value-type="float">
            <text:p>0,065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8</text:p>
          </table:table-cell>
          <table:table-cell office:value-type="float" office:value="0.059335" calcext:value-type="float">
            <text:p>0,059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9</text:p>
          </table:table-cell>
          <table:table-cell office:value-type="float" office:value="0.064065" calcext:value-type="float">
            <text:p>0,06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0</text:p>
          </table:table-cell>
          <table:table-cell office:value-type="float" office:value="0.064332" calcext:value-type="float">
            <text:p>0,06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1</text:p>
          </table:table-cell>
          <table:table-cell office:value-type="float" office:value="0.07691" calcext:value-type="float">
            <text:p>0,07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2</text:p>
          </table:table-cell>
          <table:table-cell office:value-type="float" office:value="0.063473" calcext:value-type="float">
            <text:p>0,06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3</text:p>
          </table:table-cell>
          <table:table-cell office:value-type="float" office:value="0.061628" calcext:value-type="float">
            <text:p>0,06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4</text:p>
          </table:table-cell>
          <table:table-cell office:value-type="float" office:value="0.058485" calcext:value-type="float">
            <text:p>0,058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5</text:p>
          </table:table-cell>
          <table:table-cell office:value-type="float" office:value="0.06522" calcext:value-type="float">
            <text:p>0,0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6</text:p>
          </table:table-cell>
          <table:table-cell office:value-type="float" office:value="0.058562" calcext:value-type="float">
            <text:p>0,058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7</text:p>
          </table:table-cell>
          <table:table-cell office:value-type="float" office:value="0.059231" calcext:value-type="float">
            <text:p>0,05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8</text:p>
          </table:table-cell>
          <table:table-cell office:value-type="float" office:value="0.062763" calcext:value-type="float">
            <text:p>0,06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9</text:p>
          </table:table-cell>
          <table:table-cell office:value-type="float" office:value="0.064565" calcext:value-type="float">
            <text:p>0,064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0</text:p>
          </table:table-cell>
          <table:table-cell office:value-type="float" office:value="0.062411" calcext:value-type="float">
            <text:p>0,062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1</text:p>
          </table:table-cell>
          <table:table-cell office:value-type="float" office:value="0.062519" calcext:value-type="float">
            <text:p>0,062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2</text:p>
          </table:table-cell>
          <table:table-cell office:value-type="float" office:value="0.059687" calcext:value-type="float">
            <text:p>0,059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3</text:p>
          </table:table-cell>
          <table:table-cell office:value-type="float" office:value="0.063328" calcext:value-type="float">
            <text:p>0,063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4</text:p>
          </table:table-cell>
          <table:table-cell office:value-type="float" office:value="0.061904" calcext:value-type="float">
            <text:p>0,061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5</text:p>
          </table:table-cell>
          <table:table-cell office:value-type="float" office:value="0.063156" calcext:value-type="float">
            <text:p>0,06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6</text:p>
          </table:table-cell>
          <table:table-cell office:value-type="float" office:value="0.061721" calcext:value-type="float">
            <text:p>0,061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7</text:p>
          </table:table-cell>
          <table:table-cell office:value-type="float" office:value="0.06051" calcext:value-type="float">
            <text:p>0,0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8</text:p>
          </table:table-cell>
          <table:table-cell office:value-type="float" office:value="0.058346" calcext:value-type="float">
            <text:p>0,05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9</text:p>
          </table:table-cell>
          <table:table-cell office:value-type="float" office:value="0.0586" calcext:value-type="float">
            <text:p>0,0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0</text:p>
          </table:table-cell>
          <table:table-cell office:value-type="float" office:value="0.061646" calcext:value-type="float">
            <text:p>0,061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1</text:p>
          </table:table-cell>
          <table:table-cell office:value-type="float" office:value="0.063083" calcext:value-type="float">
            <text:p>0,063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2</text:p>
          </table:table-cell>
          <table:table-cell office:value-type="float" office:value="0.064686" calcext:value-type="float">
            <text:p>0,064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3</text:p>
          </table:table-cell>
          <table:table-cell office:value-type="float" office:value="0.060448" calcext:value-type="float">
            <text:p>0,06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4</text:p>
          </table:table-cell>
          <table:table-cell office:value-type="float" office:value="0.062457" calcext:value-type="float">
            <text:p>0,062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5</text:p>
          </table:table-cell>
          <table:table-cell office:value-type="float" office:value="0.061906" calcext:value-type="float">
            <text:p>0,06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6</text:p>
          </table:table-cell>
          <table:table-cell office:value-type="float" office:value="0.060007" calcext:value-type="float">
            <text:p>0,060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7</text:p>
          </table:table-cell>
          <table:table-cell office:value-type="float" office:value="0.062913" calcext:value-type="float">
            <text:p>0,062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8</text:p>
          </table:table-cell>
          <table:table-cell office:value-type="float" office:value="0.061369" calcext:value-type="float">
            <text:p>0,06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9</text:p>
          </table:table-cell>
          <table:table-cell office:value-type="float" office:value="0.061591" calcext:value-type="float">
            <text:p>0,061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0</text:p>
          </table:table-cell>
          <table:table-cell office:value-type="float" office:value="0.06055" calcext:value-type="float">
            <text:p>0,0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1</text:p>
          </table:table-cell>
          <table:table-cell office:value-type="float" office:value="0.061795" calcext:value-type="float">
            <text:p>0,06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2</text:p>
          </table:table-cell>
          <table:table-cell office:value-type="float" office:value="0.065491" calcext:value-type="float">
            <text:p>0,065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3</text:p>
          </table:table-cell>
          <table:table-cell office:value-type="float" office:value="0.065675" calcext:value-type="float">
            <text:p>0,065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4</text:p>
          </table:table-cell>
          <table:table-cell office:value-type="float" office:value="0.061626" calcext:value-type="float">
            <text:p>0,06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5</text:p>
          </table:table-cell>
          <table:table-cell office:value-type="float" office:value="0.075055" calcext:value-type="float">
            <text:p>0,07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6</text:p>
          </table:table-cell>
          <table:table-cell office:value-type="float" office:value="0.061086" calcext:value-type="float">
            <text:p>0,06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7</text:p>
          </table:table-cell>
          <table:table-cell office:value-type="float" office:value="0.067864" calcext:value-type="float">
            <text:p>0,067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8</text:p>
          </table:table-cell>
          <table:table-cell office:value-type="float" office:value="0.062619" calcext:value-type="float">
            <text:p>0,062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9</text:p>
          </table:table-cell>
          <table:table-cell office:value-type="float" office:value="0.05984" calcext:value-type="float">
            <text:p>0,0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0</text:p>
          </table:table-cell>
          <table:table-cell office:value-type="float" office:value="0.060516" calcext:value-type="float">
            <text:p>0,060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1</text:p>
          </table:table-cell>
          <table:table-cell office:value-type="float" office:value="0.079402" calcext:value-type="float">
            <text:p>0,079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2</text:p>
          </table:table-cell>
          <table:table-cell office:value-type="float" office:value="0.061504" calcext:value-type="float">
            <text:p>0,061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3</text:p>
          </table:table-cell>
          <table:table-cell office:value-type="float" office:value="0.064717" calcext:value-type="float">
            <text:p>0,064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4</text:p>
          </table:table-cell>
          <table:table-cell office:value-type="float" office:value="0.061084" calcext:value-type="float">
            <text:p>0,06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5</text:p>
          </table:table-cell>
          <table:table-cell office:value-type="float" office:value="0.061351" calcext:value-type="float">
            <text:p>0,061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6</text:p>
          </table:table-cell>
          <table:table-cell office:value-type="float" office:value="0.05786" calcext:value-type="float">
            <text:p>0,05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7</text:p>
          </table:table-cell>
          <table:table-cell office:value-type="float" office:value="0.064193" calcext:value-type="float">
            <text:p>0,064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8</text:p>
          </table:table-cell>
          <table:table-cell office:value-type="float" office:value="0.06304" calcext:value-type="float">
            <text:p>0,0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9</text:p>
          </table:table-cell>
          <table:table-cell office:value-type="float" office:value="0.058716" calcext:value-type="float">
            <text:p>0,058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0</text:p>
          </table:table-cell>
          <table:table-cell office:value-type="float" office:value="0.061592" calcext:value-type="float">
            <text:p>0,06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1</text:p>
          </table:table-cell>
          <table:table-cell office:value-type="float" office:value="0.061266" calcext:value-type="float">
            <text:p>0,06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2</text:p>
          </table:table-cell>
          <table:table-cell office:value-type="float" office:value="0.068672" calcext:value-type="float">
            <text:p>0,068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3</text:p>
          </table:table-cell>
          <table:table-cell office:value-type="float" office:value="0.060424" calcext:value-type="float">
            <text:p>0,060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4</text:p>
          </table:table-cell>
          <table:table-cell office:value-type="float" office:value="0.062008" calcext:value-type="float">
            <text:p>0,06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5</text:p>
          </table:table-cell>
          <table:table-cell office:value-type="float" office:value="0.063369" calcext:value-type="float">
            <text:p>0,063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6</text:p>
          </table:table-cell>
          <table:table-cell office:value-type="float" office:value="0.064739" calcext:value-type="float">
            <text:p>0,064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7</text:p>
          </table:table-cell>
          <table:table-cell office:value-type="float" office:value="0.060882" calcext:value-type="float">
            <text:p>0,060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8</text:p>
          </table:table-cell>
          <table:table-cell office:value-type="float" office:value="0.066492" calcext:value-type="float">
            <text:p>0,066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9</text:p>
          </table:table-cell>
          <table:table-cell office:value-type="float" office:value="0.069998" calcext:value-type="float">
            <text:p>0,069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0</text:p>
          </table:table-cell>
          <table:table-cell office:value-type="float" office:value="0.062379" calcext:value-type="float">
            <text:p>0,062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1</text:p>
          </table:table-cell>
          <table:table-cell office:value-type="float" office:value="0.062183" calcext:value-type="float">
            <text:p>0,06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2</text:p>
          </table:table-cell>
          <table:table-cell office:value-type="float" office:value="0.078627" calcext:value-type="float">
            <text:p>0,078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3</text:p>
          </table:table-cell>
          <table:table-cell office:value-type="float" office:value="0.071527" calcext:value-type="float">
            <text:p>0,07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4</text:p>
          </table:table-cell>
          <table:table-cell office:value-type="float" office:value="0.056825" calcext:value-type="float">
            <text:p>0,056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5</text:p>
          </table:table-cell>
          <table:table-cell office:value-type="float" office:value="0.061746" calcext:value-type="float">
            <text:p>0,061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6</text:p>
          </table:table-cell>
          <table:table-cell office:value-type="float" office:value="0.12342" calcext:value-type="float">
            <text:p>0,12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7</text:p>
          </table:table-cell>
          <table:table-cell office:value-type="float" office:value="0.065576" calcext:value-type="float">
            <text:p>0,065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8</text:p>
          </table:table-cell>
          <table:table-cell office:value-type="float" office:value="0.060816" calcext:value-type="float">
            <text:p>0,060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9</text:p>
          </table:table-cell>
          <table:table-cell office:value-type="float" office:value="0.061013" calcext:value-type="float">
            <text:p>0,061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0</text:p>
          </table:table-cell>
          <table:table-cell office:value-type="float" office:value="0.064269" calcext:value-type="float">
            <text:p>0,064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1</text:p>
          </table:table-cell>
          <table:table-cell office:value-type="float" office:value="0.060616" calcext:value-type="float">
            <text:p>0,06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2</text:p>
          </table:table-cell>
          <table:table-cell office:value-type="float" office:value="0.063936" calcext:value-type="float">
            <text:p>0,063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3</text:p>
          </table:table-cell>
          <table:table-cell office:value-type="float" office:value="0.064407" calcext:value-type="float">
            <text:p>0,064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4</text:p>
          </table:table-cell>
          <table:table-cell office:value-type="float" office:value="0.06198" calcext:value-type="float">
            <text:p>0,06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5</text:p>
          </table:table-cell>
          <table:table-cell office:value-type="float" office:value="0.068066" calcext:value-type="float">
            <text:p>0,068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6</text:p>
          </table:table-cell>
          <table:table-cell office:value-type="float" office:value="0.062276" calcext:value-type="float">
            <text:p>0,062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7</text:p>
          </table:table-cell>
          <table:table-cell office:value-type="float" office:value="0.060529" calcext:value-type="float">
            <text:p>0,060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8</text:p>
          </table:table-cell>
          <table:table-cell office:value-type="float" office:value="0.062224" calcext:value-type="float">
            <text:p>0,062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9</text:p>
          </table:table-cell>
          <table:table-cell office:value-type="float" office:value="0.06266" calcext:value-type="float">
            <text:p>0,06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0</text:p>
          </table:table-cell>
          <table:table-cell office:value-type="float" office:value="0.061896" calcext:value-type="float">
            <text:p>0,06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1</text:p>
          </table:table-cell>
          <table:table-cell office:value-type="float" office:value="0.061395" calcext:value-type="float">
            <text:p>0,06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2</text:p>
          </table:table-cell>
          <table:table-cell office:value-type="float" office:value="0.059623" calcext:value-type="float">
            <text:p>0,05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3</text:p>
          </table:table-cell>
          <table:table-cell office:value-type="float" office:value="0.064082" calcext:value-type="float">
            <text:p>0,064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4</text:p>
          </table:table-cell>
          <table:table-cell office:value-type="float" office:value="0.06452" calcext:value-type="float">
            <text:p>0,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5</text:p>
          </table:table-cell>
          <table:table-cell office:value-type="float" office:value="0.061968" calcext:value-type="float">
            <text:p>0,06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6</text:p>
          </table:table-cell>
          <table:table-cell office:value-type="float" office:value="0.061298" calcext:value-type="float">
            <text:p>0,06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7</text:p>
          </table:table-cell>
          <table:table-cell office:value-type="float" office:value="0.058272" calcext:value-type="float">
            <text:p>0,058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8</text:p>
          </table:table-cell>
          <table:table-cell office:value-type="float" office:value="0.087255" calcext:value-type="float">
            <text:p>0,087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9</text:p>
          </table:table-cell>
          <table:table-cell office:value-type="float" office:value="0.072473" calcext:value-type="float">
            <text:p>0,072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0</text:p>
          </table:table-cell>
          <table:table-cell office:value-type="float" office:value="0.073134" calcext:value-type="float">
            <text:p>0,07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1</text:p>
          </table:table-cell>
          <table:table-cell office:value-type="float" office:value="0.071905" calcext:value-type="float">
            <text:p>0,07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2</text:p>
          </table:table-cell>
          <table:table-cell office:value-type="float" office:value="0.080522" calcext:value-type="float">
            <text:p>0,080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3</text:p>
          </table:table-cell>
          <table:table-cell office:value-type="float" office:value="0.076393" calcext:value-type="float">
            <text:p>0,076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4</text:p>
          </table:table-cell>
          <table:table-cell office:value-type="float" office:value="0.072259" calcext:value-type="float">
            <text:p>0,07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5</text:p>
          </table:table-cell>
          <table:table-cell office:value-type="float" office:value="0.072144" calcext:value-type="float">
            <text:p>0,07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6</text:p>
          </table:table-cell>
          <table:table-cell office:value-type="float" office:value="0.073517" calcext:value-type="float">
            <text:p>0,073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7</text:p>
          </table:table-cell>
          <table:table-cell office:value-type="float" office:value="0.078114" calcext:value-type="float">
            <text:p>0,078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8</text:p>
          </table:table-cell>
          <table:table-cell office:value-type="float" office:value="0.080113" calcext:value-type="float">
            <text:p>0,080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9</text:p>
          </table:table-cell>
          <table:table-cell office:value-type="float" office:value="0.06385" calcext:value-type="float">
            <text:p>0,06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0</text:p>
          </table:table-cell>
          <table:table-cell office:value-type="float" office:value="0.061958" calcext:value-type="float">
            <text:p>0,061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1</text:p>
          </table:table-cell>
          <table:table-cell office:value-type="float" office:value="0.068261" calcext:value-type="float">
            <text:p>0,06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2</text:p>
          </table:table-cell>
          <table:table-cell office:value-type="float" office:value="0.069081" calcext:value-type="float">
            <text:p>0,06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3</text:p>
          </table:table-cell>
          <table:table-cell office:value-type="float" office:value="0.06202" calcext:value-type="float">
            <text:p>0,06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4</text:p>
          </table:table-cell>
          <table:table-cell office:value-type="float" office:value="0.060744" calcext:value-type="float">
            <text:p>0,060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5</text:p>
          </table:table-cell>
          <table:table-cell office:value-type="float" office:value="0.059744" calcext:value-type="float">
            <text:p>0,059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6</text:p>
          </table:table-cell>
          <table:table-cell office:value-type="float" office:value="0.075242" calcext:value-type="float">
            <text:p>0,07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7</text:p>
          </table:table-cell>
          <table:table-cell office:value-type="float" office:value="0.063489" calcext:value-type="float">
            <text:p>0,063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8</text:p>
          </table:table-cell>
          <table:table-cell office:value-type="float" office:value="0.065852" calcext:value-type="float">
            <text:p>0,065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9</text:p>
          </table:table-cell>
          <table:table-cell office:value-type="float" office:value="0.063743" calcext:value-type="float">
            <text:p>0,06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0</text:p>
          </table:table-cell>
          <table:table-cell office:value-type="float" office:value="0.083278" calcext:value-type="float">
            <text:p>0,08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1</text:p>
          </table:table-cell>
          <table:table-cell office:value-type="float" office:value="0.066927" calcext:value-type="float">
            <text:p>0,066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2</text:p>
          </table:table-cell>
          <table:table-cell office:value-type="float" office:value="0.069812" calcext:value-type="float">
            <text:p>0,069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3</text:p>
          </table:table-cell>
          <table:table-cell office:value-type="float" office:value="0.062392" calcext:value-type="float">
            <text:p>0,062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4</text:p>
          </table:table-cell>
          <table:table-cell office:value-type="float" office:value="0.05979" calcext:value-type="float">
            <text:p>0,05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5</text:p>
          </table:table-cell>
          <table:table-cell office:value-type="float" office:value="0.065167" calcext:value-type="float">
            <text:p>0,065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6</text:p>
          </table:table-cell>
          <table:table-cell office:value-type="float" office:value="0.075018" calcext:value-type="float">
            <text:p>0,075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7</text:p>
          </table:table-cell>
          <table:table-cell office:value-type="float" office:value="0.072421" calcext:value-type="float">
            <text:p>0,072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8</text:p>
          </table:table-cell>
          <table:table-cell office:value-type="float" office:value="0.069282" calcext:value-type="float">
            <text:p>0,069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9</text:p>
          </table:table-cell>
          <table:table-cell office:value-type="float" office:value="0.061114" calcext:value-type="float">
            <text:p>0,06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0</text:p>
          </table:table-cell>
          <table:table-cell office:value-type="float" office:value="0.061298" calcext:value-type="float">
            <text:p>0,06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1</text:p>
          </table:table-cell>
          <table:table-cell office:value-type="float" office:value="0.063693" calcext:value-type="float">
            <text:p>0,063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2</text:p>
          </table:table-cell>
          <table:table-cell office:value-type="float" office:value="0.07454" calcext:value-type="float">
            <text:p>0,07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3</text:p>
          </table:table-cell>
          <table:table-cell office:value-type="float" office:value="0.084651" calcext:value-type="float">
            <text:p>0,08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4</text:p>
          </table:table-cell>
          <table:table-cell office:value-type="float" office:value="0.068753" calcext:value-type="float">
            <text:p>0,068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5</text:p>
          </table:table-cell>
          <table:table-cell office:value-type="float" office:value="0.059823" calcext:value-type="float">
            <text:p>0,059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6</text:p>
          </table:table-cell>
          <table:table-cell office:value-type="float" office:value="0.061609" calcext:value-type="float">
            <text:p>0,061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7</text:p>
          </table:table-cell>
          <table:table-cell office:value-type="float" office:value="0.057617" calcext:value-type="float">
            <text:p>0,057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8</text:p>
          </table:table-cell>
          <table:table-cell office:value-type="float" office:value="0.064794" calcext:value-type="float">
            <text:p>0,064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9</text:p>
          </table:table-cell>
          <table:table-cell office:value-type="float" office:value="0.070894" calcext:value-type="float">
            <text:p>0,070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0</text:p>
          </table:table-cell>
          <table:table-cell office:value-type="float" office:value="0.08174" calcext:value-type="float">
            <text:p>0,08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1</text:p>
          </table:table-cell>
          <table:table-cell office:value-type="float" office:value="0.071371" calcext:value-type="float">
            <text:p>0,07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2</text:p>
          </table:table-cell>
          <table:table-cell office:value-type="float" office:value="0.075098" calcext:value-type="float">
            <text:p>0,0750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3</text:p>
          </table:table-cell>
          <table:table-cell office:value-type="float" office:value="0.062164" calcext:value-type="float">
            <text:p>0,062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4</text:p>
          </table:table-cell>
          <table:table-cell office:value-type="float" office:value="0.061087" calcext:value-type="float">
            <text:p>0,0610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5</text:p>
          </table:table-cell>
          <table:table-cell office:value-type="float" office:value="0.065937" calcext:value-type="float">
            <text:p>0,065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6</text:p>
          </table:table-cell>
          <table:table-cell office:value-type="float" office:value="0.060802" calcext:value-type="float">
            <text:p>0,06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7</text:p>
          </table:table-cell>
          <table:table-cell office:value-type="float" office:value="0.064394" calcext:value-type="float">
            <text:p>0,064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8</text:p>
          </table:table-cell>
          <table:table-cell office:value-type="float" office:value="0.064556" calcext:value-type="float">
            <text:p>0,064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9</text:p>
          </table:table-cell>
          <table:table-cell office:value-type="float" office:value="0.068979" calcext:value-type="float">
            <text:p>0,068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0</text:p>
          </table:table-cell>
          <table:table-cell office:value-type="float" office:value="0.063134" calcext:value-type="float">
            <text:p>0,06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1</text:p>
          </table:table-cell>
          <table:table-cell office:value-type="float" office:value="0.066741" calcext:value-type="float">
            <text:p>0,066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2</text:p>
          </table:table-cell>
          <table:table-cell office:value-type="float" office:value="0.060492" calcext:value-type="float">
            <text:p>0,060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3</text:p>
          </table:table-cell>
          <table:table-cell office:value-type="float" office:value="0.083762" calcext:value-type="float">
            <text:p>0,083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4</text:p>
          </table:table-cell>
          <table:table-cell office:value-type="float" office:value="0.079656" calcext:value-type="float">
            <text:p>0,079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5</text:p>
          </table:table-cell>
          <table:table-cell office:value-type="float" office:value="0.090899" calcext:value-type="float">
            <text:p>0,090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6</text:p>
          </table:table-cell>
          <table:table-cell office:value-type="float" office:value="0.064908" calcext:value-type="float">
            <text:p>0,064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7</text:p>
          </table:table-cell>
          <table:table-cell office:value-type="float" office:value="0.060504" calcext:value-type="float">
            <text:p>0,060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8</text:p>
          </table:table-cell>
          <table:table-cell office:value-type="float" office:value="0.066515" calcext:value-type="float">
            <text:p>0,066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9</text:p>
          </table:table-cell>
          <table:table-cell office:value-type="float" office:value="0.07339" calcext:value-type="float">
            <text:p>0,07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0</text:p>
          </table:table-cell>
          <table:table-cell office:value-type="float" office:value="0.064973" calcext:value-type="float">
            <text:p>0,064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1</text:p>
          </table:table-cell>
          <table:table-cell office:value-type="float" office:value="0.064248" calcext:value-type="float">
            <text:p>0,064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2</text:p>
          </table:table-cell>
          <table:table-cell office:value-type="float" office:value="0.063304" calcext:value-type="float">
            <text:p>0,06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3</text:p>
          </table:table-cell>
          <table:table-cell office:value-type="float" office:value="0.061249" calcext:value-type="float">
            <text:p>0,061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4</text:p>
          </table:table-cell>
          <table:table-cell office:value-type="float" office:value="0.06082" calcext:value-type="float">
            <text:p>0,06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5</text:p>
          </table:table-cell>
          <table:table-cell office:value-type="float" office:value="0.05985" calcext:value-type="float">
            <text:p>0,05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6</text:p>
          </table:table-cell>
          <table:table-cell office:value-type="float" office:value="0.063725" calcext:value-type="float">
            <text:p>0,063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7</text:p>
          </table:table-cell>
          <table:table-cell office:value-type="float" office:value="0.066053" calcext:value-type="float">
            <text:p>0,066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8</text:p>
          </table:table-cell>
          <table:table-cell office:value-type="float" office:value="0.0836" calcext:value-type="float">
            <text:p>0,0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9</text:p>
          </table:table-cell>
          <table:table-cell office:value-type="float" office:value="0.066913" calcext:value-type="float">
            <text:p>0,066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0</text:p>
          </table:table-cell>
          <table:table-cell office:value-type="float" office:value="0.063869" calcext:value-type="float">
            <text:p>0,063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1</text:p>
          </table:table-cell>
          <table:table-cell office:value-type="float" office:value="0.060275" calcext:value-type="float">
            <text:p>0,060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2</text:p>
          </table:table-cell>
          <table:table-cell office:value-type="float" office:value="0.058814" calcext:value-type="float">
            <text:p>0,058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3</text:p>
          </table:table-cell>
          <table:table-cell office:value-type="float" office:value="0.062088" calcext:value-type="float">
            <text:p>0,06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4</text:p>
          </table:table-cell>
          <table:table-cell office:value-type="float" office:value="0.060307" calcext:value-type="float">
            <text:p>0,060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5</text:p>
          </table:table-cell>
          <table:table-cell office:value-type="float" office:value="0.061805" calcext:value-type="float">
            <text:p>0,061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6</text:p>
          </table:table-cell>
          <table:table-cell office:value-type="float" office:value="0.060711" calcext:value-type="float">
            <text:p>0,060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7</text:p>
          </table:table-cell>
          <table:table-cell office:value-type="float" office:value="0.064351" calcext:value-type="float">
            <text:p>0,064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8</text:p>
          </table:table-cell>
          <table:table-cell office:value-type="float" office:value="0.067987" calcext:value-type="float">
            <text:p>0,067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9</text:p>
          </table:table-cell>
          <table:table-cell office:value-type="float" office:value="0.057898" calcext:value-type="float">
            <text:p>0,057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0</text:p>
          </table:table-cell>
          <table:table-cell office:value-type="float" office:value="0.061795" calcext:value-type="float">
            <text:p>0,0617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1</text:p>
          </table:table-cell>
          <table:table-cell office:value-type="float" office:value="0.064816" calcext:value-type="float">
            <text:p>0,064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2</text:p>
          </table:table-cell>
          <table:table-cell office:value-type="float" office:value="0.060326" calcext:value-type="float">
            <text:p>0,06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3</text:p>
          </table:table-cell>
          <table:table-cell office:value-type="float" office:value="0.060419" calcext:value-type="float">
            <text:p>0,060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4</text:p>
          </table:table-cell>
          <table:table-cell office:value-type="float" office:value="0.060743" calcext:value-type="float">
            <text:p>0,060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5</text:p>
          </table:table-cell>
          <table:table-cell office:value-type="float" office:value="0.063844" calcext:value-type="float">
            <text:p>0,063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6</text:p>
          </table:table-cell>
          <table:table-cell office:value-type="float" office:value="0.070012" calcext:value-type="float">
            <text:p>0,070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7</text:p>
          </table:table-cell>
          <table:table-cell office:value-type="float" office:value="0.065994" calcext:value-type="float">
            <text:p>0,065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8</text:p>
          </table:table-cell>
          <table:table-cell office:value-type="float" office:value="0.066355" calcext:value-type="float">
            <text:p>0,066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9</text:p>
          </table:table-cell>
          <table:table-cell office:value-type="float" office:value="0.065668" calcext:value-type="float">
            <text:p>0,065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0</text:p>
          </table:table-cell>
          <table:table-cell office:value-type="float" office:value="0.058554" calcext:value-type="float">
            <text:p>0,058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1</text:p>
          </table:table-cell>
          <table:table-cell office:value-type="float" office:value="0.060306" calcext:value-type="float">
            <text:p>0,060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2</text:p>
          </table:table-cell>
          <table:table-cell office:value-type="float" office:value="0.061285" calcext:value-type="float">
            <text:p>0,061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3</text:p>
          </table:table-cell>
          <table:table-cell office:value-type="float" office:value="0.066927" calcext:value-type="float">
            <text:p>0,066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4</text:p>
          </table:table-cell>
          <table:table-cell office:value-type="float" office:value="0.0592" calcext:value-type="float">
            <text:p>0,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5</text:p>
          </table:table-cell>
          <table:table-cell office:value-type="float" office:value="0.059658" calcext:value-type="float">
            <text:p>0,059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6</text:p>
          </table:table-cell>
          <table:table-cell office:value-type="float" office:value="0.065536" calcext:value-type="float">
            <text:p>0,0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7</text:p>
          </table:table-cell>
          <table:table-cell office:value-type="float" office:value="0.058519" calcext:value-type="float">
            <text:p>0,05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8</text:p>
          </table:table-cell>
          <table:table-cell office:value-type="float" office:value="0.069801" calcext:value-type="float">
            <text:p>0,06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9</text:p>
          </table:table-cell>
          <table:table-cell office:value-type="float" office:value="0.072661" calcext:value-type="float">
            <text:p>0,07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0</text:p>
          </table:table-cell>
          <table:table-cell office:value-type="float" office:value="0.066808" calcext:value-type="float">
            <text:p>0,066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1</text:p>
          </table:table-cell>
          <table:table-cell office:value-type="float" office:value="0.061345" calcext:value-type="float">
            <text:p>0,06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2</text:p>
          </table:table-cell>
          <table:table-cell office:value-type="float" office:value="0.061391" calcext:value-type="float">
            <text:p>0,061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3</text:p>
          </table:table-cell>
          <table:table-cell office:value-type="float" office:value="0.059801" calcext:value-type="float">
            <text:p>0,059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4</text:p>
          </table:table-cell>
          <table:table-cell office:value-type="float" office:value="0.065976" calcext:value-type="float">
            <text:p>0,065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5</text:p>
          </table:table-cell>
          <table:table-cell office:value-type="float" office:value="0.058037" calcext:value-type="float">
            <text:p>0,05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6</text:p>
          </table:table-cell>
          <table:table-cell office:value-type="float" office:value="0.061334" calcext:value-type="float">
            <text:p>0,06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7</text:p>
          </table:table-cell>
          <table:table-cell office:value-type="float" office:value="0.061065" calcext:value-type="float">
            <text:p>0,06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8</text:p>
          </table:table-cell>
          <table:table-cell office:value-type="float" office:value="0.060684" calcext:value-type="float">
            <text:p>0,06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9</text:p>
          </table:table-cell>
          <table:table-cell office:value-type="float" office:value="0.060066" calcext:value-type="float">
            <text:p>0,06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0</text:p>
          </table:table-cell>
          <table:table-cell office:value-type="float" office:value="0.059677" calcext:value-type="float">
            <text:p>0,059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1</text:p>
          </table:table-cell>
          <table:table-cell office:value-type="float" office:value="0.059856" calcext:value-type="float">
            <text:p>0,05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2</text:p>
          </table:table-cell>
          <table:table-cell office:value-type="float" office:value="0.059088" calcext:value-type="float">
            <text:p>0,059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3</text:p>
          </table:table-cell>
          <table:table-cell office:value-type="float" office:value="0.061614" calcext:value-type="float">
            <text:p>0,061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4</text:p>
          </table:table-cell>
          <table:table-cell office:value-type="float" office:value="0.062745" calcext:value-type="float">
            <text:p>0,062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5</text:p>
          </table:table-cell>
          <table:table-cell office:value-type="float" office:value="0.060823" calcext:value-type="float">
            <text:p>0,060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6</text:p>
          </table:table-cell>
          <table:table-cell office:value-type="float" office:value="0.064362" calcext:value-type="float">
            <text:p>0,064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7</text:p>
          </table:table-cell>
          <table:table-cell office:value-type="float" office:value="0.063063" calcext:value-type="float">
            <text:p>0,063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8</text:p>
          </table:table-cell>
          <table:table-cell office:value-type="float" office:value="0.060603" calcext:value-type="float">
            <text:p>0,06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9</text:p>
          </table:table-cell>
          <table:table-cell office:value-type="float" office:value="0.05929" calcext:value-type="float">
            <text:p>0,05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0</text:p>
          </table:table-cell>
          <table:table-cell office:value-type="float" office:value="0.05885" calcext:value-type="float">
            <text:p>0,05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1</text:p>
          </table:table-cell>
          <table:table-cell office:value-type="float" office:value="0.066137" calcext:value-type="float">
            <text:p>0,06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2</text:p>
          </table:table-cell>
          <table:table-cell office:value-type="float" office:value="0.061643" calcext:value-type="float">
            <text:p>0,06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3</text:p>
          </table:table-cell>
          <table:table-cell office:value-type="float" office:value="0.058874" calcext:value-type="float">
            <text:p>0,058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4</text:p>
          </table:table-cell>
          <table:table-cell office:value-type="float" office:value="0.057653" calcext:value-type="float">
            <text:p>0,057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5</text:p>
          </table:table-cell>
          <table:table-cell office:value-type="float" office:value="0.064106" calcext:value-type="float">
            <text:p>0,064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6</text:p>
          </table:table-cell>
          <table:table-cell office:value-type="float" office:value="0.059545" calcext:value-type="float">
            <text:p>0,059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7</text:p>
          </table:table-cell>
          <table:table-cell office:value-type="float" office:value="0.061797" calcext:value-type="float">
            <text:p>0,061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8</text:p>
          </table:table-cell>
          <table:table-cell office:value-type="float" office:value="0.063225" calcext:value-type="float">
            <text:p>0,063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9</text:p>
          </table:table-cell>
          <table:table-cell office:value-type="float" office:value="0.060121" calcext:value-type="float">
            <text:p>0,06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0</text:p>
          </table:table-cell>
          <table:table-cell office:value-type="float" office:value="0.062476" calcext:value-type="float">
            <text:p>0,062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1</text:p>
          </table:table-cell>
          <table:table-cell office:value-type="float" office:value="0.069767" calcext:value-type="float">
            <text:p>0,069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2</text:p>
          </table:table-cell>
          <table:table-cell office:value-type="float" office:value="0.065006" calcext:value-type="float">
            <text:p>0,065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3</text:p>
          </table:table-cell>
          <table:table-cell office:value-type="float" office:value="0.062237" calcext:value-type="float">
            <text:p>0,062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4</text:p>
          </table:table-cell>
          <table:table-cell office:value-type="float" office:value="0.064138" calcext:value-type="float">
            <text:p>0,06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5</text:p>
          </table:table-cell>
          <table:table-cell office:value-type="float" office:value="0.061585" calcext:value-type="float">
            <text:p>0,061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6</text:p>
          </table:table-cell>
          <table:table-cell office:value-type="float" office:value="0.064159" calcext:value-type="float">
            <text:p>0,064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7</text:p>
          </table:table-cell>
          <table:table-cell office:value-type="float" office:value="0.060175" calcext:value-type="float">
            <text:p>0,060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8</text:p>
          </table:table-cell>
          <table:table-cell office:value-type="float" office:value="0.060062" calcext:value-type="float">
            <text:p>0,060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9</text:p>
          </table:table-cell>
          <table:table-cell office:value-type="float" office:value="0.057673" calcext:value-type="float">
            <text:p>0,057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0</text:p>
          </table:table-cell>
          <table:table-cell office:value-type="float" office:value="0.064199" calcext:value-type="float">
            <text:p>0,064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1</text:p>
          </table:table-cell>
          <table:table-cell office:value-type="float" office:value="0.065786" calcext:value-type="float">
            <text:p>0,0657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2</text:p>
          </table:table-cell>
          <table:table-cell office:value-type="float" office:value="0.061043" calcext:value-type="float">
            <text:p>0,06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3</text:p>
          </table:table-cell>
          <table:table-cell office:value-type="float" office:value="0.059453" calcext:value-type="float">
            <text:p>0,059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4</text:p>
          </table:table-cell>
          <table:table-cell office:value-type="float" office:value="0.056394" calcext:value-type="float">
            <text:p>0,056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5</text:p>
          </table:table-cell>
          <table:table-cell office:value-type="float" office:value="0.060965" calcext:value-type="float">
            <text:p>0,0609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6</text:p>
          </table:table-cell>
          <table:table-cell office:value-type="float" office:value="0.057535" calcext:value-type="float">
            <text:p>0,057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7</text:p>
          </table:table-cell>
          <table:table-cell office:value-type="float" office:value="0.062294" calcext:value-type="float">
            <text:p>0,06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8</text:p>
          </table:table-cell>
          <table:table-cell office:value-type="float" office:value="0.061065" calcext:value-type="float">
            <text:p>0,06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9</text:p>
          </table:table-cell>
          <table:table-cell office:value-type="float" office:value="0.062256" calcext:value-type="float">
            <text:p>0,062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0</text:p>
          </table:table-cell>
          <table:table-cell office:value-type="float" office:value="0.070191" calcext:value-type="float">
            <text:p>0,07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1</text:p>
          </table:table-cell>
          <table:table-cell office:value-type="float" office:value="0.059681" calcext:value-type="float">
            <text:p>0,059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2</text:p>
          </table:table-cell>
          <table:table-cell office:value-type="float" office:value="0.061432" calcext:value-type="float">
            <text:p>0,061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3</text:p>
          </table:table-cell>
          <table:table-cell office:value-type="float" office:value="0.062915" calcext:value-type="float">
            <text:p>0,062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4</text:p>
          </table:table-cell>
          <table:table-cell office:value-type="float" office:value="0.056744" calcext:value-type="float">
            <text:p>0,056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5</text:p>
          </table:table-cell>
          <table:table-cell office:value-type="float" office:value="0.065902" calcext:value-type="float">
            <text:p>0,065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6</text:p>
          </table:table-cell>
          <table:table-cell office:value-type="float" office:value="0.060189" calcext:value-type="float">
            <text:p>0,060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7</text:p>
          </table:table-cell>
          <table:table-cell office:value-type="float" office:value="0.06254" calcext:value-type="float">
            <text:p>0,06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8</text:p>
          </table:table-cell>
          <table:table-cell office:value-type="float" office:value="0.059823" calcext:value-type="float">
            <text:p>0,059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9</text:p>
          </table:table-cell>
          <table:table-cell office:value-type="float" office:value="0.06078" calcext:value-type="float">
            <text:p>0,06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0</text:p>
          </table:table-cell>
          <table:table-cell office:value-type="float" office:value="0.062364" calcext:value-type="float">
            <text:p>0,062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1</text:p>
          </table:table-cell>
          <table:table-cell office:value-type="float" office:value="0.059699" calcext:value-type="float">
            <text:p>0,059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2</text:p>
          </table:table-cell>
          <table:table-cell office:value-type="float" office:value="0.063061" calcext:value-type="float">
            <text:p>0,063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3</text:p>
          </table:table-cell>
          <table:table-cell office:value-type="float" office:value="0.059311" calcext:value-type="float">
            <text:p>0,059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4</text:p>
          </table:table-cell>
          <table:table-cell office:value-type="float" office:value="0.060001" calcext:value-type="float">
            <text:p>0,0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5</text:p>
          </table:table-cell>
          <table:table-cell office:value-type="float" office:value="0.070902" calcext:value-type="float">
            <text:p>0,070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6</text:p>
          </table:table-cell>
          <table:table-cell office:value-type="float" office:value="0.065053" calcext:value-type="float">
            <text:p>0,065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7</text:p>
          </table:table-cell>
          <table:table-cell office:value-type="float" office:value="0.061065" calcext:value-type="float">
            <text:p>0,06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8</text:p>
          </table:table-cell>
          <table:table-cell office:value-type="float" office:value="0.062873" calcext:value-type="float">
            <text:p>0,062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9</text:p>
          </table:table-cell>
          <table:table-cell office:value-type="float" office:value="0.06225" calcext:value-type="float">
            <text:p>0,06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0</text:p>
          </table:table-cell>
          <table:table-cell office:value-type="float" office:value="0.065415" calcext:value-type="float">
            <text:p>0,06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1</text:p>
          </table:table-cell>
          <table:table-cell office:value-type="float" office:value="0.059504" calcext:value-type="float">
            <text:p>0,05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2</text:p>
          </table:table-cell>
          <table:table-cell office:value-type="float" office:value="0.061955" calcext:value-type="float">
            <text:p>0,06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3</text:p>
          </table:table-cell>
          <table:table-cell office:value-type="float" office:value="0.067489" calcext:value-type="float">
            <text:p>0,067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4</text:p>
          </table:table-cell>
          <table:table-cell office:value-type="float" office:value="0.061923" calcext:value-type="float">
            <text:p>0,061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5</text:p>
          </table:table-cell>
          <table:table-cell office:value-type="float" office:value="0.063644" calcext:value-type="float">
            <text:p>0,063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6</text:p>
          </table:table-cell>
          <table:table-cell office:value-type="float" office:value="0.059205" calcext:value-type="float">
            <text:p>0,059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7</text:p>
          </table:table-cell>
          <table:table-cell office:value-type="float" office:value="0.062047" calcext:value-type="float">
            <text:p>0,062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8</text:p>
          </table:table-cell>
          <table:table-cell office:value-type="float" office:value="0.06004" calcext:value-type="float">
            <text:p>0,06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9</text:p>
          </table:table-cell>
          <table:table-cell office:value-type="float" office:value="0.064474" calcext:value-type="float">
            <text:p>0,064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0</text:p>
          </table:table-cell>
          <table:table-cell office:value-type="float" office:value="0.064013" calcext:value-type="float">
            <text:p>0,064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1</text:p>
          </table:table-cell>
          <table:table-cell office:value-type="float" office:value="0.060743" calcext:value-type="float">
            <text:p>0,060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2</text:p>
          </table:table-cell>
          <table:table-cell office:value-type="float" office:value="0.058777" calcext:value-type="float">
            <text:p>0,058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3</text:p>
          </table:table-cell>
          <table:table-cell office:value-type="float" office:value="0.068037" calcext:value-type="float">
            <text:p>0,068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4</text:p>
          </table:table-cell>
          <table:table-cell office:value-type="float" office:value="0.060886" calcext:value-type="float">
            <text:p>0,060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5</text:p>
          </table:table-cell>
          <table:table-cell office:value-type="float" office:value="0.059802" calcext:value-type="float">
            <text:p>0,059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6</text:p>
          </table:table-cell>
          <table:table-cell office:value-type="float" office:value="0.062172" calcext:value-type="float">
            <text:p>0,062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7</text:p>
          </table:table-cell>
          <table:table-cell office:value-type="float" office:value="0.061466" calcext:value-type="float">
            <text:p>0,061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8</text:p>
          </table:table-cell>
          <table:table-cell office:value-type="float" office:value="0.066478" calcext:value-type="float">
            <text:p>0,066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9</text:p>
          </table:table-cell>
          <table:table-cell office:value-type="float" office:value="0.059662" calcext:value-type="float">
            <text:p>0,059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0</text:p>
          </table:table-cell>
          <table:table-cell office:value-type="float" office:value="0.062521" calcext:value-type="float">
            <text:p>0,06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1</text:p>
          </table:table-cell>
          <table:table-cell office:value-type="float" office:value="0.058618" calcext:value-type="float">
            <text:p>0,058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2</text:p>
          </table:table-cell>
          <table:table-cell office:value-type="float" office:value="0.064332" calcext:value-type="float">
            <text:p>0,06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3</text:p>
          </table:table-cell>
          <table:table-cell office:value-type="float" office:value="0.061547" calcext:value-type="float">
            <text:p>0,061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4</text:p>
          </table:table-cell>
          <table:table-cell office:value-type="float" office:value="0.066028" calcext:value-type="float">
            <text:p>0,066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5</text:p>
          </table:table-cell>
          <table:table-cell office:value-type="float" office:value="0.060646" calcext:value-type="float">
            <text:p>0,060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6</text:p>
          </table:table-cell>
          <table:table-cell office:value-type="float" office:value="0.061209" calcext:value-type="float">
            <text:p>0,061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7</text:p>
          </table:table-cell>
          <table:table-cell office:value-type="float" office:value="0.063302" calcext:value-type="float">
            <text:p>0,063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8</text:p>
          </table:table-cell>
          <table:table-cell office:value-type="float" office:value="0.059556" calcext:value-type="float">
            <text:p>0,05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9</text:p>
          </table:table-cell>
          <table:table-cell office:value-type="float" office:value="0.061394" calcext:value-type="float">
            <text:p>0,061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0</text:p>
          </table:table-cell>
          <table:table-cell office:value-type="float" office:value="0.062144" calcext:value-type="float">
            <text:p>0,06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1</text:p>
          </table:table-cell>
          <table:table-cell office:value-type="float" office:value="0.057829" calcext:value-type="float">
            <text:p>0,057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2</text:p>
          </table:table-cell>
          <table:table-cell office:value-type="float" office:value="0.06621" calcext:value-type="float">
            <text:p>0,0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3</text:p>
          </table:table-cell>
          <table:table-cell office:value-type="float" office:value="0.070071" calcext:value-type="float">
            <text:p>0,070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4</text:p>
          </table:table-cell>
          <table:table-cell office:value-type="float" office:value="0.06608" calcext:value-type="float">
            <text:p>0,06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5</text:p>
          </table:table-cell>
          <table:table-cell office:value-type="float" office:value="0.061321" calcext:value-type="float">
            <text:p>0,06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6</text:p>
          </table:table-cell>
          <table:table-cell office:value-type="float" office:value="0.065452" calcext:value-type="float">
            <text:p>0,065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7</text:p>
          </table:table-cell>
          <table:table-cell office:value-type="float" office:value="0.065845" calcext:value-type="float">
            <text:p>0,065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8</text:p>
          </table:table-cell>
          <table:table-cell office:value-type="float" office:value="0.061321" calcext:value-type="float">
            <text:p>0,06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9</text:p>
          </table:table-cell>
          <table:table-cell office:value-type="float" office:value="0.060131" calcext:value-type="float">
            <text:p>0,06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0</text:p>
          </table:table-cell>
          <table:table-cell office:value-type="float" office:value="0.06261" calcext:value-type="float">
            <text:p>0,06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1</text:p>
          </table:table-cell>
          <table:table-cell office:value-type="float" office:value="0.060806" calcext:value-type="float">
            <text:p>0,06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2</text:p>
          </table:table-cell>
          <table:table-cell office:value-type="float" office:value="0.06117" calcext:value-type="float">
            <text:p>0,06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3</text:p>
          </table:table-cell>
          <table:table-cell office:value-type="float" office:value="0.060598" calcext:value-type="float">
            <text:p>0,06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4</text:p>
          </table:table-cell>
          <table:table-cell office:value-type="float" office:value="0.061298" calcext:value-type="float">
            <text:p>0,061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5</text:p>
          </table:table-cell>
          <table:table-cell office:value-type="float" office:value="0.060505" calcext:value-type="float">
            <text:p>0,06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6</text:p>
          </table:table-cell>
          <table:table-cell office:value-type="float" office:value="0.073187" calcext:value-type="float">
            <text:p>0,073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7</text:p>
          </table:table-cell>
          <table:table-cell office:value-type="float" office:value="0.061459" calcext:value-type="float">
            <text:p>0,061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8</text:p>
          </table:table-cell>
          <table:table-cell office:value-type="float" office:value="0.058884" calcext:value-type="float">
            <text:p>0,058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9</text:p>
          </table:table-cell>
          <table:table-cell office:value-type="float" office:value="0.061239" calcext:value-type="float">
            <text:p>0,061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0</text:p>
          </table:table-cell>
          <table:table-cell office:value-type="float" office:value="0.059549" calcext:value-type="float">
            <text:p>0,059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1</text:p>
          </table:table-cell>
          <table:table-cell office:value-type="float" office:value="0.064517" calcext:value-type="float">
            <text:p>0,064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2</text:p>
          </table:table-cell>
          <table:table-cell office:value-type="float" office:value="0.062074" calcext:value-type="float">
            <text:p>0,06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3</text:p>
          </table:table-cell>
          <table:table-cell office:value-type="float" office:value="0.060408" calcext:value-type="float">
            <text:p>0,060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4</text:p>
          </table:table-cell>
          <table:table-cell office:value-type="float" office:value="0.059857" calcext:value-type="float">
            <text:p>0,059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5</text:p>
          </table:table-cell>
          <table:table-cell office:value-type="float" office:value="0.083454" calcext:value-type="float">
            <text:p>0,08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6</text:p>
          </table:table-cell>
          <table:table-cell office:value-type="float" office:value="0.061196" calcext:value-type="float">
            <text:p>0,061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7</text:p>
          </table:table-cell>
          <table:table-cell office:value-type="float" office:value="0.060893" calcext:value-type="float">
            <text:p>0,0608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8</text:p>
          </table:table-cell>
          <table:table-cell office:value-type="float" office:value="0.058231" calcext:value-type="float">
            <text:p>0,058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9</text:p>
          </table:table-cell>
          <table:table-cell office:value-type="float" office:value="0.06587" calcext:value-type="float">
            <text:p>0,0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0</text:p>
          </table:table-cell>
          <table:table-cell office:value-type="float" office:value="0.062818" calcext:value-type="float">
            <text:p>0,0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1</text:p>
          </table:table-cell>
          <table:table-cell office:value-type="float" office:value="0.082947" calcext:value-type="float">
            <text:p>0,082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2</text:p>
          </table:table-cell>
          <table:table-cell office:value-type="float" office:value="0.063174" calcext:value-type="float">
            <text:p>0,063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3</text:p>
          </table:table-cell>
          <table:table-cell office:value-type="float" office:value="0.067492" calcext:value-type="float">
            <text:p>0,06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4</text:p>
          </table:table-cell>
          <table:table-cell office:value-type="float" office:value="0.125382" calcext:value-type="float">
            <text:p>0,125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5</text:p>
          </table:table-cell>
          <table:table-cell office:value-type="float" office:value="0.06129" calcext:value-type="float">
            <text:p>0,0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6</text:p>
          </table:table-cell>
          <table:table-cell office:value-type="float" office:value="0.064842" calcext:value-type="float">
            <text:p>0,06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7</text:p>
          </table:table-cell>
          <table:table-cell office:value-type="float" office:value="0.064396" calcext:value-type="float">
            <text:p>0,06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8</text:p>
          </table:table-cell>
          <table:table-cell office:value-type="float" office:value="0.061095" calcext:value-type="float">
            <text:p>0,061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9</text:p>
          </table:table-cell>
          <table:table-cell office:value-type="float" office:value="0.061824" calcext:value-type="float">
            <text:p>0,06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0</text:p>
          </table:table-cell>
          <table:table-cell office:value-type="float" office:value="0.06006" calcext:value-type="float">
            <text:p>0,06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1</text:p>
          </table:table-cell>
          <table:table-cell office:value-type="float" office:value="0.062505" calcext:value-type="float">
            <text:p>0,06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2</text:p>
          </table:table-cell>
          <table:table-cell office:value-type="float" office:value="0.059865" calcext:value-type="float">
            <text:p>0,059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3</text:p>
          </table:table-cell>
          <table:table-cell office:value-type="float" office:value="0.057173" calcext:value-type="float">
            <text:p>0,057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4</text:p>
          </table:table-cell>
          <table:table-cell office:value-type="float" office:value="0.061004" calcext:value-type="float">
            <text:p>0,06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5</text:p>
          </table:table-cell>
          <table:table-cell office:value-type="float" office:value="0.070318" calcext:value-type="float">
            <text:p>0,070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6</text:p>
          </table:table-cell>
          <table:table-cell office:value-type="float" office:value="0.059332" calcext:value-type="float">
            <text:p>0,05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7</text:p>
          </table:table-cell>
          <table:table-cell office:value-type="float" office:value="0.060874" calcext:value-type="float">
            <text:p>0,060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8</text:p>
          </table:table-cell>
          <table:table-cell office:value-type="float" office:value="0.061485" calcext:value-type="float">
            <text:p>0,0614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9</text:p>
          </table:table-cell>
          <table:table-cell office:value-type="float" office:value="0.061281" calcext:value-type="float">
            <text:p>0,06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0</text:p>
          </table:table-cell>
          <table:table-cell office:value-type="float" office:value="0.059042" calcext:value-type="float">
            <text:p>0,059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1</text:p>
          </table:table-cell>
          <table:table-cell office:value-type="float" office:value="0.062978" calcext:value-type="float">
            <text:p>0,062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2</text:p>
          </table:table-cell>
          <table:table-cell office:value-type="float" office:value="0.064316" calcext:value-type="float">
            <text:p>0,06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3</text:p>
          </table:table-cell>
          <table:table-cell office:value-type="float" office:value="0.057257" calcext:value-type="float">
            <text:p>0,057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4</text:p>
          </table:table-cell>
          <table:table-cell office:value-type="float" office:value="0.058835" calcext:value-type="float">
            <text:p>0,058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5</text:p>
          </table:table-cell>
          <table:table-cell office:value-type="float" office:value="0.061321" calcext:value-type="float">
            <text:p>0,061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6</text:p>
          </table:table-cell>
          <table:table-cell office:value-type="float" office:value="0.060784" calcext:value-type="float">
            <text:p>0,060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7</text:p>
          </table:table-cell>
          <table:table-cell office:value-type="float" office:value="0.060284" calcext:value-type="float">
            <text:p>0,060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8</text:p>
          </table:table-cell>
          <table:table-cell office:value-type="float" office:value="0.066432" calcext:value-type="float">
            <text:p>0,066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9</text:p>
          </table:table-cell>
          <table:table-cell office:value-type="float" office:value="0.064255" calcext:value-type="float">
            <text:p>0,064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0</text:p>
          </table:table-cell>
          <table:table-cell office:value-type="float" office:value="0.062014" calcext:value-type="float">
            <text:p>0,06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1</text:p>
          </table:table-cell>
          <table:table-cell office:value-type="float" office:value="0.063493" calcext:value-type="float">
            <text:p>0,063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2</text:p>
          </table:table-cell>
          <table:table-cell office:value-type="float" office:value="0.062651" calcext:value-type="float">
            <text:p>0,062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3</text:p>
          </table:table-cell>
          <table:table-cell office:value-type="float" office:value="0.06037" calcext:value-type="float">
            <text:p>0,06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4</text:p>
          </table:table-cell>
          <table:table-cell office:value-type="float" office:value="0.063842" calcext:value-type="float">
            <text:p>0,06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5</text:p>
          </table:table-cell>
          <table:table-cell office:value-type="float" office:value="0.062089" calcext:value-type="float">
            <text:p>0,062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6</text:p>
          </table:table-cell>
          <table:table-cell office:value-type="float" office:value="0.061243" calcext:value-type="float">
            <text:p>0,061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7</text:p>
          </table:table-cell>
          <table:table-cell office:value-type="float" office:value="0.061907" calcext:value-type="float">
            <text:p>0,061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8</text:p>
          </table:table-cell>
          <table:table-cell office:value-type="float" office:value="0.059522" calcext:value-type="float">
            <text:p>0,059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9</text:p>
          </table:table-cell>
          <table:table-cell office:value-type="float" office:value="0.059897" calcext:value-type="float">
            <text:p>0,059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0</text:p>
          </table:table-cell>
          <table:table-cell office:value-type="float" office:value="0.060957" calcext:value-type="float">
            <text:p>0,060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1</text:p>
          </table:table-cell>
          <table:table-cell office:value-type="float" office:value="0.059523" calcext:value-type="float">
            <text:p>0,05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2</text:p>
          </table:table-cell>
          <table:table-cell office:value-type="float" office:value="0.058302" calcext:value-type="float">
            <text:p>0,05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3</text:p>
          </table:table-cell>
          <table:table-cell office:value-type="float" office:value="0.065432" calcext:value-type="float">
            <text:p>0,065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4</text:p>
          </table:table-cell>
          <table:table-cell office:value-type="float" office:value="0.067854" calcext:value-type="float">
            <text:p>0,067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5</text:p>
          </table:table-cell>
          <table:table-cell office:value-type="float" office:value="0.090782" calcext:value-type="float">
            <text:p>0,090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6</text:p>
          </table:table-cell>
          <table:table-cell office:value-type="float" office:value="0.061214" calcext:value-type="float">
            <text:p>0,061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7</text:p>
          </table:table-cell>
          <table:table-cell office:value-type="float" office:value="0.062594" calcext:value-type="float">
            <text:p>0,062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8</text:p>
          </table:table-cell>
          <table:table-cell office:value-type="float" office:value="0.061026" calcext:value-type="float">
            <text:p>0,06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9</text:p>
          </table:table-cell>
          <table:table-cell office:value-type="float" office:value="0.068153" calcext:value-type="float">
            <text:p>0,068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0</text:p>
          </table:table-cell>
          <table:table-cell office:value-type="float" office:value="0.063265" calcext:value-type="float">
            <text:p>0,063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1</text:p>
          </table:table-cell>
          <table:table-cell office:value-type="float" office:value="0.062322" calcext:value-type="float">
            <text:p>0,062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2</text:p>
          </table:table-cell>
          <table:table-cell office:value-type="float" office:value="0.064873" calcext:value-type="float">
            <text:p>0,064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3</text:p>
          </table:table-cell>
          <table:table-cell office:value-type="float" office:value="0.061378" calcext:value-type="float">
            <text:p>0,061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4</text:p>
          </table:table-cell>
          <table:table-cell office:value-type="float" office:value="0.061164" calcext:value-type="float">
            <text:p>0,06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5</text:p>
          </table:table-cell>
          <table:table-cell office:value-type="float" office:value="0.059726" calcext:value-type="float">
            <text:p>0,05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6</text:p>
          </table:table-cell>
          <table:table-cell office:value-type="float" office:value="0.062278" calcext:value-type="float">
            <text:p>0,06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7</text:p>
          </table:table-cell>
          <table:table-cell office:value-type="float" office:value="0.063541" calcext:value-type="float">
            <text:p>0,063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8</text:p>
          </table:table-cell>
          <table:table-cell office:value-type="float" office:value="0.081696" calcext:value-type="float">
            <text:p>0,08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9</text:p>
          </table:table-cell>
          <table:table-cell office:value-type="float" office:value="0.064494" calcext:value-type="float">
            <text:p>0,064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0</text:p>
          </table:table-cell>
          <table:table-cell office:value-type="float" office:value="0.060448" calcext:value-type="float">
            <text:p>0,06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1</text:p>
          </table:table-cell>
          <table:table-cell office:value-type="float" office:value="0.061693" calcext:value-type="float">
            <text:p>0,06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2</text:p>
          </table:table-cell>
          <table:table-cell office:value-type="float" office:value="0.059265" calcext:value-type="float">
            <text:p>0,05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3</text:p>
          </table:table-cell>
          <table:table-cell office:value-type="float" office:value="0.066862" calcext:value-type="float">
            <text:p>0,0668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4</text:p>
          </table:table-cell>
          <table:table-cell office:value-type="float" office:value="0.061038" calcext:value-type="float">
            <text:p>0,06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5</text:p>
          </table:table-cell>
          <table:table-cell office:value-type="float" office:value="0.070228" calcext:value-type="float">
            <text:p>0,070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6</text:p>
          </table:table-cell>
          <table:table-cell office:value-type="float" office:value="0.060504" calcext:value-type="float">
            <text:p>0,060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7</text:p>
          </table:table-cell>
          <table:table-cell office:value-type="float" office:value="0.063026" calcext:value-type="float">
            <text:p>0,063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8</text:p>
          </table:table-cell>
          <table:table-cell office:value-type="float" office:value="0.059628" calcext:value-type="float">
            <text:p>0,059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9</text:p>
          </table:table-cell>
          <table:table-cell office:value-type="float" office:value="0.06235" calcext:value-type="float">
            <text:p>0,06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0</text:p>
          </table:table-cell>
          <table:table-cell office:value-type="float" office:value="0.061666" calcext:value-type="float">
            <text:p>0,061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1</text:p>
          </table:table-cell>
          <table:table-cell office:value-type="float" office:value="0.069332" calcext:value-type="float">
            <text:p>0,06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2</text:p>
          </table:table-cell>
          <table:table-cell office:value-type="float" office:value="0.069001" calcext:value-type="float">
            <text:p>0,069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3</text:p>
          </table:table-cell>
          <table:table-cell office:value-type="float" office:value="0.062148" calcext:value-type="float">
            <text:p>0,062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4</text:p>
          </table:table-cell>
          <table:table-cell office:value-type="float" office:value="0.058728" calcext:value-type="float">
            <text:p>0,058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5</text:p>
          </table:table-cell>
          <table:table-cell office:value-type="float" office:value="0.060654" calcext:value-type="float">
            <text:p>0,060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6</text:p>
          </table:table-cell>
          <table:table-cell office:value-type="float" office:value="0.058691" calcext:value-type="float">
            <text:p>0,058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7</text:p>
          </table:table-cell>
          <table:table-cell office:value-type="float" office:value="0.062661" calcext:value-type="float">
            <text:p>0,06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8</text:p>
          </table:table-cell>
          <table:table-cell office:value-type="float" office:value="0.075342" calcext:value-type="float">
            <text:p>0,075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9</text:p>
          </table:table-cell>
          <table:table-cell office:value-type="float" office:value="0.066715" calcext:value-type="float">
            <text:p>0,066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0</text:p>
          </table:table-cell>
          <table:table-cell office:value-type="float" office:value="0.062846" calcext:value-type="float">
            <text:p>0,062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1</text:p>
          </table:table-cell>
          <table:table-cell office:value-type="float" office:value="0.05641" calcext:value-type="float">
            <text:p>0,0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2</text:p>
          </table:table-cell>
          <table:table-cell office:value-type="float" office:value="0.061827" calcext:value-type="float">
            <text:p>0,061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3</text:p>
          </table:table-cell>
          <table:table-cell office:value-type="float" office:value="0.058448" calcext:value-type="float">
            <text:p>0,058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4</text:p>
          </table:table-cell>
          <table:table-cell office:value-type="float" office:value="0.061705" calcext:value-type="float">
            <text:p>0,061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5</text:p>
          </table:table-cell>
          <table:table-cell office:value-type="float" office:value="0.073111" calcext:value-type="float">
            <text:p>0,073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6</text:p>
          </table:table-cell>
          <table:table-cell office:value-type="float" office:value="0.075311" calcext:value-type="float">
            <text:p>0,075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7</text:p>
          </table:table-cell>
          <table:table-cell office:value-type="float" office:value="0.062097" calcext:value-type="float">
            <text:p>0,062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8</text:p>
          </table:table-cell>
          <table:table-cell office:value-type="float" office:value="0.064045" calcext:value-type="float">
            <text:p>0,064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9</text:p>
          </table:table-cell>
          <table:table-cell office:value-type="float" office:value="0.058731" calcext:value-type="float">
            <text:p>0,058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0</text:p>
          </table:table-cell>
          <table:table-cell office:value-type="float" office:value="0.064766" calcext:value-type="float">
            <text:p>0,064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1</text:p>
          </table:table-cell>
          <table:table-cell office:value-type="float" office:value="0.059931" calcext:value-type="float">
            <text:p>0,059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2</text:p>
          </table:table-cell>
          <table:table-cell office:value-type="float" office:value="0.058644" calcext:value-type="float">
            <text:p>0,058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3</text:p>
          </table:table-cell>
          <table:table-cell office:value-type="float" office:value="0.061515" calcext:value-type="float">
            <text:p>0,061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4</text:p>
          </table:table-cell>
          <table:table-cell office:value-type="float" office:value="0.060566" calcext:value-type="float">
            <text:p>0,060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5</text:p>
          </table:table-cell>
          <table:table-cell office:value-type="float" office:value="0.05948" calcext:value-type="float">
            <text:p>0,05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6</text:p>
          </table:table-cell>
          <table:table-cell office:value-type="float" office:value="0.063505" calcext:value-type="float">
            <text:p>0,063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7</text:p>
          </table:table-cell>
          <table:table-cell office:value-type="float" office:value="0.078454" calcext:value-type="float">
            <text:p>0,078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8</text:p>
          </table:table-cell>
          <table:table-cell office:value-type="float" office:value="0.061594" calcext:value-type="float">
            <text:p>0,061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9</text:p>
          </table:table-cell>
          <table:table-cell office:value-type="float" office:value="0.062399" calcext:value-type="float">
            <text:p>0,062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0</text:p>
          </table:table-cell>
          <table:table-cell office:value-type="float" office:value="0.063097" calcext:value-type="float">
            <text:p>0,063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1</text:p>
          </table:table-cell>
          <table:table-cell office:value-type="float" office:value="0.062147" calcext:value-type="float">
            <text:p>0,062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2</text:p>
          </table:table-cell>
          <table:table-cell office:value-type="float" office:value="0.065851" calcext:value-type="float">
            <text:p>0,065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3</text:p>
          </table:table-cell>
          <table:table-cell office:value-type="float" office:value="0.063086" calcext:value-type="float">
            <text:p>0,063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4</text:p>
          </table:table-cell>
          <table:table-cell office:value-type="float" office:value="0.06587" calcext:value-type="float">
            <text:p>0,0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5</text:p>
          </table:table-cell>
          <table:table-cell office:value-type="float" office:value="0.05999" calcext:value-type="float">
            <text:p>0,05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6</text:p>
          </table:table-cell>
          <table:table-cell office:value-type="float" office:value="0.062548" calcext:value-type="float">
            <text:p>0,062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7</text:p>
          </table:table-cell>
          <table:table-cell office:value-type="float" office:value="0.063231" calcext:value-type="float">
            <text:p>0,063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8</text:p>
          </table:table-cell>
          <table:table-cell office:value-type="float" office:value="0.057608" calcext:value-type="float">
            <text:p>0,057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9</text:p>
          </table:table-cell>
          <table:table-cell office:value-type="float" office:value="0.063324" calcext:value-type="float">
            <text:p>0,06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0</text:p>
          </table:table-cell>
          <table:table-cell office:value-type="float" office:value="0.058406" calcext:value-type="float">
            <text:p>0,058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1</text:p>
          </table:table-cell>
          <table:table-cell office:value-type="float" office:value="0.067264" calcext:value-type="float">
            <text:p>0,067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2</text:p>
          </table:table-cell>
          <table:table-cell office:value-type="float" office:value="0.070316" calcext:value-type="float">
            <text:p>0,070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3</text:p>
          </table:table-cell>
          <table:table-cell office:value-type="float" office:value="0.061072" calcext:value-type="float">
            <text:p>0,061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4</text:p>
          </table:table-cell>
          <table:table-cell office:value-type="float" office:value="0.061906" calcext:value-type="float">
            <text:p>0,06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5</text:p>
          </table:table-cell>
          <table:table-cell office:value-type="float" office:value="0.060351" calcext:value-type="float">
            <text:p>0,06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6</text:p>
          </table:table-cell>
          <table:table-cell office:value-type="float" office:value="0.060713" calcext:value-type="float">
            <text:p>0,060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7</text:p>
          </table:table-cell>
          <table:table-cell office:value-type="float" office:value="0.080935" calcext:value-type="float">
            <text:p>0,080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8</text:p>
          </table:table-cell>
          <table:table-cell office:value-type="float" office:value="0.075302" calcext:value-type="float">
            <text:p>0,075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9</text:p>
          </table:table-cell>
          <table:table-cell office:value-type="float" office:value="0.059337" calcext:value-type="float">
            <text:p>0,059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0</text:p>
          </table:table-cell>
          <table:table-cell office:value-type="float" office:value="0.063715" calcext:value-type="float">
            <text:p>0,06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1</text:p>
          </table:table-cell>
          <table:table-cell office:value-type="float" office:value="0.063736" calcext:value-type="float">
            <text:p>0,063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2</text:p>
          </table:table-cell>
          <table:table-cell office:value-type="float" office:value="0.062165" calcext:value-type="float">
            <text:p>0,06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3</text:p>
          </table:table-cell>
          <table:table-cell office:value-type="float" office:value="0.058715" calcext:value-type="float">
            <text:p>0,058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4</text:p>
          </table:table-cell>
          <table:table-cell office:value-type="float" office:value="0.070949" calcext:value-type="float">
            <text:p>0,070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5</text:p>
          </table:table-cell>
          <table:table-cell office:value-type="float" office:value="0.076941" calcext:value-type="float">
            <text:p>0,076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6</text:p>
          </table:table-cell>
          <table:table-cell office:value-type="float" office:value="0.062712" calcext:value-type="float">
            <text:p>0,062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7</text:p>
          </table:table-cell>
          <table:table-cell office:value-type="float" office:value="0.059613" calcext:value-type="float">
            <text:p>0,059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8</text:p>
          </table:table-cell>
          <table:table-cell office:value-type="float" office:value="0.060528" calcext:value-type="float">
            <text:p>0,060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9</text:p>
          </table:table-cell>
          <table:table-cell office:value-type="float" office:value="0.061663" calcext:value-type="float">
            <text:p>0,061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0</text:p>
          </table:table-cell>
          <table:table-cell office:value-type="float" office:value="0.076297" calcext:value-type="float">
            <text:p>0,076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1</text:p>
          </table:table-cell>
          <table:table-cell office:value-type="float" office:value="0.069291" calcext:value-type="float">
            <text:p>0,069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2</text:p>
          </table:table-cell>
          <table:table-cell office:value-type="float" office:value="0.062277" calcext:value-type="float">
            <text:p>0,062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3</text:p>
          </table:table-cell>
          <table:table-cell office:value-type="float" office:value="0.059825" calcext:value-type="float">
            <text:p>0,0598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4</text:p>
          </table:table-cell>
          <table:table-cell office:value-type="float" office:value="0.059494" calcext:value-type="float">
            <text:p>0,059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5</text:p>
          </table:table-cell>
          <table:table-cell office:value-type="float" office:value="0.061774" calcext:value-type="float">
            <text:p>0,061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6</text:p>
          </table:table-cell>
          <table:table-cell office:value-type="float" office:value="0.063465" calcext:value-type="float">
            <text:p>0,063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7</text:p>
          </table:table-cell>
          <table:table-cell office:value-type="float" office:value="0.062985" calcext:value-type="float">
            <text:p>0,06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8</text:p>
          </table:table-cell>
          <table:table-cell office:value-type="float" office:value="0.060164" calcext:value-type="float">
            <text:p>0,06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9</text:p>
          </table:table-cell>
          <table:table-cell office:value-type="float" office:value="0.063102" calcext:value-type="float">
            <text:p>0,063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0</text:p>
          </table:table-cell>
          <table:table-cell office:value-type="float" office:value="0.060501" calcext:value-type="float">
            <text:p>0,06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1</text:p>
          </table:table-cell>
          <table:table-cell office:value-type="float" office:value="0.059556" calcext:value-type="float">
            <text:p>0,059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2</text:p>
          </table:table-cell>
          <table:table-cell office:value-type="float" office:value="0.061161" calcext:value-type="float">
            <text:p>0,061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3</text:p>
          </table:table-cell>
          <table:table-cell office:value-type="float" office:value="0.061953" calcext:value-type="float">
            <text:p>0,061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4</text:p>
          </table:table-cell>
          <table:table-cell office:value-type="float" office:value="0.064297" calcext:value-type="float">
            <text:p>0,064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5</text:p>
          </table:table-cell>
          <table:table-cell office:value-type="float" office:value="0.063906" calcext:value-type="float">
            <text:p>0,063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6</text:p>
          </table:table-cell>
          <table:table-cell office:value-type="float" office:value="0.061074" calcext:value-type="float">
            <text:p>0,06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7</text:p>
          </table:table-cell>
          <table:table-cell office:value-type="float" office:value="0.060499" calcext:value-type="float">
            <text:p>0,06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8</text:p>
          </table:table-cell>
          <table:table-cell office:value-type="float" office:value="0.058292" calcext:value-type="float">
            <text:p>0,058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9</text:p>
          </table:table-cell>
          <table:table-cell office:value-type="float" office:value="0.061" calcext:value-type="float">
            <text:p>0,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0</text:p>
          </table:table-cell>
          <table:table-cell office:value-type="float" office:value="0.070578" calcext:value-type="float">
            <text:p>0,070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1</text:p>
          </table:table-cell>
          <table:table-cell office:value-type="float" office:value="0.064987" calcext:value-type="float">
            <text:p>0,064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2</text:p>
          </table:table-cell>
          <table:table-cell office:value-type="float" office:value="0.063531" calcext:value-type="float">
            <text:p>0,063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3</text:p>
          </table:table-cell>
          <table:table-cell office:value-type="float" office:value="0.059219" calcext:value-type="float">
            <text:p>0,05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4</text:p>
          </table:table-cell>
          <table:table-cell office:value-type="float" office:value="0.057304" calcext:value-type="float">
            <text:p>0,057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5</text:p>
          </table:table-cell>
          <table:table-cell office:value-type="float" office:value="0.062382" calcext:value-type="float">
            <text:p>0,06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6</text:p>
          </table:table-cell>
          <table:table-cell office:value-type="float" office:value="0.064266" calcext:value-type="float">
            <text:p>0,064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7</text:p>
          </table:table-cell>
          <table:table-cell office:value-type="float" office:value="0.064139" calcext:value-type="float">
            <text:p>0,064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8</text:p>
          </table:table-cell>
          <table:table-cell office:value-type="float" office:value="0.075174" calcext:value-type="float">
            <text:p>0,07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9</text:p>
          </table:table-cell>
          <table:table-cell office:value-type="float" office:value="0.065793" calcext:value-type="float">
            <text:p>0,065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0</text:p>
          </table:table-cell>
          <table:table-cell office:value-type="float" office:value="0.072681" calcext:value-type="float">
            <text:p>0,072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1</text:p>
          </table:table-cell>
          <table:table-cell office:value-type="float" office:value="0.057735" calcext:value-type="float">
            <text:p>0,057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2</text:p>
          </table:table-cell>
          <table:table-cell office:value-type="float" office:value="0.059724" calcext:value-type="float">
            <text:p>0,059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3</text:p>
          </table:table-cell>
          <table:table-cell office:value-type="float" office:value="0.06308" calcext:value-type="float">
            <text:p>0,06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4</text:p>
          </table:table-cell>
          <table:table-cell office:value-type="float" office:value="0.059978" calcext:value-type="float">
            <text:p>0,059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5</text:p>
          </table:table-cell>
          <table:table-cell office:value-type="float" office:value="0.062555" calcext:value-type="float">
            <text:p>0,062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6</text:p>
          </table:table-cell>
          <table:table-cell office:value-type="float" office:value="0.061418" calcext:value-type="float">
            <text:p>0,06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7</text:p>
          </table:table-cell>
          <table:table-cell office:value-type="float" office:value="0.067596" calcext:value-type="float">
            <text:p>0,067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8</text:p>
          </table:table-cell>
          <table:table-cell office:value-type="float" office:value="0.066638" calcext:value-type="float">
            <text:p>0,066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9</text:p>
          </table:table-cell>
          <table:table-cell office:value-type="float" office:value="0.062051" calcext:value-type="float">
            <text:p>0,06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0</text:p>
          </table:table-cell>
          <table:table-cell office:value-type="float" office:value="0.06514" calcext:value-type="float">
            <text:p>0,06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1</text:p>
          </table:table-cell>
          <table:table-cell office:value-type="float" office:value="0.060637" calcext:value-type="float">
            <text:p>0,060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2</text:p>
          </table:table-cell>
          <table:table-cell office:value-type="float" office:value="0.06176" calcext:value-type="float">
            <text:p>0,0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3</text:p>
          </table:table-cell>
          <table:table-cell office:value-type="float" office:value="0.070603" calcext:value-type="float">
            <text:p>0,07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4</text:p>
          </table:table-cell>
          <table:table-cell office:value-type="float" office:value="0.075105" calcext:value-type="float">
            <text:p>0,075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5</text:p>
          </table:table-cell>
          <table:table-cell office:value-type="float" office:value="0.072036" calcext:value-type="float">
            <text:p>0,072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6</text:p>
          </table:table-cell>
          <table:table-cell office:value-type="float" office:value="0.069737" calcext:value-type="float">
            <text:p>0,069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7</text:p>
          </table:table-cell>
          <table:table-cell office:value-type="float" office:value="0.067318" calcext:value-type="float">
            <text:p>0,06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8</text:p>
          </table:table-cell>
          <table:table-cell office:value-type="float" office:value="0.063944" calcext:value-type="float">
            <text:p>0,063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9</text:p>
          </table:table-cell>
          <table:table-cell office:value-type="float" office:value="0.061501" calcext:value-type="float">
            <text:p>0,061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0</text:p>
          </table:table-cell>
          <table:table-cell office:value-type="float" office:value="0.06074" calcext:value-type="float">
            <text:p>0,06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1</text:p>
          </table:table-cell>
          <table:table-cell office:value-type="float" office:value="0.060177" calcext:value-type="float">
            <text:p>0,060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2</text:p>
          </table:table-cell>
          <table:table-cell office:value-type="float" office:value="0.064872" calcext:value-type="float">
            <text:p>0,06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3</text:p>
          </table:table-cell>
          <table:table-cell office:value-type="float" office:value="0.063517" calcext:value-type="float">
            <text:p>0,063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4</text:p>
          </table:table-cell>
          <table:table-cell office:value-type="float" office:value="0.062573" calcext:value-type="float">
            <text:p>0,06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5</text:p>
          </table:table-cell>
          <table:table-cell office:value-type="float" office:value="0.064385" calcext:value-type="float">
            <text:p>0,064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6</text:p>
          </table:table-cell>
          <table:table-cell office:value-type="float" office:value="0.059565" calcext:value-type="float">
            <text:p>0,059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7</text:p>
          </table:table-cell>
          <table:table-cell office:value-type="float" office:value="0.05968" calcext:value-type="float">
            <text:p>0,05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8</text:p>
          </table:table-cell>
          <table:table-cell office:value-type="float" office:value="0.06093" calcext:value-type="float">
            <text:p>0,06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9</text:p>
          </table:table-cell>
          <table:table-cell office:value-type="float" office:value="0.062584" calcext:value-type="float">
            <text:p>0,062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0</text:p>
          </table:table-cell>
          <table:table-cell office:value-type="float" office:value="0.059656" calcext:value-type="float">
            <text:p>0,059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1</text:p>
          </table:table-cell>
          <table:table-cell office:value-type="float" office:value="0.057552" calcext:value-type="float">
            <text:p>0,057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2</text:p>
          </table:table-cell>
          <table:table-cell office:value-type="float" office:value="0.063285" calcext:value-type="float">
            <text:p>0,063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3</text:p>
          </table:table-cell>
          <table:table-cell office:value-type="float" office:value="0.058167" calcext:value-type="float">
            <text:p>0,05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4</text:p>
          </table:table-cell>
          <table:table-cell office:value-type="float" office:value="0.067219" calcext:value-type="float">
            <text:p>0,067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5</text:p>
          </table:table-cell>
          <table:table-cell office:value-type="float" office:value="0.061262" calcext:value-type="float">
            <text:p>0,061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6</text:p>
          </table:table-cell>
          <table:table-cell office:value-type="float" office:value="0.06123" calcext:value-type="float">
            <text:p>0,06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7</text:p>
          </table:table-cell>
          <table:table-cell office:value-type="float" office:value="0.063482" calcext:value-type="float">
            <text:p>0,063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8</text:p>
          </table:table-cell>
          <table:table-cell office:value-type="float" office:value="0.057027" calcext:value-type="float">
            <text:p>0,057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9</text:p>
          </table:table-cell>
          <table:table-cell office:value-type="float" office:value="0.058974" calcext:value-type="float">
            <text:p>0,058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0</text:p>
          </table:table-cell>
          <table:table-cell office:value-type="float" office:value="0.060912" calcext:value-type="float">
            <text:p>0,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1</text:p>
          </table:table-cell>
          <table:table-cell office:value-type="float" office:value="0.061119" calcext:value-type="float">
            <text:p>0,06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2</text:p>
          </table:table-cell>
          <table:table-cell office:value-type="float" office:value="0.063429" calcext:value-type="float">
            <text:p>0,063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3</text:p>
          </table:table-cell>
          <table:table-cell office:value-type="float" office:value="0.05966" calcext:value-type="float">
            <text:p>0,05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4</text:p>
          </table:table-cell>
          <table:table-cell office:value-type="float" office:value="0.060881" calcext:value-type="float">
            <text:p>0,06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5</text:p>
          </table:table-cell>
          <table:table-cell office:value-type="float" office:value="0.061261" calcext:value-type="float">
            <text:p>0,06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6</text:p>
          </table:table-cell>
          <table:table-cell office:value-type="float" office:value="0.060011" calcext:value-type="float">
            <text:p>0,060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7</text:p>
          </table:table-cell>
          <table:table-cell office:value-type="float" office:value="0.059876" calcext:value-type="float">
            <text:p>0,05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8</text:p>
          </table:table-cell>
          <table:table-cell office:value-type="float" office:value="0.061329" calcext:value-type="float">
            <text:p>0,061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9</text:p>
          </table:table-cell>
          <table:table-cell office:value-type="float" office:value="0.058784" calcext:value-type="float">
            <text:p>0,058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0</text:p>
          </table:table-cell>
          <table:table-cell office:value-type="float" office:value="0.061738" calcext:value-type="float">
            <text:p>0,061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1</text:p>
          </table:table-cell>
          <table:table-cell office:value-type="float" office:value="0.060115" calcext:value-type="float">
            <text:p>0,06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2</text:p>
          </table:table-cell>
          <table:table-cell office:value-type="float" office:value="0.058547" calcext:value-type="float">
            <text:p>0,058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3</text:p>
          </table:table-cell>
          <table:table-cell office:value-type="float" office:value="0.059917" calcext:value-type="float">
            <text:p>0,059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4</text:p>
          </table:table-cell>
          <table:table-cell office:value-type="float" office:value="0.065406" calcext:value-type="float">
            <text:p>0,065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5</text:p>
          </table:table-cell>
          <table:table-cell office:value-type="float" office:value="0.061535" calcext:value-type="float">
            <text:p>0,06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6</text:p>
          </table:table-cell>
          <table:table-cell office:value-type="float" office:value="0.063447" calcext:value-type="float">
            <text:p>0,06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7</text:p>
          </table:table-cell>
          <table:table-cell office:value-type="float" office:value="0.060029" calcext:value-type="float">
            <text:p>0,060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8</text:p>
          </table:table-cell>
          <table:table-cell office:value-type="float" office:value="0.063717" calcext:value-type="float">
            <text:p>0,063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9</text:p>
          </table:table-cell>
          <table:table-cell office:value-type="float" office:value="0.062272" calcext:value-type="float">
            <text:p>0,062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0</text:p>
          </table:table-cell>
          <table:table-cell office:value-type="float" office:value="0.0604" calcext:value-type="float">
            <text:p>0,06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1</text:p>
          </table:table-cell>
          <table:table-cell office:value-type="float" office:value="0.061395" calcext:value-type="float">
            <text:p>0,06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2</text:p>
          </table:table-cell>
          <table:table-cell office:value-type="float" office:value="0.064701" calcext:value-type="float">
            <text:p>0,064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3</text:p>
          </table:table-cell>
          <table:table-cell office:value-type="float" office:value="0.059737" calcext:value-type="float">
            <text:p>0,059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4</text:p>
          </table:table-cell>
          <table:table-cell office:value-type="float" office:value="0.064511" calcext:value-type="float">
            <text:p>0,064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5</text:p>
          </table:table-cell>
          <table:table-cell office:value-type="float" office:value="0.060909" calcext:value-type="float">
            <text:p>0,06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6</text:p>
          </table:table-cell>
          <table:table-cell office:value-type="float" office:value="0.060779" calcext:value-type="float">
            <text:p>0,060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7</text:p>
          </table:table-cell>
          <table:table-cell office:value-type="float" office:value="0.056273" calcext:value-type="float">
            <text:p>0,056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8</text:p>
          </table:table-cell>
          <table:table-cell office:value-type="float" office:value="0.063691" calcext:value-type="float">
            <text:p>0,063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9</text:p>
          </table:table-cell>
          <table:table-cell office:value-type="float" office:value="0.062249" calcext:value-type="float">
            <text:p>0,062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0</text:p>
          </table:table-cell>
          <table:table-cell office:value-type="float" office:value="0.065939" calcext:value-type="float">
            <text:p>0,065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1</text:p>
          </table:table-cell>
          <table:table-cell office:value-type="float" office:value="0.065547" calcext:value-type="float">
            <text:p>0,06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2</text:p>
          </table:table-cell>
          <table:table-cell office:value-type="float" office:value="0.061905" calcext:value-type="float">
            <text:p>0,061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3</text:p>
          </table:table-cell>
          <table:table-cell office:value-type="float" office:value="0.064591" calcext:value-type="float">
            <text:p>0,064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4</text:p>
          </table:table-cell>
          <table:table-cell office:value-type="float" office:value="0.059177" calcext:value-type="float">
            <text:p>0,059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5</text:p>
          </table:table-cell>
          <table:table-cell office:value-type="float" office:value="0.061848" calcext:value-type="float">
            <text:p>0,061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6</text:p>
          </table:table-cell>
          <table:table-cell office:value-type="float" office:value="0.0623" calcext:value-type="float">
            <text:p>0,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7</text:p>
          </table:table-cell>
          <table:table-cell office:value-type="float" office:value="0.060184" calcext:value-type="float">
            <text:p>0,06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8</text:p>
          </table:table-cell>
          <table:table-cell office:value-type="float" office:value="0.060333" calcext:value-type="float">
            <text:p>0,06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9</text:p>
          </table:table-cell>
          <table:table-cell office:value-type="float" office:value="0.061426" calcext:value-type="float">
            <text:p>0,061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0</text:p>
          </table:table-cell>
          <table:table-cell office:value-type="float" office:value="0.062413" calcext:value-type="float">
            <text:p>0,062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1</text:p>
          </table:table-cell>
          <table:table-cell office:value-type="float" office:value="0.059025" calcext:value-type="float">
            <text:p>0,05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2</text:p>
          </table:table-cell>
          <table:table-cell office:value-type="float" office:value="0.063696" calcext:value-type="float">
            <text:p>0,063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3</text:p>
          </table:table-cell>
          <table:table-cell office:value-type="float" office:value="0.062576" calcext:value-type="float">
            <text:p>0,062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4</text:p>
          </table:table-cell>
          <table:table-cell office:value-type="float" office:value="0.061061" calcext:value-type="float">
            <text:p>0,06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5</text:p>
          </table:table-cell>
          <table:table-cell office:value-type="float" office:value="0.060289" calcext:value-type="float">
            <text:p>0,060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6</text:p>
          </table:table-cell>
          <table:table-cell office:value-type="float" office:value="0.059424" calcext:value-type="float">
            <text:p>0,059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7</text:p>
          </table:table-cell>
          <table:table-cell office:value-type="float" office:value="0.06374" calcext:value-type="float">
            <text:p>0,06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8</text:p>
          </table:table-cell>
          <table:table-cell office:value-type="float" office:value="0.063603" calcext:value-type="float">
            <text:p>0,063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9</text:p>
          </table:table-cell>
          <table:table-cell office:value-type="float" office:value="0.058894" calcext:value-type="float">
            <text:p>0,058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0</text:p>
          </table:table-cell>
          <table:table-cell office:value-type="float" office:value="0.05939" calcext:value-type="float">
            <text:p>0,05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1</text:p>
          </table:table-cell>
          <table:table-cell office:value-type="float" office:value="0.059746" calcext:value-type="float">
            <text:p>0,059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2</text:p>
          </table:table-cell>
          <table:table-cell office:value-type="float" office:value="0.063281" calcext:value-type="float">
            <text:p>0,063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3</text:p>
          </table:table-cell>
          <table:table-cell office:value-type="float" office:value="0.057425" calcext:value-type="float">
            <text:p>0,0574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4</text:p>
          </table:table-cell>
          <table:table-cell office:value-type="float" office:value="0.060271" calcext:value-type="float">
            <text:p>0,060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5</text:p>
          </table:table-cell>
          <table:table-cell office:value-type="float" office:value="0.06178" calcext:value-type="float">
            <text:p>0,06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6</text:p>
          </table:table-cell>
          <table:table-cell office:value-type="float" office:value="0.060876" calcext:value-type="float">
            <text:p>0,060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7</text:p>
          </table:table-cell>
          <table:table-cell office:value-type="float" office:value="0.060288" calcext:value-type="float">
            <text:p>0,06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8</text:p>
          </table:table-cell>
          <table:table-cell office:value-type="float" office:value="0.05913" calcext:value-type="float">
            <text:p>0,05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9</text:p>
          </table:table-cell>
          <table:table-cell office:value-type="float" office:value="0.064874" calcext:value-type="float">
            <text:p>0,064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0</text:p>
          </table:table-cell>
          <table:table-cell office:value-type="float" office:value="0.05843" calcext:value-type="float">
            <text:p>0,05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1</text:p>
          </table:table-cell>
          <table:table-cell office:value-type="float" office:value="0.077657" calcext:value-type="float">
            <text:p>0,077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2</text:p>
          </table:table-cell>
          <table:table-cell office:value-type="float" office:value="0.060919" calcext:value-type="float">
            <text:p>0,060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3</text:p>
          </table:table-cell>
          <table:table-cell office:value-type="float" office:value="0.094508" calcext:value-type="float">
            <text:p>0,094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4</text:p>
          </table:table-cell>
          <table:table-cell office:value-type="float" office:value="0.060264" calcext:value-type="float">
            <text:p>0,060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5</text:p>
          </table:table-cell>
          <table:table-cell office:value-type="float" office:value="0.061051" calcext:value-type="float">
            <text:p>0,06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6</text:p>
          </table:table-cell>
          <table:table-cell office:value-type="float" office:value="0.05954" calcext:value-type="float">
            <text:p>0,05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7</text:p>
          </table:table-cell>
          <table:table-cell office:value-type="float" office:value="0.065481" calcext:value-type="float">
            <text:p>0,065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8</text:p>
          </table:table-cell>
          <table:table-cell office:value-type="float" office:value="0.061957" calcext:value-type="float">
            <text:p>0,061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9</text:p>
          </table:table-cell>
          <table:table-cell office:value-type="float" office:value="0.060974" calcext:value-type="float">
            <text:p>0,060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0</text:p>
          </table:table-cell>
          <table:table-cell office:value-type="float" office:value="0.063523" calcext:value-type="float">
            <text:p>0,063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1</text:p>
          </table:table-cell>
          <table:table-cell office:value-type="float" office:value="0.059469" calcext:value-type="float">
            <text:p>0,059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2</text:p>
          </table:table-cell>
          <table:table-cell office:value-type="float" office:value="0.058703" calcext:value-type="float">
            <text:p>0,058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3</text:p>
          </table:table-cell>
          <table:table-cell office:value-type="float" office:value="0.061968" calcext:value-type="float">
            <text:p>0,061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4</text:p>
          </table:table-cell>
          <table:table-cell office:value-type="float" office:value="0.061219" calcext:value-type="float">
            <text:p>0,06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5</text:p>
          </table:table-cell>
          <table:table-cell office:value-type="float" office:value="0.060331" calcext:value-type="float">
            <text:p>0,060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6</text:p>
          </table:table-cell>
          <table:table-cell office:value-type="float" office:value="0.064842" calcext:value-type="float">
            <text:p>0,06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7</text:p>
          </table:table-cell>
          <table:table-cell office:value-type="float" office:value="0.060224" calcext:value-type="float">
            <text:p>0,06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8</text:p>
          </table:table-cell>
          <table:table-cell office:value-type="float" office:value="0.058074" calcext:value-type="float">
            <text:p>0,058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9</text:p>
          </table:table-cell>
          <table:table-cell office:value-type="float" office:value="0.058735" calcext:value-type="float">
            <text:p>0,058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0</text:p>
          </table:table-cell>
          <table:table-cell office:value-type="float" office:value="0.064501" calcext:value-type="float">
            <text:p>0,064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1</text:p>
          </table:table-cell>
          <table:table-cell office:value-type="float" office:value="0.062642" calcext:value-type="float">
            <text:p>0,062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2</text:p>
          </table:table-cell>
          <table:table-cell office:value-type="float" office:value="0.061219" calcext:value-type="float">
            <text:p>0,061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3</text:p>
          </table:table-cell>
          <table:table-cell office:value-type="float" office:value="0.061014" calcext:value-type="float">
            <text:p>0,061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4</text:p>
          </table:table-cell>
          <table:table-cell office:value-type="float" office:value="0.062636" calcext:value-type="float">
            <text:p>0,062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5</text:p>
          </table:table-cell>
          <table:table-cell office:value-type="float" office:value="0.05695" calcext:value-type="float">
            <text:p>0,05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6</text:p>
          </table:table-cell>
          <table:table-cell office:value-type="float" office:value="0.061343" calcext:value-type="float">
            <text:p>0,061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7</text:p>
          </table:table-cell>
          <table:table-cell office:value-type="float" office:value="0.060742" calcext:value-type="float">
            <text:p>0,06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8</text:p>
          </table:table-cell>
          <table:table-cell office:value-type="float" office:value="0.057971" calcext:value-type="float">
            <text:p>0,057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9</text:p>
          </table:table-cell>
          <table:table-cell office:value-type="float" office:value="0.063819" calcext:value-type="float">
            <text:p>0,063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0</text:p>
          </table:table-cell>
          <table:table-cell office:value-type="float" office:value="0.061906" calcext:value-type="float">
            <text:p>0,061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1</text:p>
          </table:table-cell>
          <table:table-cell office:value-type="float" office:value="0.05915" calcext:value-type="float">
            <text:p>0,05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2</text:p>
          </table:table-cell>
          <table:table-cell office:value-type="float" office:value="0.063035" calcext:value-type="float">
            <text:p>0,06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3</text:p>
          </table:table-cell>
          <table:table-cell office:value-type="float" office:value="0.059749" calcext:value-type="float">
            <text:p>0,059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4</text:p>
          </table:table-cell>
          <table:table-cell office:value-type="float" office:value="0.063657" calcext:value-type="float">
            <text:p>0,063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5</text:p>
          </table:table-cell>
          <table:table-cell office:value-type="float" office:value="0.060898" calcext:value-type="float">
            <text:p>0,06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6</text:p>
          </table:table-cell>
          <table:table-cell office:value-type="float" office:value="0.060001" calcext:value-type="float">
            <text:p>0,060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7</text:p>
          </table:table-cell>
          <table:table-cell office:value-type="float" office:value="0.059654" calcext:value-type="float">
            <text:p>0,05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8</text:p>
          </table:table-cell>
          <table:table-cell office:value-type="float" office:value="0.070843" calcext:value-type="float">
            <text:p>0,070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9</text:p>
          </table:table-cell>
          <table:table-cell office:value-type="float" office:value="0.059947" calcext:value-type="float">
            <text:p>0,05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0</text:p>
          </table:table-cell>
          <table:table-cell office:value-type="float" office:value="0.065339" calcext:value-type="float">
            <text:p>0,065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</text:p>
          </table:table-cell>
          <table:table-cell office:value-type="float" office:value="0.069574" calcext:value-type="float">
            <text:p>0,069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</text:p>
          </table:table-cell>
          <table:table-cell office:value-type="float" office:value="0.064004" calcext:value-type="float">
            <text:p>0,06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</text:p>
          </table:table-cell>
          <table:table-cell office:value-type="float" office:value="0.063733" calcext:value-type="float">
            <text:p>0,063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</text:p>
          </table:table-cell>
          <table:table-cell office:value-type="float" office:value="0.065476" calcext:value-type="float">
            <text:p>0,065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</text:p>
          </table:table-cell>
          <table:table-cell office:value-type="float" office:value="0.066341" calcext:value-type="float">
            <text:p>0,066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</text:p>
          </table:table-cell>
          <table:table-cell office:value-type="float" office:value="0.067244" calcext:value-type="float">
            <text:p>0,067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</text:p>
          </table:table-cell>
          <table:table-cell office:value-type="float" office:value="0.066346" calcext:value-type="float">
            <text:p>0,066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</text:p>
          </table:table-cell>
          <table:table-cell office:value-type="float" office:value="0.062409" calcext:value-type="float">
            <text:p>0,062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</text:p>
          </table:table-cell>
          <table:table-cell office:value-type="float" office:value="0.06434" calcext:value-type="float">
            <text:p>0,06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</text:p>
          </table:table-cell>
          <table:table-cell office:value-type="float" office:value="0.062124" calcext:value-type="float">
            <text:p>0,062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</text:p>
          </table:table-cell>
          <table:table-cell office:value-type="float" office:value="0.063987" calcext:value-type="float">
            <text:p>0,06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</text:p>
          </table:table-cell>
          <table:table-cell office:value-type="float" office:value="0.064679" calcext:value-type="float">
            <text:p>0,064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</text:p>
          </table:table-cell>
          <table:table-cell office:value-type="float" office:value="0.064402" calcext:value-type="float">
            <text:p>0,064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</text:p>
          </table:table-cell>
          <table:table-cell office:value-type="float" office:value="0.063616" calcext:value-type="float">
            <text:p>0,063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</text:p>
          </table:table-cell>
          <table:table-cell office:value-type="float" office:value="0.075684" calcext:value-type="float">
            <text:p>0,075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</text:p>
          </table:table-cell>
          <table:table-cell office:value-type="float" office:value="0.066172" calcext:value-type="float">
            <text:p>0,066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</text:p>
          </table:table-cell>
          <table:table-cell office:value-type="float" office:value="0.068099" calcext:value-type="float">
            <text:p>0,068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</text:p>
          </table:table-cell>
          <table:table-cell office:value-type="float" office:value="0.064903" calcext:value-type="float">
            <text:p>0,064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</text:p>
          </table:table-cell>
          <table:table-cell office:value-type="float" office:value="0.061566" calcext:value-type="float">
            <text:p>0,061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</text:p>
          </table:table-cell>
          <table:table-cell office:value-type="float" office:value="0.061119" calcext:value-type="float">
            <text:p>0,061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</text:p>
          </table:table-cell>
          <table:table-cell office:value-type="float" office:value="0.063466" calcext:value-type="float">
            <text:p>0,063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</text:p>
          </table:table-cell>
          <table:table-cell office:value-type="float" office:value="0.060443" calcext:value-type="float">
            <text:p>0,06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</text:p>
          </table:table-cell>
          <table:table-cell office:value-type="float" office:value="0.060808" calcext:value-type="float">
            <text:p>0,060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</text:p>
          </table:table-cell>
          <table:table-cell office:value-type="float" office:value="0.063499" calcext:value-type="float">
            <text:p>0,063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</text:p>
          </table:table-cell>
          <table:table-cell office:value-type="float" office:value="0.059646" calcext:value-type="float">
            <text:p>0,059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</text:p>
          </table:table-cell>
          <table:table-cell office:value-type="float" office:value="0.061268" calcext:value-type="float">
            <text:p>0,0612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</text:p>
          </table:table-cell>
          <table:table-cell office:value-type="float" office:value="0.063314" calcext:value-type="float">
            <text:p>0,06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</text:p>
          </table:table-cell>
          <table:table-cell office:value-type="float" office:value="0.060689" calcext:value-type="float">
            <text:p>0,06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</text:p>
          </table:table-cell>
          <table:table-cell office:value-type="float" office:value="0.062228" calcext:value-type="float">
            <text:p>0,062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</text:p>
          </table:table-cell>
          <table:table-cell office:value-type="float" office:value="0.059612" calcext:value-type="float">
            <text:p>0,059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</text:p>
          </table:table-cell>
          <table:table-cell office:value-type="float" office:value="0.062176" calcext:value-type="float">
            <text:p>0,062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</text:p>
          </table:table-cell>
          <table:table-cell office:value-type="float" office:value="0.065316" calcext:value-type="float">
            <text:p>0,065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</text:p>
          </table:table-cell>
          <table:table-cell office:value-type="float" office:value="0.062999" calcext:value-type="float">
            <text:p>0,062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</text:p>
          </table:table-cell>
          <table:table-cell office:value-type="float" office:value="0.059118" calcext:value-type="float">
            <text:p>0,059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</text:p>
          </table:table-cell>
          <table:table-cell office:value-type="float" office:value="0.062982" calcext:value-type="float">
            <text:p>0,062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</text:p>
          </table:table-cell>
          <table:table-cell office:value-type="float" office:value="0.060491" calcext:value-type="float">
            <text:p>0,060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</text:p>
          </table:table-cell>
          <table:table-cell office:value-type="float" office:value="0.060975" calcext:value-type="float">
            <text:p>0,060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</text:p>
          </table:table-cell>
          <table:table-cell office:value-type="float" office:value="0.061341" calcext:value-type="float">
            <text:p>0,061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</text:p>
          </table:table-cell>
          <table:table-cell office:value-type="float" office:value="0.062514" calcext:value-type="float">
            <text:p>0,062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</text:p>
          </table:table-cell>
          <table:table-cell office:value-type="float" office:value="0.05931" calcext:value-type="float">
            <text:p>0,0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</text:p>
          </table:table-cell>
          <table:table-cell office:value-type="float" office:value="0.060328" calcext:value-type="float">
            <text:p>0,06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</text:p>
          </table:table-cell>
          <table:table-cell office:value-type="float" office:value="0.061744" calcext:value-type="float">
            <text:p>0,061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</text:p>
          </table:table-cell>
          <table:table-cell office:value-type="float" office:value="0.060515" calcext:value-type="float">
            <text:p>0,060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</text:p>
          </table:table-cell>
          <table:table-cell office:value-type="float" office:value="0.063966" calcext:value-type="float">
            <text:p>0,06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</text:p>
          </table:table-cell>
          <table:table-cell office:value-type="float" office:value="0.071628" calcext:value-type="float">
            <text:p>0,07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</text:p>
          </table:table-cell>
          <table:table-cell office:value-type="float" office:value="0.083451" calcext:value-type="float">
            <text:p>0,083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</text:p>
          </table:table-cell>
          <table:table-cell office:value-type="float" office:value="0.072398" calcext:value-type="float">
            <text:p>0,072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</text:p>
          </table:table-cell>
          <table:table-cell office:value-type="float" office:value="0.0652" calcext:value-type="float">
            <text:p>0,0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</text:p>
          </table:table-cell>
          <table:table-cell office:value-type="float" office:value="0.061003" calcext:value-type="float">
            <text:p>0,061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</text:p>
          </table:table-cell>
          <table:table-cell office:value-type="float" office:value="0.061706" calcext:value-type="float">
            <text:p>0,06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</text:p>
          </table:table-cell>
          <table:table-cell office:value-type="float" office:value="0.06459" calcext:value-type="float">
            <text:p>0,06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</text:p>
          </table:table-cell>
          <table:table-cell office:value-type="float" office:value="0.069348" calcext:value-type="float">
            <text:p>0,06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</text:p>
          </table:table-cell>
          <table:table-cell office:value-type="float" office:value="0.06474" calcext:value-type="float">
            <text:p>0,06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</text:p>
          </table:table-cell>
          <table:table-cell office:value-type="float" office:value="0.065468" calcext:value-type="float">
            <text:p>0,06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</text:p>
          </table:table-cell>
          <table:table-cell office:value-type="float" office:value="0.069369" calcext:value-type="float">
            <text:p>0,069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</text:p>
          </table:table-cell>
          <table:table-cell office:value-type="float" office:value="0.06627" calcext:value-type="float">
            <text:p>0,06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</text:p>
          </table:table-cell>
          <table:table-cell office:value-type="float" office:value="0.069348" calcext:value-type="float">
            <text:p>0,06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</text:p>
          </table:table-cell>
          <table:table-cell office:value-type="float" office:value="0.065116" calcext:value-type="float">
            <text:p>0,065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</text:p>
          </table:table-cell>
          <table:table-cell office:value-type="float" office:value="0.07026" calcext:value-type="float">
            <text:p>0,07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</text:p>
          </table:table-cell>
          <table:table-cell office:value-type="float" office:value="0.062505" calcext:value-type="float">
            <text:p>0,06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</text:p>
          </table:table-cell>
          <table:table-cell office:value-type="float" office:value="0.062735" calcext:value-type="float">
            <text:p>0,062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</text:p>
          </table:table-cell>
          <table:table-cell office:value-type="float" office:value="0.065448" calcext:value-type="float">
            <text:p>0,06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</text:p>
          </table:table-cell>
          <table:table-cell office:value-type="float" office:value="0.06456" calcext:value-type="float">
            <text:p>0,06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</text:p>
          </table:table-cell>
          <table:table-cell office:value-type="float" office:value="0.060147" calcext:value-type="float">
            <text:p>0,06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</text:p>
          </table:table-cell>
          <table:table-cell office:value-type="float" office:value="0.087495" calcext:value-type="float">
            <text:p>0,0874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</text:p>
          </table:table-cell>
          <table:table-cell office:value-type="float" office:value="0.064463" calcext:value-type="float">
            <text:p>0,064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</text:p>
          </table:table-cell>
          <table:table-cell office:value-type="float" office:value="0.062884" calcext:value-type="float">
            <text:p>0,062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</text:p>
          </table:table-cell>
          <table:table-cell office:value-type="float" office:value="0.058988" calcext:value-type="float">
            <text:p>0,058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</text:p>
          </table:table-cell>
          <table:table-cell office:value-type="float" office:value="0.064581" calcext:value-type="float">
            <text:p>0,064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</text:p>
          </table:table-cell>
          <table:table-cell office:value-type="float" office:value="0.062788" calcext:value-type="float">
            <text:p>0,06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</text:p>
          </table:table-cell>
          <table:table-cell office:value-type="float" office:value="0.060552" calcext:value-type="float">
            <text:p>0,060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</text:p>
          </table:table-cell>
          <table:table-cell office:value-type="float" office:value="0.062329" calcext:value-type="float">
            <text:p>0,062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</text:p>
          </table:table-cell>
          <table:table-cell office:value-type="float" office:value="0.061849" calcext:value-type="float">
            <text:p>0,06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</text:p>
          </table:table-cell>
          <table:table-cell office:value-type="float" office:value="0.071344" calcext:value-type="float">
            <text:p>0,071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</text:p>
          </table:table-cell>
          <table:table-cell office:value-type="float" office:value="0.059761" calcext:value-type="float">
            <text:p>0,059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</text:p>
          </table:table-cell>
          <table:table-cell office:value-type="float" office:value="0.061303" calcext:value-type="float">
            <text:p>0,061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</text:p>
          </table:table-cell>
          <table:table-cell office:value-type="float" office:value="0.062601" calcext:value-type="float">
            <text:p>0,06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</text:p>
          </table:table-cell>
          <table:table-cell office:value-type="float" office:value="0.061299" calcext:value-type="float">
            <text:p>0,06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</text:p>
          </table:table-cell>
          <table:table-cell office:value-type="float" office:value="0.063554" calcext:value-type="float">
            <text:p>0,063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</text:p>
          </table:table-cell>
          <table:table-cell office:value-type="float" office:value="0.061033" calcext:value-type="float">
            <text:p>0,06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</text:p>
          </table:table-cell>
          <table:table-cell office:value-type="float" office:value="0.064034" calcext:value-type="float">
            <text:p>0,064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</text:p>
          </table:table-cell>
          <table:table-cell office:value-type="float" office:value="0.06186" calcext:value-type="float">
            <text:p>0,06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</text:p>
          </table:table-cell>
          <table:table-cell office:value-type="float" office:value="0.065376" calcext:value-type="float">
            <text:p>0,06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</text:p>
          </table:table-cell>
          <table:table-cell office:value-type="float" office:value="0.059066" calcext:value-type="float">
            <text:p>0,05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</text:p>
          </table:table-cell>
          <table:table-cell office:value-type="float" office:value="0.0625" calcext:value-type="float">
            <text:p>0,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</text:p>
          </table:table-cell>
          <table:table-cell office:value-type="float" office:value="0.060475" calcext:value-type="float">
            <text:p>0,060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</text:p>
          </table:table-cell>
          <table:table-cell office:value-type="float" office:value="0.062328" calcext:value-type="float">
            <text:p>0,062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</text:p>
          </table:table-cell>
          <table:table-cell office:value-type="float" office:value="0.062143" calcext:value-type="float">
            <text:p>0,06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</text:p>
          </table:table-cell>
          <table:table-cell office:value-type="float" office:value="0.059954" calcext:value-type="float">
            <text:p>0,05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</text:p>
          </table:table-cell>
          <table:table-cell office:value-type="float" office:value="0.063082" calcext:value-type="float">
            <text:p>0,063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</text:p>
          </table:table-cell>
          <table:table-cell office:value-type="float" office:value="0.061078" calcext:value-type="float">
            <text:p>0,06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</text:p>
          </table:table-cell>
          <table:table-cell office:value-type="float" office:value="0.062524" calcext:value-type="float">
            <text:p>0,062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</text:p>
          </table:table-cell>
          <table:table-cell office:value-type="float" office:value="0.060241" calcext:value-type="float">
            <text:p>0,060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</text:p>
          </table:table-cell>
          <table:table-cell office:value-type="float" office:value="0.066227" calcext:value-type="float">
            <text:p>0,06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</text:p>
          </table:table-cell>
          <table:table-cell office:value-type="float" office:value="0.062095" calcext:value-type="float">
            <text:p>0,062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</text:p>
          </table:table-cell>
          <table:table-cell office:value-type="float" office:value="0.064281" calcext:value-type="float">
            <text:p>0,064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</text:p>
          </table:table-cell>
          <table:table-cell office:value-type="float" office:value="0.063847" calcext:value-type="float">
            <text:p>0,063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</text:p>
          </table:table-cell>
          <table:table-cell office:value-type="float" office:value="0.072818" calcext:value-type="float">
            <text:p>0,07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</text:p>
          </table:table-cell>
          <table:table-cell office:value-type="float" office:value="0.061791" calcext:value-type="float">
            <text:p>0,0617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0</text:p>
          </table:table-cell>
          <table:table-cell office:value-type="float" office:value="0.068186" calcext:value-type="float">
            <text:p>0,068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1</text:p>
          </table:table-cell>
          <table:table-cell office:value-type="float" office:value="0.063048" calcext:value-type="float">
            <text:p>0,063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2</text:p>
          </table:table-cell>
          <table:table-cell office:value-type="float" office:value="0.059654" calcext:value-type="float">
            <text:p>0,05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3</text:p>
          </table:table-cell>
          <table:table-cell office:value-type="float" office:value="0.060988" calcext:value-type="float">
            <text:p>0,060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4</text:p>
          </table:table-cell>
          <table:table-cell office:value-type="float" office:value="0.062514" calcext:value-type="float">
            <text:p>0,062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5</text:p>
          </table:table-cell>
          <table:table-cell office:value-type="float" office:value="0.063599" calcext:value-type="float">
            <text:p>0,06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6</text:p>
          </table:table-cell>
          <table:table-cell office:value-type="float" office:value="0.061186" calcext:value-type="float">
            <text:p>0,06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7</text:p>
          </table:table-cell>
          <table:table-cell office:value-type="float" office:value="0.060368" calcext:value-type="float">
            <text:p>0,060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8</text:p>
          </table:table-cell>
          <table:table-cell office:value-type="float" office:value="0.063142" calcext:value-type="float">
            <text:p>0,063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09</text:p>
          </table:table-cell>
          <table:table-cell office:value-type="float" office:value="0.065512" calcext:value-type="float">
            <text:p>0,065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0</text:p>
          </table:table-cell>
          <table:table-cell office:value-type="float" office:value="0.064766" calcext:value-type="float">
            <text:p>0,064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1</text:p>
          </table:table-cell>
          <table:table-cell office:value-type="float" office:value="0.087439" calcext:value-type="float">
            <text:p>0,087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2</text:p>
          </table:table-cell>
          <table:table-cell office:value-type="float" office:value="0.068446" calcext:value-type="float">
            <text:p>0,068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3</text:p>
          </table:table-cell>
          <table:table-cell office:value-type="float" office:value="0.062406" calcext:value-type="float">
            <text:p>0,062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4</text:p>
          </table:table-cell>
          <table:table-cell office:value-type="float" office:value="0.062248" calcext:value-type="float">
            <text:p>0,062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5</text:p>
          </table:table-cell>
          <table:table-cell office:value-type="float" office:value="0.060341" calcext:value-type="float">
            <text:p>0,060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6</text:p>
          </table:table-cell>
          <table:table-cell office:value-type="float" office:value="0.062314" calcext:value-type="float">
            <text:p>0,062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7</text:p>
          </table:table-cell>
          <table:table-cell office:value-type="float" office:value="0.064938" calcext:value-type="float">
            <text:p>0,064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8</text:p>
          </table:table-cell>
          <table:table-cell office:value-type="float" office:value="0.06172" calcext:value-type="float">
            <text:p>0,06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19</text:p>
          </table:table-cell>
          <table:table-cell office:value-type="float" office:value="0.059232" calcext:value-type="float">
            <text:p>0,059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0</text:p>
          </table:table-cell>
          <table:table-cell office:value-type="float" office:value="0.061555" calcext:value-type="float">
            <text:p>0,06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1</text:p>
          </table:table-cell>
          <table:table-cell office:value-type="float" office:value="0.065208" calcext:value-type="float">
            <text:p>0,065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2</text:p>
          </table:table-cell>
          <table:table-cell office:value-type="float" office:value="0.066044" calcext:value-type="float">
            <text:p>0,066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3</text:p>
          </table:table-cell>
          <table:table-cell office:value-type="float" office:value="0.064628" calcext:value-type="float">
            <text:p>0,064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4</text:p>
          </table:table-cell>
          <table:table-cell office:value-type="float" office:value="0.065711" calcext:value-type="float">
            <text:p>0,065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5</text:p>
          </table:table-cell>
          <table:table-cell office:value-type="float" office:value="0.063664" calcext:value-type="float">
            <text:p>0,063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6</text:p>
          </table:table-cell>
          <table:table-cell office:value-type="float" office:value="0.065471" calcext:value-type="float">
            <text:p>0,065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7</text:p>
          </table:table-cell>
          <table:table-cell office:value-type="float" office:value="0.064961" calcext:value-type="float">
            <text:p>0,064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8</text:p>
          </table:table-cell>
          <table:table-cell office:value-type="float" office:value="0.064376" calcext:value-type="float">
            <text:p>0,064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29</text:p>
          </table:table-cell>
          <table:table-cell office:value-type="float" office:value="0.061032" calcext:value-type="float">
            <text:p>0,06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0</text:p>
          </table:table-cell>
          <table:table-cell office:value-type="float" office:value="0.061987" calcext:value-type="float">
            <text:p>0,061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1</text:p>
          </table:table-cell>
          <table:table-cell office:value-type="float" office:value="0.060801" calcext:value-type="float">
            <text:p>0,060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2</text:p>
          </table:table-cell>
          <table:table-cell office:value-type="float" office:value="0.064122" calcext:value-type="float">
            <text:p>0,064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3</text:p>
          </table:table-cell>
          <table:table-cell office:value-type="float" office:value="0.060718" calcext:value-type="float">
            <text:p>0,060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4</text:p>
          </table:table-cell>
          <table:table-cell office:value-type="float" office:value="0.063651" calcext:value-type="float">
            <text:p>0,06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5</text:p>
          </table:table-cell>
          <table:table-cell office:value-type="float" office:value="0.061542" calcext:value-type="float">
            <text:p>0,0615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6</text:p>
          </table:table-cell>
          <table:table-cell office:value-type="float" office:value="0.058939" calcext:value-type="float">
            <text:p>0,058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7</text:p>
          </table:table-cell>
          <table:table-cell office:value-type="float" office:value="0.061494" calcext:value-type="float">
            <text:p>0,061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8</text:p>
          </table:table-cell>
          <table:table-cell office:value-type="float" office:value="0.06588" calcext:value-type="float">
            <text:p>0,06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39</text:p>
          </table:table-cell>
          <table:table-cell office:value-type="float" office:value="0.06237" calcext:value-type="float">
            <text:p>0,06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0</text:p>
          </table:table-cell>
          <table:table-cell office:value-type="float" office:value="0.06356" calcext:value-type="float">
            <text:p>0,06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1</text:p>
          </table:table-cell>
          <table:table-cell office:value-type="float" office:value="0.061063" calcext:value-type="float">
            <text:p>0,06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2</text:p>
          </table:table-cell>
          <table:table-cell office:value-type="float" office:value="0.061771" calcext:value-type="float">
            <text:p>0,061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3</text:p>
          </table:table-cell>
          <table:table-cell office:value-type="float" office:value="0.060147" calcext:value-type="float">
            <text:p>0,06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4</text:p>
          </table:table-cell>
          <table:table-cell office:value-type="float" office:value="0.06066" calcext:value-type="float">
            <text:p>0,0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5</text:p>
          </table:table-cell>
          <table:table-cell office:value-type="float" office:value="0.060366" calcext:value-type="float">
            <text:p>0,060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6</text:p>
          </table:table-cell>
          <table:table-cell office:value-type="float" office:value="0.091247" calcext:value-type="float">
            <text:p>0,091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7</text:p>
          </table:table-cell>
          <table:table-cell office:value-type="float" office:value="0.066758" calcext:value-type="float">
            <text:p>0,0667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8</text:p>
          </table:table-cell>
          <table:table-cell office:value-type="float" office:value="0.066858" calcext:value-type="float">
            <text:p>0,066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49</text:p>
          </table:table-cell>
          <table:table-cell office:value-type="float" office:value="0.060664" calcext:value-type="float">
            <text:p>0,060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0</text:p>
          </table:table-cell>
          <table:table-cell office:value-type="float" office:value="0.061474" calcext:value-type="float">
            <text:p>0,06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1</text:p>
          </table:table-cell>
          <table:table-cell office:value-type="float" office:value="0.061296" calcext:value-type="float">
            <text:p>0,061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2</text:p>
          </table:table-cell>
          <table:table-cell office:value-type="float" office:value="0.061858" calcext:value-type="float">
            <text:p>0,061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3</text:p>
          </table:table-cell>
          <table:table-cell office:value-type="float" office:value="0.066015" calcext:value-type="float">
            <text:p>0,066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4</text:p>
          </table:table-cell>
          <table:table-cell office:value-type="float" office:value="0.062511" calcext:value-type="float">
            <text:p>0,062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5</text:p>
          </table:table-cell>
          <table:table-cell office:value-type="float" office:value="0.065535" calcext:value-type="float">
            <text:p>0,065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6</text:p>
          </table:table-cell>
          <table:table-cell office:value-type="float" office:value="0.05968" calcext:value-type="float">
            <text:p>0,05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7</text:p>
          </table:table-cell>
          <table:table-cell office:value-type="float" office:value="0.058971" calcext:value-type="float">
            <text:p>0,058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8</text:p>
          </table:table-cell>
          <table:table-cell office:value-type="float" office:value="0.062122" calcext:value-type="float">
            <text:p>0,062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59</text:p>
          </table:table-cell>
          <table:table-cell office:value-type="float" office:value="0.061856" calcext:value-type="float">
            <text:p>0,061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0</text:p>
          </table:table-cell>
          <table:table-cell office:value-type="float" office:value="0.063726" calcext:value-type="float">
            <text:p>0,063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1</text:p>
          </table:table-cell>
          <table:table-cell office:value-type="float" office:value="0.060681" calcext:value-type="float">
            <text:p>0,060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2</text:p>
          </table:table-cell>
          <table:table-cell office:value-type="float" office:value="0.066365" calcext:value-type="float">
            <text:p>0,06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3</text:p>
          </table:table-cell>
          <table:table-cell office:value-type="float" office:value="0.062505" calcext:value-type="float">
            <text:p>0,062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4</text:p>
          </table:table-cell>
          <table:table-cell office:value-type="float" office:value="0.068144" calcext:value-type="float">
            <text:p>0,068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5</text:p>
          </table:table-cell>
          <table:table-cell office:value-type="float" office:value="0.071994" calcext:value-type="float">
            <text:p>0,0719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6</text:p>
          </table:table-cell>
          <table:table-cell office:value-type="float" office:value="0.073641" calcext:value-type="float">
            <text:p>0,073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7</text:p>
          </table:table-cell>
          <table:table-cell office:value-type="float" office:value="0.06562" calcext:value-type="float">
            <text:p>0,06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8</text:p>
          </table:table-cell>
          <table:table-cell office:value-type="float" office:value="0.06463" calcext:value-type="float">
            <text:p>0,06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69</text:p>
          </table:table-cell>
          <table:table-cell office:value-type="float" office:value="0.063417" calcext:value-type="float">
            <text:p>0,063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0</text:p>
          </table:table-cell>
          <table:table-cell office:value-type="float" office:value="0.078211" calcext:value-type="float">
            <text:p>0,078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1</text:p>
          </table:table-cell>
          <table:table-cell office:value-type="float" office:value="0.068451" calcext:value-type="float">
            <text:p>0,068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2</text:p>
          </table:table-cell>
          <table:table-cell office:value-type="float" office:value="0.060993" calcext:value-type="float">
            <text:p>0,06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3</text:p>
          </table:table-cell>
          <table:table-cell office:value-type="float" office:value="0.063015" calcext:value-type="float">
            <text:p>0,063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4</text:p>
          </table:table-cell>
          <table:table-cell office:value-type="float" office:value="0.064545" calcext:value-type="float">
            <text:p>0,06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5</text:p>
          </table:table-cell>
          <table:table-cell office:value-type="float" office:value="0.066153" calcext:value-type="float">
            <text:p>0,066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6</text:p>
          </table:table-cell>
          <table:table-cell office:value-type="float" office:value="0.067631" calcext:value-type="float">
            <text:p>0,067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7</text:p>
          </table:table-cell>
          <table:table-cell office:value-type="float" office:value="0.062487" calcext:value-type="float">
            <text:p>0,062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8</text:p>
          </table:table-cell>
          <table:table-cell office:value-type="float" office:value="0.063094" calcext:value-type="float">
            <text:p>0,06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79</text:p>
          </table:table-cell>
          <table:table-cell office:value-type="float" office:value="0.067761" calcext:value-type="float">
            <text:p>0,067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0</text:p>
          </table:table-cell>
          <table:table-cell office:value-type="float" office:value="0.063618" calcext:value-type="float">
            <text:p>0,063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1</text:p>
          </table:table-cell>
          <table:table-cell office:value-type="float" office:value="0.063224" calcext:value-type="float">
            <text:p>0,06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2</text:p>
          </table:table-cell>
          <table:table-cell office:value-type="float" office:value="0.061168" calcext:value-type="float">
            <text:p>0,06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3</text:p>
          </table:table-cell>
          <table:table-cell office:value-type="float" office:value="0.065055" calcext:value-type="float">
            <text:p>0,065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4</text:p>
          </table:table-cell>
          <table:table-cell office:value-type="float" office:value="0.081086" calcext:value-type="float">
            <text:p>0,081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5</text:p>
          </table:table-cell>
          <table:table-cell office:value-type="float" office:value="0.082242" calcext:value-type="float">
            <text:p>0,082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6</text:p>
          </table:table-cell>
          <table:table-cell office:value-type="float" office:value="0.078157" calcext:value-type="float">
            <text:p>0,07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7</text:p>
          </table:table-cell>
          <table:table-cell office:value-type="float" office:value="0.067406" calcext:value-type="float">
            <text:p>0,067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8</text:p>
          </table:table-cell>
          <table:table-cell office:value-type="float" office:value="0.069867" calcext:value-type="float">
            <text:p>0,069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89</text:p>
          </table:table-cell>
          <table:table-cell office:value-type="float" office:value="0.074227" calcext:value-type="float">
            <text:p>0,074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0</text:p>
          </table:table-cell>
          <table:table-cell office:value-type="float" office:value="0.091437" calcext:value-type="float">
            <text:p>0,09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1</text:p>
          </table:table-cell>
          <table:table-cell office:value-type="float" office:value="0.07034" calcext:value-type="float">
            <text:p>0,07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2</text:p>
          </table:table-cell>
          <table:table-cell office:value-type="float" office:value="0.067675" calcext:value-type="float">
            <text:p>0,067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3</text:p>
          </table:table-cell>
          <table:table-cell office:value-type="float" office:value="0.072259" calcext:value-type="float">
            <text:p>0,072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4</text:p>
          </table:table-cell>
          <table:table-cell office:value-type="float" office:value="0.069455" calcext:value-type="float">
            <text:p>0,069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5</text:p>
          </table:table-cell>
          <table:table-cell office:value-type="float" office:value="0.06815" calcext:value-type="float">
            <text:p>0,06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6</text:p>
          </table:table-cell>
          <table:table-cell office:value-type="float" office:value="0.067532" calcext:value-type="float">
            <text:p>0,067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7</text:p>
          </table:table-cell>
          <table:table-cell office:value-type="float" office:value="0.06898" calcext:value-type="float">
            <text:p>0,0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8</text:p>
          </table:table-cell>
          <table:table-cell office:value-type="float" office:value="0.070815" calcext:value-type="float">
            <text:p>0,070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199</text:p>
          </table:table-cell>
          <table:table-cell office:value-type="float" office:value="0.063253" calcext:value-type="float">
            <text:p>0,06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0</text:p>
          </table:table-cell>
          <table:table-cell office:value-type="float" office:value="0.06304" calcext:value-type="float">
            <text:p>0,06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1</text:p>
          </table:table-cell>
          <table:table-cell office:value-type="float" office:value="0.066055" calcext:value-type="float">
            <text:p>0,066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2</text:p>
          </table:table-cell>
          <table:table-cell office:value-type="float" office:value="0.088168" calcext:value-type="float">
            <text:p>0,088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3</text:p>
          </table:table-cell>
          <table:table-cell office:value-type="float" office:value="0.066871" calcext:value-type="float">
            <text:p>0,066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4</text:p>
          </table:table-cell>
          <table:table-cell office:value-type="float" office:value="0.066829" calcext:value-type="float">
            <text:p>0,066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5</text:p>
          </table:table-cell>
          <table:table-cell office:value-type="float" office:value="0.069188" calcext:value-type="float">
            <text:p>0,069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6</text:p>
          </table:table-cell>
          <table:table-cell office:value-type="float" office:value="0.073662" calcext:value-type="float">
            <text:p>0,073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7</text:p>
          </table:table-cell>
          <table:table-cell office:value-type="float" office:value="0.064762" calcext:value-type="float">
            <text:p>0,06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8</text:p>
          </table:table-cell>
          <table:table-cell office:value-type="float" office:value="0.069504" calcext:value-type="float">
            <text:p>0,06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09</text:p>
          </table:table-cell>
          <table:table-cell office:value-type="float" office:value="0.077546" calcext:value-type="float">
            <text:p>0,077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0</text:p>
          </table:table-cell>
          <table:table-cell office:value-type="float" office:value="0.071896" calcext:value-type="float">
            <text:p>0,07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1</text:p>
          </table:table-cell>
          <table:table-cell office:value-type="float" office:value="0.070855" calcext:value-type="float">
            <text:p>0,07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2</text:p>
          </table:table-cell>
          <table:table-cell office:value-type="float" office:value="0.072112" calcext:value-type="float">
            <text:p>0,072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3</text:p>
          </table:table-cell>
          <table:table-cell office:value-type="float" office:value="0.073669" calcext:value-type="float">
            <text:p>0,07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4</text:p>
          </table:table-cell>
          <table:table-cell office:value-type="float" office:value="0.074316" calcext:value-type="float">
            <text:p>0,074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5</text:p>
          </table:table-cell>
          <table:table-cell office:value-type="float" office:value="0.071091" calcext:value-type="float">
            <text:p>0,071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6</text:p>
          </table:table-cell>
          <table:table-cell office:value-type="float" office:value="0.072003" calcext:value-type="float">
            <text:p>0,072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7</text:p>
          </table:table-cell>
          <table:table-cell office:value-type="float" office:value="0.068128" calcext:value-type="float">
            <text:p>0,068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8</text:p>
          </table:table-cell>
          <table:table-cell office:value-type="float" office:value="0.076016" calcext:value-type="float">
            <text:p>0,076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19</text:p>
          </table:table-cell>
          <table:table-cell office:value-type="float" office:value="0.064704" calcext:value-type="float">
            <text:p>0,064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0</text:p>
          </table:table-cell>
          <table:table-cell office:value-type="float" office:value="0.066773" calcext:value-type="float">
            <text:p>0,06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1</text:p>
          </table:table-cell>
          <table:table-cell office:value-type="float" office:value="0.059192" calcext:value-type="float">
            <text:p>0,059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2</text:p>
          </table:table-cell>
          <table:table-cell office:value-type="float" office:value="0.060247" calcext:value-type="float">
            <text:p>0,06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3</text:p>
          </table:table-cell>
          <table:table-cell office:value-type="float" office:value="0.061084" calcext:value-type="float">
            <text:p>0,06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4</text:p>
          </table:table-cell>
          <table:table-cell office:value-type="float" office:value="0.062029" calcext:value-type="float">
            <text:p>0,06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5</text:p>
          </table:table-cell>
          <table:table-cell office:value-type="float" office:value="0.06768" calcext:value-type="float">
            <text:p>0,0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6</text:p>
          </table:table-cell>
          <table:table-cell office:value-type="float" office:value="0.071763" calcext:value-type="float">
            <text:p>0,071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7</text:p>
          </table:table-cell>
          <table:table-cell office:value-type="float" office:value="0.073426" calcext:value-type="float">
            <text:p>0,073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8</text:p>
          </table:table-cell>
          <table:table-cell office:value-type="float" office:value="0.064822" calcext:value-type="float">
            <text:p>0,064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29</text:p>
          </table:table-cell>
          <table:table-cell office:value-type="float" office:value="0.062654" calcext:value-type="float">
            <text:p>0,062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0</text:p>
          </table:table-cell>
          <table:table-cell office:value-type="float" office:value="0.060496" calcext:value-type="float">
            <text:p>0,06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1</text:p>
          </table:table-cell>
          <table:table-cell office:value-type="float" office:value="0.066277" calcext:value-type="float">
            <text:p>0,066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2</text:p>
          </table:table-cell>
          <table:table-cell office:value-type="float" office:value="0.057348" calcext:value-type="float">
            <text:p>0,057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3</text:p>
          </table:table-cell>
          <table:table-cell office:value-type="float" office:value="0.061792" calcext:value-type="float">
            <text:p>0,061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4</text:p>
          </table:table-cell>
          <table:table-cell office:value-type="float" office:value="0.063286" calcext:value-type="float">
            <text:p>0,063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5</text:p>
          </table:table-cell>
          <table:table-cell office:value-type="float" office:value="0.056574" calcext:value-type="float">
            <text:p>0,05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6</text:p>
          </table:table-cell>
          <table:table-cell office:value-type="float" office:value="0.061364" calcext:value-type="float">
            <text:p>0,06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7</text:p>
          </table:table-cell>
          <table:table-cell office:value-type="float" office:value="0.061113" calcext:value-type="float">
            <text:p>0,061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8</text:p>
          </table:table-cell>
          <table:table-cell office:value-type="float" office:value="0.060658" calcext:value-type="float">
            <text:p>0,060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39</text:p>
          </table:table-cell>
          <table:table-cell office:value-type="float" office:value="0.064331" calcext:value-type="float">
            <text:p>0,064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0</text:p>
          </table:table-cell>
          <table:table-cell office:value-type="float" office:value="0.056898" calcext:value-type="float">
            <text:p>0,056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1</text:p>
          </table:table-cell>
          <table:table-cell office:value-type="float" office:value="0.060618" calcext:value-type="float">
            <text:p>0,0606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2</text:p>
          </table:table-cell>
          <table:table-cell office:value-type="float" office:value="0.061698" calcext:value-type="float">
            <text:p>0,061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3</text:p>
          </table:table-cell>
          <table:table-cell office:value-type="float" office:value="0.058688" calcext:value-type="float">
            <text:p>0,05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4</text:p>
          </table:table-cell>
          <table:table-cell office:value-type="float" office:value="0.062668" calcext:value-type="float">
            <text:p>0,062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5</text:p>
          </table:table-cell>
          <table:table-cell office:value-type="float" office:value="0.062666" calcext:value-type="float">
            <text:p>0,062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6</text:p>
          </table:table-cell>
          <table:table-cell office:value-type="float" office:value="0.061966" calcext:value-type="float">
            <text:p>0,061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7</text:p>
          </table:table-cell>
          <table:table-cell office:value-type="float" office:value="0.070233" calcext:value-type="float">
            <text:p>0,070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8</text:p>
          </table:table-cell>
          <table:table-cell office:value-type="float" office:value="0.059265" calcext:value-type="float">
            <text:p>0,05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49</text:p>
          </table:table-cell>
          <table:table-cell office:value-type="float" office:value="0.059134" calcext:value-type="float">
            <text:p>0,059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0</text:p>
          </table:table-cell>
          <table:table-cell office:value-type="float" office:value="0.065149" calcext:value-type="float">
            <text:p>0,06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1</text:p>
          </table:table-cell>
          <table:table-cell office:value-type="float" office:value="0.092183" calcext:value-type="float">
            <text:p>0,09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2</text:p>
          </table:table-cell>
          <table:table-cell office:value-type="float" office:value="0.06621" calcext:value-type="float">
            <text:p>0,0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3</text:p>
          </table:table-cell>
          <table:table-cell office:value-type="float" office:value="0.067265" calcext:value-type="float">
            <text:p>0,067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4</text:p>
          </table:table-cell>
          <table:table-cell office:value-type="float" office:value="0.063871" calcext:value-type="float">
            <text:p>0,063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5</text:p>
          </table:table-cell>
          <table:table-cell office:value-type="float" office:value="0.063374" calcext:value-type="float">
            <text:p>0,063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6</text:p>
          </table:table-cell>
          <table:table-cell office:value-type="float" office:value="0.066195" calcext:value-type="float">
            <text:p>0,066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7</text:p>
          </table:table-cell>
          <table:table-cell office:value-type="float" office:value="0.060278" calcext:value-type="float">
            <text:p>0,060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8</text:p>
          </table:table-cell>
          <table:table-cell office:value-type="float" office:value="0.067826" calcext:value-type="float">
            <text:p>0,06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59</text:p>
          </table:table-cell>
          <table:table-cell office:value-type="float" office:value="0.067358" calcext:value-type="float">
            <text:p>0,06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0</text:p>
          </table:table-cell>
          <table:table-cell office:value-type="float" office:value="0.068078" calcext:value-type="float">
            <text:p>0,068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1</text:p>
          </table:table-cell>
          <table:table-cell office:value-type="float" office:value="0.066899" calcext:value-type="float">
            <text:p>0,066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2</text:p>
          </table:table-cell>
          <table:table-cell office:value-type="float" office:value="0.06458" calcext:value-type="float">
            <text:p>0,06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3</text:p>
          </table:table-cell>
          <table:table-cell office:value-type="float" office:value="0.06386" calcext:value-type="float">
            <text:p>0,06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4</text:p>
          </table:table-cell>
          <table:table-cell office:value-type="float" office:value="0.058284" calcext:value-type="float">
            <text:p>0,058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5</text:p>
          </table:table-cell>
          <table:table-cell office:value-type="float" office:value="0.063599" calcext:value-type="float">
            <text:p>0,063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6</text:p>
          </table:table-cell>
          <table:table-cell office:value-type="float" office:value="0.065124" calcext:value-type="float">
            <text:p>0,065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7</text:p>
          </table:table-cell>
          <table:table-cell office:value-type="float" office:value="0.070505" calcext:value-type="float">
            <text:p>0,0705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8</text:p>
          </table:table-cell>
          <table:table-cell office:value-type="float" office:value="0.069081" calcext:value-type="float">
            <text:p>0,069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69</text:p>
          </table:table-cell>
          <table:table-cell office:value-type="float" office:value="0.072352" calcext:value-type="float">
            <text:p>0,0723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0</text:p>
          </table:table-cell>
          <table:table-cell office:value-type="float" office:value="0.070448" calcext:value-type="float">
            <text:p>0,070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1</text:p>
          </table:table-cell>
          <table:table-cell office:value-type="float" office:value="0.068067" calcext:value-type="float">
            <text:p>0,068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2</text:p>
          </table:table-cell>
          <table:table-cell office:value-type="float" office:value="0.066453" calcext:value-type="float">
            <text:p>0,066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3</text:p>
          </table:table-cell>
          <table:table-cell office:value-type="float" office:value="0.061057" calcext:value-type="float">
            <text:p>0,06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4</text:p>
          </table:table-cell>
          <table:table-cell office:value-type="float" office:value="0.061996" calcext:value-type="float">
            <text:p>0,061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5</text:p>
          </table:table-cell>
          <table:table-cell office:value-type="float" office:value="0.059427" calcext:value-type="float">
            <text:p>0,059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6</text:p>
          </table:table-cell>
          <table:table-cell office:value-type="float" office:value="0.062805" calcext:value-type="float">
            <text:p>0,062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7</text:p>
          </table:table-cell>
          <table:table-cell office:value-type="float" office:value="0.062316" calcext:value-type="float">
            <text:p>0,06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8</text:p>
          </table:table-cell>
          <table:table-cell office:value-type="float" office:value="0.07022" calcext:value-type="float">
            <text:p>0,07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79</text:p>
          </table:table-cell>
          <table:table-cell office:value-type="float" office:value="0.068772" calcext:value-type="float">
            <text:p>0,068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0</text:p>
          </table:table-cell>
          <table:table-cell office:value-type="float" office:value="0.065931" calcext:value-type="float">
            <text:p>0,065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1</text:p>
          </table:table-cell>
          <table:table-cell office:value-type="float" office:value="0.068669" calcext:value-type="float">
            <text:p>0,06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2</text:p>
          </table:table-cell>
          <table:table-cell office:value-type="float" office:value="0.064921" calcext:value-type="float">
            <text:p>0,06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3</text:p>
          </table:table-cell>
          <table:table-cell office:value-type="float" office:value="0.060196" calcext:value-type="float">
            <text:p>0,06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4</text:p>
          </table:table-cell>
          <table:table-cell office:value-type="float" office:value="0.075546" calcext:value-type="float">
            <text:p>0,0755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5</text:p>
          </table:table-cell>
          <table:table-cell office:value-type="float" office:value="0.068167" calcext:value-type="float">
            <text:p>0,068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6</text:p>
          </table:table-cell>
          <table:table-cell office:value-type="float" office:value="0.068793" calcext:value-type="float">
            <text:p>0,068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7</text:p>
          </table:table-cell>
          <table:table-cell office:value-type="float" office:value="0.059507" calcext:value-type="float">
            <text:p>0,05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8</text:p>
          </table:table-cell>
          <table:table-cell office:value-type="float" office:value="0.059265" calcext:value-type="float">
            <text:p>0,05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89</text:p>
          </table:table-cell>
          <table:table-cell office:value-type="float" office:value="0.0569" calcext:value-type="float">
            <text:p>0,0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0</text:p>
          </table:table-cell>
          <table:table-cell office:value-type="float" office:value="0.072416" calcext:value-type="float">
            <text:p>0,072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1</text:p>
          </table:table-cell>
          <table:table-cell office:value-type="float" office:value="0.064467" calcext:value-type="float">
            <text:p>0,064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2</text:p>
          </table:table-cell>
          <table:table-cell office:value-type="float" office:value="0.060623" calcext:value-type="float">
            <text:p>0,060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3</text:p>
          </table:table-cell>
          <table:table-cell office:value-type="float" office:value="0.059779" calcext:value-type="float">
            <text:p>0,0597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4</text:p>
          </table:table-cell>
          <table:table-cell office:value-type="float" office:value="0.062902" calcext:value-type="float">
            <text:p>0,062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5</text:p>
          </table:table-cell>
          <table:table-cell office:value-type="float" office:value="0.064476" calcext:value-type="float">
            <text:p>0,064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6</text:p>
          </table:table-cell>
          <table:table-cell office:value-type="float" office:value="0.110438" calcext:value-type="float">
            <text:p>0,110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7</text:p>
          </table:table-cell>
          <table:table-cell office:value-type="float" office:value="0.078794" calcext:value-type="float">
            <text:p>0,078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8</text:p>
          </table:table-cell>
          <table:table-cell office:value-type="float" office:value="0.062166" calcext:value-type="float">
            <text:p>0,062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299</text:p>
          </table:table-cell>
          <table:table-cell office:value-type="float" office:value="0.05944" calcext:value-type="float">
            <text:p>0,05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0</text:p>
          </table:table-cell>
          <table:table-cell office:value-type="float" office:value="0.058914" calcext:value-type="float">
            <text:p>0,05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1</text:p>
          </table:table-cell>
          <table:table-cell office:value-type="float" office:value="0.064682" calcext:value-type="float">
            <text:p>0,064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2</text:p>
          </table:table-cell>
          <table:table-cell office:value-type="float" office:value="0.061071" calcext:value-type="float">
            <text:p>0,06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3</text:p>
          </table:table-cell>
          <table:table-cell office:value-type="float" office:value="0.061446" calcext:value-type="float">
            <text:p>0,06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4</text:p>
          </table:table-cell>
          <table:table-cell office:value-type="float" office:value="0.059498" calcext:value-type="float">
            <text:p>0,059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5</text:p>
          </table:table-cell>
          <table:table-cell office:value-type="float" office:value="0.063188" calcext:value-type="float">
            <text:p>0,063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6</text:p>
          </table:table-cell>
          <table:table-cell office:value-type="float" office:value="0.066414" calcext:value-type="float">
            <text:p>0,066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7</text:p>
          </table:table-cell>
          <table:table-cell office:value-type="float" office:value="0.062573" calcext:value-type="float">
            <text:p>0,062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8</text:p>
          </table:table-cell>
          <table:table-cell office:value-type="float" office:value="0.058923" calcext:value-type="float">
            <text:p>0,058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09</text:p>
          </table:table-cell>
          <table:table-cell office:value-type="float" office:value="0.060821" calcext:value-type="float">
            <text:p>0,060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0</text:p>
          </table:table-cell>
          <table:table-cell office:value-type="float" office:value="0.069146" calcext:value-type="float">
            <text:p>0,069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1</text:p>
          </table:table-cell>
          <table:table-cell office:value-type="float" office:value="0.068782" calcext:value-type="float">
            <text:p>0,068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2</text:p>
          </table:table-cell>
          <table:table-cell office:value-type="float" office:value="0.060916" calcext:value-type="float">
            <text:p>0,060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3</text:p>
          </table:table-cell>
          <table:table-cell office:value-type="float" office:value="0.062133" calcext:value-type="float">
            <text:p>0,062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4</text:p>
          </table:table-cell>
          <table:table-cell office:value-type="float" office:value="0.067799" calcext:value-type="float">
            <text:p>0,067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5</text:p>
          </table:table-cell>
          <table:table-cell office:value-type="float" office:value="0.060321" calcext:value-type="float">
            <text:p>0,060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6</text:p>
          </table:table-cell>
          <table:table-cell office:value-type="float" office:value="0.05997" calcext:value-type="float">
            <text:p>0,05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7</text:p>
          </table:table-cell>
          <table:table-cell office:value-type="float" office:value="0.062056" calcext:value-type="float">
            <text:p>0,062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8</text:p>
          </table:table-cell>
          <table:table-cell office:value-type="float" office:value="0.059375" calcext:value-type="float">
            <text:p>0,05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19</text:p>
          </table:table-cell>
          <table:table-cell office:value-type="float" office:value="0.060901" calcext:value-type="float">
            <text:p>0,060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0</text:p>
          </table:table-cell>
          <table:table-cell office:value-type="float" office:value="0.060389" calcext:value-type="float">
            <text:p>0,06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1</text:p>
          </table:table-cell>
          <table:table-cell office:value-type="float" office:value="0.061008" calcext:value-type="float">
            <text:p>0,061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2</text:p>
          </table:table-cell>
          <table:table-cell office:value-type="float" office:value="0.063144" calcext:value-type="float">
            <text:p>0,063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3</text:p>
          </table:table-cell>
          <table:table-cell office:value-type="float" office:value="0.059839" calcext:value-type="float">
            <text:p>0,059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4</text:p>
          </table:table-cell>
          <table:table-cell office:value-type="float" office:value="0.061569" calcext:value-type="float">
            <text:p>0,061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5</text:p>
          </table:table-cell>
          <table:table-cell office:value-type="float" office:value="0.060922" calcext:value-type="float">
            <text:p>0,060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6</text:p>
          </table:table-cell>
          <table:table-cell office:value-type="float" office:value="0.061423" calcext:value-type="float">
            <text:p>0,061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7</text:p>
          </table:table-cell>
          <table:table-cell office:value-type="float" office:value="0.061925" calcext:value-type="float">
            <text:p>0,061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8</text:p>
          </table:table-cell>
          <table:table-cell office:value-type="float" office:value="0.067327" calcext:value-type="float">
            <text:p>0,067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29</text:p>
          </table:table-cell>
          <table:table-cell office:value-type="float" office:value="0.062613" calcext:value-type="float">
            <text:p>0,062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0</text:p>
          </table:table-cell>
          <table:table-cell office:value-type="float" office:value="0.067794" calcext:value-type="float">
            <text:p>0,067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1</text:p>
          </table:table-cell>
          <table:table-cell office:value-type="float" office:value="0.065905" calcext:value-type="float">
            <text:p>0,065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2</text:p>
          </table:table-cell>
          <table:table-cell office:value-type="float" office:value="0.068497" calcext:value-type="float">
            <text:p>0,068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3</text:p>
          </table:table-cell>
          <table:table-cell office:value-type="float" office:value="0.06357" calcext:value-type="float">
            <text:p>0,0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4</text:p>
          </table:table-cell>
          <table:table-cell office:value-type="float" office:value="0.060711" calcext:value-type="float">
            <text:p>0,060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5</text:p>
          </table:table-cell>
          <table:table-cell office:value-type="float" office:value="0.062901" calcext:value-type="float">
            <text:p>0,062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6</text:p>
          </table:table-cell>
          <table:table-cell office:value-type="float" office:value="0.065353" calcext:value-type="float">
            <text:p>0,065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7</text:p>
          </table:table-cell>
          <table:table-cell office:value-type="float" office:value="0.064181" calcext:value-type="float">
            <text:p>0,064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8</text:p>
          </table:table-cell>
          <table:table-cell office:value-type="float" office:value="0.066798" calcext:value-type="float">
            <text:p>0,066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39</text:p>
          </table:table-cell>
          <table:table-cell office:value-type="float" office:value="0.059219" calcext:value-type="float">
            <text:p>0,05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0</text:p>
          </table:table-cell>
          <table:table-cell office:value-type="float" office:value="0.062591" calcext:value-type="float">
            <text:p>0,06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1</text:p>
          </table:table-cell>
          <table:table-cell office:value-type="float" office:value="0.063205" calcext:value-type="float">
            <text:p>0,06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2</text:p>
          </table:table-cell>
          <table:table-cell office:value-type="float" office:value="0.072661" calcext:value-type="float">
            <text:p>0,072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3</text:p>
          </table:table-cell>
          <table:table-cell office:value-type="float" office:value="0.061297" calcext:value-type="float">
            <text:p>0,061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4</text:p>
          </table:table-cell>
          <table:table-cell office:value-type="float" office:value="0.058577" calcext:value-type="float">
            <text:p>0,058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5</text:p>
          </table:table-cell>
          <table:table-cell office:value-type="float" office:value="0.063512" calcext:value-type="float">
            <text:p>0,063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6</text:p>
          </table:table-cell>
          <table:table-cell office:value-type="float" office:value="0.065677" calcext:value-type="float">
            <text:p>0,065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7</text:p>
          </table:table-cell>
          <table:table-cell office:value-type="float" office:value="0.063029" calcext:value-type="float">
            <text:p>0,06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8</text:p>
          </table:table-cell>
          <table:table-cell office:value-type="float" office:value="0.06483" calcext:value-type="float">
            <text:p>0,06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49</text:p>
          </table:table-cell>
          <table:table-cell office:value-type="float" office:value="0.064075" calcext:value-type="float">
            <text:p>0,064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0</text:p>
          </table:table-cell>
          <table:table-cell office:value-type="float" office:value="0.063111" calcext:value-type="float">
            <text:p>0,063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1</text:p>
          </table:table-cell>
          <table:table-cell office:value-type="float" office:value="0.058588" calcext:value-type="float">
            <text:p>0,058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2</text:p>
          </table:table-cell>
          <table:table-cell office:value-type="float" office:value="0.06531" calcext:value-type="float">
            <text:p>0,065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3</text:p>
          </table:table-cell>
          <table:table-cell office:value-type="float" office:value="0.06157" calcext:value-type="float">
            <text:p>0,06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4</text:p>
          </table:table-cell>
          <table:table-cell office:value-type="float" office:value="0.073926" calcext:value-type="float">
            <text:p>0,073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5</text:p>
          </table:table-cell>
          <table:table-cell office:value-type="float" office:value="0.06899" calcext:value-type="float">
            <text:p>0,06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6</text:p>
          </table:table-cell>
          <table:table-cell office:value-type="float" office:value="0.073555" calcext:value-type="float">
            <text:p>0,073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7</text:p>
          </table:table-cell>
          <table:table-cell office:value-type="float" office:value="0.071073" calcext:value-type="float">
            <text:p>0,07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8</text:p>
          </table:table-cell>
          <table:table-cell office:value-type="float" office:value="0.069885" calcext:value-type="float">
            <text:p>0,06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59</text:p>
          </table:table-cell>
          <table:table-cell office:value-type="float" office:value="0.067397" calcext:value-type="float">
            <text:p>0,067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0</text:p>
          </table:table-cell>
          <table:table-cell office:value-type="float" office:value="0.071757" calcext:value-type="float">
            <text:p>0,07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1</text:p>
          </table:table-cell>
          <table:table-cell office:value-type="float" office:value="0.073164" calcext:value-type="float">
            <text:p>0,073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2</text:p>
          </table:table-cell>
          <table:table-cell office:value-type="float" office:value="0.059404" calcext:value-type="float">
            <text:p>0,059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3</text:p>
          </table:table-cell>
          <table:table-cell office:value-type="float" office:value="0.05857" calcext:value-type="float">
            <text:p>0,05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4</text:p>
          </table:table-cell>
          <table:table-cell office:value-type="float" office:value="0.064005" calcext:value-type="float">
            <text:p>0,06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5</text:p>
          </table:table-cell>
          <table:table-cell office:value-type="float" office:value="0.0936" calcext:value-type="float">
            <text:p>0,0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6</text:p>
          </table:table-cell>
          <table:table-cell office:value-type="float" office:value="0.060193" calcext:value-type="float">
            <text:p>0,060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7</text:p>
          </table:table-cell>
          <table:table-cell office:value-type="float" office:value="0.064291" calcext:value-type="float">
            <text:p>0,064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8</text:p>
          </table:table-cell>
          <table:table-cell office:value-type="float" office:value="0.062726" calcext:value-type="float">
            <text:p>0,062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69</text:p>
          </table:table-cell>
          <table:table-cell office:value-type="float" office:value="0.058423" calcext:value-type="float">
            <text:p>0,058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0</text:p>
          </table:table-cell>
          <table:table-cell office:value-type="float" office:value="0.059377" calcext:value-type="float">
            <text:p>0,059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1</text:p>
          </table:table-cell>
          <table:table-cell office:value-type="float" office:value="0.065517" calcext:value-type="float">
            <text:p>0,065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2</text:p>
          </table:table-cell>
          <table:table-cell office:value-type="float" office:value="0.061564" calcext:value-type="float">
            <text:p>0,06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3</text:p>
          </table:table-cell>
          <table:table-cell office:value-type="float" office:value="0.07633" calcext:value-type="float">
            <text:p>0,07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4</text:p>
          </table:table-cell>
          <table:table-cell office:value-type="float" office:value="0.073197" calcext:value-type="float">
            <text:p>0,073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5</text:p>
          </table:table-cell>
          <table:table-cell office:value-type="float" office:value="0.079524" calcext:value-type="float">
            <text:p>0,07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6</text:p>
          </table:table-cell>
          <table:table-cell office:value-type="float" office:value="0.072503" calcext:value-type="float">
            <text:p>0,072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7</text:p>
          </table:table-cell>
          <table:table-cell office:value-type="float" office:value="0.065276" calcext:value-type="float">
            <text:p>0,065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8</text:p>
          </table:table-cell>
          <table:table-cell office:value-type="float" office:value="0.066365" calcext:value-type="float">
            <text:p>0,066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79</text:p>
          </table:table-cell>
          <table:table-cell office:value-type="float" office:value="0.07133" calcext:value-type="float">
            <text:p>0,0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0</text:p>
          </table:table-cell>
          <table:table-cell office:value-type="float" office:value="0.066088" calcext:value-type="float">
            <text:p>0,066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1</text:p>
          </table:table-cell>
          <table:table-cell office:value-type="float" office:value="0.06073" calcext:value-type="float">
            <text:p>0,0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2</text:p>
          </table:table-cell>
          <table:table-cell office:value-type="float" office:value="0.066707" calcext:value-type="float">
            <text:p>0,066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3</text:p>
          </table:table-cell>
          <table:table-cell office:value-type="float" office:value="0.067756" calcext:value-type="float">
            <text:p>0,067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4</text:p>
          </table:table-cell>
          <table:table-cell office:value-type="float" office:value="0.0625" calcext:value-type="float">
            <text:p>0,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5</text:p>
          </table:table-cell>
          <table:table-cell office:value-type="float" office:value="0.064209" calcext:value-type="float">
            <text:p>0,064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6</text:p>
          </table:table-cell>
          <table:table-cell office:value-type="float" office:value="0.062393" calcext:value-type="float">
            <text:p>0,062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7</text:p>
          </table:table-cell>
          <table:table-cell office:value-type="float" office:value="0.064012" calcext:value-type="float">
            <text:p>0,064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8</text:p>
          </table:table-cell>
          <table:table-cell office:value-type="float" office:value="0.068481" calcext:value-type="float">
            <text:p>0,068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89</text:p>
          </table:table-cell>
          <table:table-cell office:value-type="float" office:value="0.065988" calcext:value-type="float">
            <text:p>0,065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0</text:p>
          </table:table-cell>
          <table:table-cell office:value-type="float" office:value="0.074402" calcext:value-type="float">
            <text:p>0,074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1</text:p>
          </table:table-cell>
          <table:table-cell office:value-type="float" office:value="0.067722" calcext:value-type="float">
            <text:p>0,067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2</text:p>
          </table:table-cell>
          <table:table-cell office:value-type="float" office:value="0.063716" calcext:value-type="float">
            <text:p>0,06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3</text:p>
          </table:table-cell>
          <table:table-cell office:value-type="float" office:value="0.061584" calcext:value-type="float">
            <text:p>0,061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4</text:p>
          </table:table-cell>
          <table:table-cell office:value-type="float" office:value="0.066877" calcext:value-type="float">
            <text:p>0,066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5</text:p>
          </table:table-cell>
          <table:table-cell office:value-type="float" office:value="0.066141" calcext:value-type="float">
            <text:p>0,066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6</text:p>
          </table:table-cell>
          <table:table-cell office:value-type="float" office:value="0.068154" calcext:value-type="float">
            <text:p>0,068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7</text:p>
          </table:table-cell>
          <table:table-cell office:value-type="float" office:value="0.066452" calcext:value-type="float">
            <text:p>0,06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8</text:p>
          </table:table-cell>
          <table:table-cell office:value-type="float" office:value="0.068999" calcext:value-type="float">
            <text:p>0,068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399</text:p>
          </table:table-cell>
          <table:table-cell office:value-type="float" office:value="0.062362" calcext:value-type="float">
            <text:p>0,06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0</text:p>
          </table:table-cell>
          <table:table-cell office:value-type="float" office:value="0.066337" calcext:value-type="float">
            <text:p>0,066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1</text:p>
          </table:table-cell>
          <table:table-cell office:value-type="float" office:value="0.058538" calcext:value-type="float">
            <text:p>0,058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2</text:p>
          </table:table-cell>
          <table:table-cell office:value-type="float" office:value="0.061377" calcext:value-type="float">
            <text:p>0,061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3</text:p>
          </table:table-cell>
          <table:table-cell office:value-type="float" office:value="0.064238" calcext:value-type="float">
            <text:p>0,064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4</text:p>
          </table:table-cell>
          <table:table-cell office:value-type="float" office:value="0.06202" calcext:value-type="float">
            <text:p>0,06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5</text:p>
          </table:table-cell>
          <table:table-cell office:value-type="float" office:value="0.06013" calcext:value-type="float">
            <text:p>0,06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6</text:p>
          </table:table-cell>
          <table:table-cell office:value-type="float" office:value="0.064849" calcext:value-type="float">
            <text:p>0,064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7</text:p>
          </table:table-cell>
          <table:table-cell office:value-type="float" office:value="0.062508" calcext:value-type="float">
            <text:p>0,062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8</text:p>
          </table:table-cell>
          <table:table-cell office:value-type="float" office:value="0.060346" calcext:value-type="float">
            <text:p>0,060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09</text:p>
          </table:table-cell>
          <table:table-cell office:value-type="float" office:value="0.060551" calcext:value-type="float">
            <text:p>0,060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0</text:p>
          </table:table-cell>
          <table:table-cell office:value-type="float" office:value="0.059905" calcext:value-type="float">
            <text:p>0,059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1</text:p>
          </table:table-cell>
          <table:table-cell office:value-type="float" office:value="0.059265" calcext:value-type="float">
            <text:p>0,059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2</text:p>
          </table:table-cell>
          <table:table-cell office:value-type="float" office:value="0.063449" calcext:value-type="float">
            <text:p>0,063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3</text:p>
          </table:table-cell>
          <table:table-cell office:value-type="float" office:value="0.058669" calcext:value-type="float">
            <text:p>0,05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4</text:p>
          </table:table-cell>
          <table:table-cell office:value-type="float" office:value="0.058491" calcext:value-type="float">
            <text:p>0,058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5</text:p>
          </table:table-cell>
          <table:table-cell office:value-type="float" office:value="0.067254" calcext:value-type="float">
            <text:p>0,067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6</text:p>
          </table:table-cell>
          <table:table-cell office:value-type="float" office:value="0.059019" calcext:value-type="float">
            <text:p>0,059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7</text:p>
          </table:table-cell>
          <table:table-cell office:value-type="float" office:value="0.059694" calcext:value-type="float">
            <text:p>0,05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8</text:p>
          </table:table-cell>
          <table:table-cell office:value-type="float" office:value="0.058877" calcext:value-type="float">
            <text:p>0,05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19</text:p>
          </table:table-cell>
          <table:table-cell office:value-type="float" office:value="0.061777" calcext:value-type="float">
            <text:p>0,06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0</text:p>
          </table:table-cell>
          <table:table-cell office:value-type="float" office:value="0.063194" calcext:value-type="float">
            <text:p>0,063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1</text:p>
          </table:table-cell>
          <table:table-cell office:value-type="float" office:value="0.06092" calcext:value-type="float">
            <text:p>0,0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2</text:p>
          </table:table-cell>
          <table:table-cell office:value-type="float" office:value="0.085534" calcext:value-type="float">
            <text:p>0,085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3</text:p>
          </table:table-cell>
          <table:table-cell office:value-type="float" office:value="0.085007" calcext:value-type="float">
            <text:p>0,085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4</text:p>
          </table:table-cell>
          <table:table-cell office:value-type="float" office:value="0.060792" calcext:value-type="float">
            <text:p>0,06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5</text:p>
          </table:table-cell>
          <table:table-cell office:value-type="float" office:value="0.062867" calcext:value-type="float">
            <text:p>0,06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6</text:p>
          </table:table-cell>
          <table:table-cell office:value-type="float" office:value="0.065267" calcext:value-type="float">
            <text:p>0,06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7</text:p>
          </table:table-cell>
          <table:table-cell office:value-type="float" office:value="0.061059" calcext:value-type="float">
            <text:p>0,06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8</text:p>
          </table:table-cell>
          <table:table-cell office:value-type="float" office:value="0.06236" calcext:value-type="float">
            <text:p>0,06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29</text:p>
          </table:table-cell>
          <table:table-cell office:value-type="float" office:value="0.05897" calcext:value-type="float">
            <text:p>0,05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0</text:p>
          </table:table-cell>
          <table:table-cell office:value-type="float" office:value="0.056926" calcext:value-type="float">
            <text:p>0,056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1</text:p>
          </table:table-cell>
          <table:table-cell office:value-type="float" office:value="0.062267" calcext:value-type="float">
            <text:p>0,06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2</text:p>
          </table:table-cell>
          <table:table-cell office:value-type="float" office:value="0.060002" calcext:value-type="float">
            <text:p>0,06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3</text:p>
          </table:table-cell>
          <table:table-cell office:value-type="float" office:value="0.060511" calcext:value-type="float">
            <text:p>0,060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4</text:p>
          </table:table-cell>
          <table:table-cell office:value-type="float" office:value="0.06043" calcext:value-type="float">
            <text:p>0,06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5</text:p>
          </table:table-cell>
          <table:table-cell office:value-type="float" office:value="0.058318" calcext:value-type="float">
            <text:p>0,05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6</text:p>
          </table:table-cell>
          <table:table-cell office:value-type="float" office:value="0.065753" calcext:value-type="float">
            <text:p>0,065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7</text:p>
          </table:table-cell>
          <table:table-cell office:value-type="float" office:value="0.069874" calcext:value-type="float">
            <text:p>0,069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8</text:p>
          </table:table-cell>
          <table:table-cell office:value-type="float" office:value="0.065099" calcext:value-type="float">
            <text:p>0,065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39</text:p>
          </table:table-cell>
          <table:table-cell office:value-type="float" office:value="0.065654" calcext:value-type="float">
            <text:p>0,065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0</text:p>
          </table:table-cell>
          <table:table-cell office:value-type="float" office:value="0.062195" calcext:value-type="float">
            <text:p>0,062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1</text:p>
          </table:table-cell>
          <table:table-cell office:value-type="float" office:value="0.062309" calcext:value-type="float">
            <text:p>0,062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2</text:p>
          </table:table-cell>
          <table:table-cell office:value-type="float" office:value="0.060117" calcext:value-type="float">
            <text:p>0,06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3</text:p>
          </table:table-cell>
          <table:table-cell office:value-type="float" office:value="0.064711" calcext:value-type="float">
            <text:p>0,0647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4</text:p>
          </table:table-cell>
          <table:table-cell office:value-type="float" office:value="0.062543" calcext:value-type="float">
            <text:p>0,062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5</text:p>
          </table:table-cell>
          <table:table-cell office:value-type="float" office:value="0.064177" calcext:value-type="float">
            <text:p>0,064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6</text:p>
          </table:table-cell>
          <table:table-cell office:value-type="float" office:value="0.061533" calcext:value-type="float">
            <text:p>0,061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7</text:p>
          </table:table-cell>
          <table:table-cell office:value-type="float" office:value="0.06859" calcext:value-type="float">
            <text:p>0,06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8</text:p>
          </table:table-cell>
          <table:table-cell office:value-type="float" office:value="0.062517" calcext:value-type="float">
            <text:p>0,062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49</text:p>
          </table:table-cell>
          <table:table-cell office:value-type="float" office:value="0.058481" calcext:value-type="float">
            <text:p>0,058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0</text:p>
          </table:table-cell>
          <table:table-cell office:value-type="float" office:value="0.058517" calcext:value-type="float">
            <text:p>0,058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1</text:p>
          </table:table-cell>
          <table:table-cell office:value-type="float" office:value="0.063672" calcext:value-type="float">
            <text:p>0,06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2</text:p>
          </table:table-cell>
          <table:table-cell office:value-type="float" office:value="0.075227" calcext:value-type="float">
            <text:p>0,075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3</text:p>
          </table:table-cell>
          <table:table-cell office:value-type="float" office:value="0.062035" calcext:value-type="float">
            <text:p>0,062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4</text:p>
          </table:table-cell>
          <table:table-cell office:value-type="float" office:value="0.058646" calcext:value-type="float">
            <text:p>0,0586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5</text:p>
          </table:table-cell>
          <table:table-cell office:value-type="float" office:value="0.06134" calcext:value-type="float">
            <text:p>0,0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6</text:p>
          </table:table-cell>
          <table:table-cell office:value-type="float" office:value="0.059388" calcext:value-type="float">
            <text:p>0,059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7</text:p>
          </table:table-cell>
          <table:table-cell office:value-type="float" office:value="0.061462" calcext:value-type="float">
            <text:p>0,061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8</text:p>
          </table:table-cell>
          <table:table-cell office:value-type="float" office:value="0.071601" calcext:value-type="float">
            <text:p>0,071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59</text:p>
          </table:table-cell>
          <table:table-cell office:value-type="float" office:value="0.061047" calcext:value-type="float">
            <text:p>0,06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0</text:p>
          </table:table-cell>
          <table:table-cell office:value-type="float" office:value="0.062237" calcext:value-type="float">
            <text:p>0,062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1</text:p>
          </table:table-cell>
          <table:table-cell office:value-type="float" office:value="0.062867" calcext:value-type="float">
            <text:p>0,06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2</text:p>
          </table:table-cell>
          <table:table-cell office:value-type="float" office:value="0.059601" calcext:value-type="float">
            <text:p>0,059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3</text:p>
          </table:table-cell>
          <table:table-cell office:value-type="float" office:value="0.062589" calcext:value-type="float">
            <text:p>0,06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4</text:p>
          </table:table-cell>
          <table:table-cell office:value-type="float" office:value="0.092807" calcext:value-type="float">
            <text:p>0,09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5</text:p>
          </table:table-cell>
          <table:table-cell office:value-type="float" office:value="0.066369" calcext:value-type="float">
            <text:p>0,066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6</text:p>
          </table:table-cell>
          <table:table-cell office:value-type="float" office:value="0.094481" calcext:value-type="float">
            <text:p>0,094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7</text:p>
          </table:table-cell>
          <table:table-cell office:value-type="float" office:value="0.061912" calcext:value-type="float">
            <text:p>0,061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8</text:p>
          </table:table-cell>
          <table:table-cell office:value-type="float" office:value="0.057784" calcext:value-type="float">
            <text:p>0,057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69</text:p>
          </table:table-cell>
          <table:table-cell office:value-type="float" office:value="0.06978" calcext:value-type="float">
            <text:p>0,06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0</text:p>
          </table:table-cell>
          <table:table-cell office:value-type="float" office:value="0.06616" calcext:value-type="float">
            <text:p>0,06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1</text:p>
          </table:table-cell>
          <table:table-cell office:value-type="float" office:value="0.061274" calcext:value-type="float">
            <text:p>0,061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2</text:p>
          </table:table-cell>
          <table:table-cell office:value-type="float" office:value="0.062347" calcext:value-type="float">
            <text:p>0,062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3</text:p>
          </table:table-cell>
          <table:table-cell office:value-type="float" office:value="0.062484" calcext:value-type="float">
            <text:p>0,062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4</text:p>
          </table:table-cell>
          <table:table-cell office:value-type="float" office:value="0.067003" calcext:value-type="float">
            <text:p>0,067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5</text:p>
          </table:table-cell>
          <table:table-cell office:value-type="float" office:value="0.060624" calcext:value-type="float">
            <text:p>0,06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6</text:p>
          </table:table-cell>
          <table:table-cell office:value-type="float" office:value="0.136867" calcext:value-type="float">
            <text:p>0,136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7</text:p>
          </table:table-cell>
          <table:table-cell office:value-type="float" office:value="0.061543" calcext:value-type="float">
            <text:p>0,06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8</text:p>
          </table:table-cell>
          <table:table-cell office:value-type="float" office:value="0.06457" calcext:value-type="float">
            <text:p>0,06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79</text:p>
          </table:table-cell>
          <table:table-cell office:value-type="float" office:value="0.066952" calcext:value-type="float">
            <text:p>0,066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0</text:p>
          </table:table-cell>
          <table:table-cell office:value-type="float" office:value="0.063695" calcext:value-type="float">
            <text:p>0,06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1</text:p>
          </table:table-cell>
          <table:table-cell office:value-type="float" office:value="0.061247" calcext:value-type="float">
            <text:p>0,061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2</text:p>
          </table:table-cell>
          <table:table-cell office:value-type="float" office:value="0.064829" calcext:value-type="float">
            <text:p>0,064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3</text:p>
          </table:table-cell>
          <table:table-cell office:value-type="float" office:value="0.059959" calcext:value-type="float">
            <text:p>0,05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4</text:p>
          </table:table-cell>
          <table:table-cell office:value-type="float" office:value="0.070979" calcext:value-type="float">
            <text:p>0,070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5</text:p>
          </table:table-cell>
          <table:table-cell office:value-type="float" office:value="0.069635" calcext:value-type="float">
            <text:p>0,069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6</text:p>
          </table:table-cell>
          <table:table-cell office:value-type="float" office:value="0.062354" calcext:value-type="float">
            <text:p>0,062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7</text:p>
          </table:table-cell>
          <table:table-cell office:value-type="float" office:value="0.059728" calcext:value-type="float">
            <text:p>0,059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8</text:p>
          </table:table-cell>
          <table:table-cell office:value-type="float" office:value="0.059949" calcext:value-type="float">
            <text:p>0,059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89</text:p>
          </table:table-cell>
          <table:table-cell office:value-type="float" office:value="0.062359" calcext:value-type="float">
            <text:p>0,062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0</text:p>
          </table:table-cell>
          <table:table-cell office:value-type="float" office:value="0.063298" calcext:value-type="float">
            <text:p>0,06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1</text:p>
          </table:table-cell>
          <table:table-cell office:value-type="float" office:value="0.06019" calcext:value-type="float">
            <text:p>0,06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2</text:p>
          </table:table-cell>
          <table:table-cell office:value-type="float" office:value="0.069246" calcext:value-type="float">
            <text:p>0,069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3</text:p>
          </table:table-cell>
          <table:table-cell office:value-type="float" office:value="0.064679" calcext:value-type="float">
            <text:p>0,064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4</text:p>
          </table:table-cell>
          <table:table-cell office:value-type="float" office:value="0.06197" calcext:value-type="float">
            <text:p>0,06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5</text:p>
          </table:table-cell>
          <table:table-cell office:value-type="float" office:value="0.061873" calcext:value-type="float">
            <text:p>0,061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6</text:p>
          </table:table-cell>
          <table:table-cell office:value-type="float" office:value="0.059903" calcext:value-type="float">
            <text:p>0,059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7</text:p>
          </table:table-cell>
          <table:table-cell office:value-type="float" office:value="0.061988" calcext:value-type="float">
            <text:p>0,06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8</text:p>
          </table:table-cell>
          <table:table-cell office:value-type="float" office:value="0.059471" calcext:value-type="float">
            <text:p>0,059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499</text:p>
          </table:table-cell>
          <table:table-cell office:value-type="float" office:value="0.095259" calcext:value-type="float">
            <text:p>0,095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0</text:p>
          </table:table-cell>
          <table:table-cell office:value-type="float" office:value="0.061798" calcext:value-type="float">
            <text:p>0,061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1</text:p>
          </table:table-cell>
          <table:table-cell office:value-type="float" office:value="0.058552" calcext:value-type="float">
            <text:p>0,05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2</text:p>
          </table:table-cell>
          <table:table-cell office:value-type="float" office:value="0.06327" calcext:value-type="float">
            <text:p>0,0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3</text:p>
          </table:table-cell>
          <table:table-cell office:value-type="float" office:value="0.062987" calcext:value-type="float">
            <text:p>0,062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4</text:p>
          </table:table-cell>
          <table:table-cell office:value-type="float" office:value="0.062619" calcext:value-type="float">
            <text:p>0,062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5</text:p>
          </table:table-cell>
          <table:table-cell office:value-type="float" office:value="0.071504" calcext:value-type="float">
            <text:p>0,071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6</text:p>
          </table:table-cell>
          <table:table-cell office:value-type="float" office:value="0.063064" calcext:value-type="float">
            <text:p>0,063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7</text:p>
          </table:table-cell>
          <table:table-cell office:value-type="float" office:value="0.061422" calcext:value-type="float">
            <text:p>0,061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8</text:p>
          </table:table-cell>
          <table:table-cell office:value-type="float" office:value="0.065515" calcext:value-type="float">
            <text:p>0,065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09</text:p>
          </table:table-cell>
          <table:table-cell office:value-type="float" office:value="0.074839" calcext:value-type="float">
            <text:p>0,074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0</text:p>
          </table:table-cell>
          <table:table-cell office:value-type="float" office:value="0.068474" calcext:value-type="float">
            <text:p>0,068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1</text:p>
          </table:table-cell>
          <table:table-cell office:value-type="float" office:value="0.069193" calcext:value-type="float">
            <text:p>0,069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2</text:p>
          </table:table-cell>
          <table:table-cell office:value-type="float" office:value="0.060573" calcext:value-type="float">
            <text:p>0,060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3</text:p>
          </table:table-cell>
          <table:table-cell office:value-type="float" office:value="0.062477" calcext:value-type="float">
            <text:p>0,062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4</text:p>
          </table:table-cell>
          <table:table-cell office:value-type="float" office:value="0.059582" calcext:value-type="float">
            <text:p>0,059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5</text:p>
          </table:table-cell>
          <table:table-cell office:value-type="float" office:value="0.06552" calcext:value-type="float">
            <text:p>0,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6</text:p>
          </table:table-cell>
          <table:table-cell office:value-type="float" office:value="0.064222" calcext:value-type="float">
            <text:p>0,064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7</text:p>
          </table:table-cell>
          <table:table-cell office:value-type="float" office:value="0.069459" calcext:value-type="float">
            <text:p>0,0694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8</text:p>
          </table:table-cell>
          <table:table-cell office:value-type="float" office:value="0.06705" calcext:value-type="float">
            <text:p>0,067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19</text:p>
          </table:table-cell>
          <table:table-cell office:value-type="float" office:value="0.060157" calcext:value-type="float">
            <text:p>0,06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0</text:p>
          </table:table-cell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1</text:p>
          </table:table-cell>
          <table:table-cell office:value-type="float" office:value="0.060891" calcext:value-type="float">
            <text:p>0,06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2</text:p>
          </table:table-cell>
          <table:table-cell office:value-type="float" office:value="0.069137" calcext:value-type="float">
            <text:p>0,069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3</text:p>
          </table:table-cell>
          <table:table-cell office:value-type="float" office:value="0.079422" calcext:value-type="float">
            <text:p>0,079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4</text:p>
          </table:table-cell>
          <table:table-cell office:value-type="float" office:value="0.092316" calcext:value-type="float">
            <text:p>0,092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5</text:p>
          </table:table-cell>
          <table:table-cell office:value-type="float" office:value="0.080896" calcext:value-type="float">
            <text:p>0,080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6</text:p>
          </table:table-cell>
          <table:table-cell office:value-type="float" office:value="0.07348" calcext:value-type="float">
            <text:p>0,07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7</text:p>
          </table:table-cell>
          <table:table-cell office:value-type="float" office:value="0.063204" calcext:value-type="float">
            <text:p>0,063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8</text:p>
          </table:table-cell>
          <table:table-cell office:value-type="float" office:value="0.075524" calcext:value-type="float">
            <text:p>0,07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29</text:p>
          </table:table-cell>
          <table:table-cell office:value-type="float" office:value="0.066931" calcext:value-type="float">
            <text:p>0,066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0</text:p>
          </table:table-cell>
          <table:table-cell office:value-type="float" office:value="0.061426" calcext:value-type="float">
            <text:p>0,061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1</text:p>
          </table:table-cell>
          <table:table-cell office:value-type="float" office:value="0.063715" calcext:value-type="float">
            <text:p>0,063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2</text:p>
          </table:table-cell>
          <table:table-cell office:value-type="float" office:value="0.0643" calcext:value-type="float">
            <text:p>0,0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3</text:p>
          </table:table-cell>
          <table:table-cell office:value-type="float" office:value="0.060507" calcext:value-type="float">
            <text:p>0,06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4</text:p>
          </table:table-cell>
          <table:table-cell office:value-type="float" office:value="0.062626" calcext:value-type="float">
            <text:p>0,062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5</text:p>
          </table:table-cell>
          <table:table-cell office:value-type="float" office:value="0.064128" calcext:value-type="float">
            <text:p>0,064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6</text:p>
          </table:table-cell>
          <table:table-cell office:value-type="float" office:value="0.062833" calcext:value-type="float">
            <text:p>0,062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7</text:p>
          </table:table-cell>
          <table:table-cell office:value-type="float" office:value="0.065028" calcext:value-type="float">
            <text:p>0,065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8</text:p>
          </table:table-cell>
          <table:table-cell office:value-type="float" office:value="0.065166" calcext:value-type="float">
            <text:p>0,065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39</text:p>
          </table:table-cell>
          <table:table-cell office:value-type="float" office:value="0.060848" calcext:value-type="float">
            <text:p>0,06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0</text:p>
          </table:table-cell>
          <table:table-cell office:value-type="float" office:value="0.060229" calcext:value-type="float">
            <text:p>0,060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1</text:p>
          </table:table-cell>
          <table:table-cell office:value-type="float" office:value="0.063992" calcext:value-type="float">
            <text:p>0,063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2</text:p>
          </table:table-cell>
          <table:table-cell office:value-type="float" office:value="0.062091" calcext:value-type="float">
            <text:p>0,062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3</text:p>
          </table:table-cell>
          <table:table-cell office:value-type="float" office:value="0.061032" calcext:value-type="float">
            <text:p>0,06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4</text:p>
          </table:table-cell>
          <table:table-cell office:value-type="float" office:value="0.06011" calcext:value-type="float">
            <text:p>0,06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5</text:p>
          </table:table-cell>
          <table:table-cell office:value-type="float" office:value="0.068552" calcext:value-type="float">
            <text:p>0,068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6</text:p>
          </table:table-cell>
          <table:table-cell office:value-type="float" office:value="0.058866" calcext:value-type="float">
            <text:p>0,058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7</text:p>
          </table:table-cell>
          <table:table-cell office:value-type="float" office:value="0.060033" calcext:value-type="float">
            <text:p>0,06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8</text:p>
          </table:table-cell>
          <table:table-cell office:value-type="float" office:value="0.064846" calcext:value-type="float">
            <text:p>0,064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49</text:p>
          </table:table-cell>
          <table:table-cell office:value-type="float" office:value="0.070117" calcext:value-type="float">
            <text:p>0,07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0</text:p>
          </table:table-cell>
          <table:table-cell office:value-type="float" office:value="0.067237" calcext:value-type="float">
            <text:p>0,067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1</text:p>
          </table:table-cell>
          <table:table-cell office:value-type="float" office:value="0.061632" calcext:value-type="float">
            <text:p>0,06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2</text:p>
          </table:table-cell>
          <table:table-cell office:value-type="float" office:value="0.067382" calcext:value-type="float">
            <text:p>0,067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3</text:p>
          </table:table-cell>
          <table:table-cell office:value-type="float" office:value="0.063106" calcext:value-type="float">
            <text:p>0,063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4</text:p>
          </table:table-cell>
          <table:table-cell office:value-type="float" office:value="0.059585" calcext:value-type="float">
            <text:p>0,059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5</text:p>
          </table:table-cell>
          <table:table-cell office:value-type="float" office:value="0.060393" calcext:value-type="float">
            <text:p>0,060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6</text:p>
          </table:table-cell>
          <table:table-cell office:value-type="float" office:value="0.059559" calcext:value-type="float">
            <text:p>0,059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7</text:p>
          </table:table-cell>
          <table:table-cell office:value-type="float" office:value="0.060869" calcext:value-type="float">
            <text:p>0,06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8</text:p>
          </table:table-cell>
          <table:table-cell office:value-type="float" office:value="0.061147" calcext:value-type="float">
            <text:p>0,06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59</text:p>
          </table:table-cell>
          <table:table-cell office:value-type="float" office:value="0.067624" calcext:value-type="float">
            <text:p>0,067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0</text:p>
          </table:table-cell>
          <table:table-cell office:value-type="float" office:value="0.059493" calcext:value-type="float">
            <text:p>0,059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1</text:p>
          </table:table-cell>
          <table:table-cell office:value-type="float" office:value="0.06188" calcext:value-type="float">
            <text:p>0,0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2</text:p>
          </table:table-cell>
          <table:table-cell office:value-type="float" office:value="0.057249" calcext:value-type="float">
            <text:p>0,057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3</text:p>
          </table:table-cell>
          <table:table-cell office:value-type="float" office:value="0.063419" calcext:value-type="float">
            <text:p>0,063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4</text:p>
          </table:table-cell>
          <table:table-cell office:value-type="float" office:value="0.064044" calcext:value-type="float">
            <text:p>0,064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5</text:p>
          </table:table-cell>
          <table:table-cell office:value-type="float" office:value="0.058183" calcext:value-type="float">
            <text:p>0,058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6</text:p>
          </table:table-cell>
          <table:table-cell office:value-type="float" office:value="0.058757" calcext:value-type="float">
            <text:p>0,058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7</text:p>
          </table:table-cell>
          <table:table-cell office:value-type="float" office:value="0.061915" calcext:value-type="float">
            <text:p>0,061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8</text:p>
          </table:table-cell>
          <table:table-cell office:value-type="float" office:value="0.063914" calcext:value-type="float">
            <text:p>0,06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69</text:p>
          </table:table-cell>
          <table:table-cell office:value-type="float" office:value="0.061818" calcext:value-type="float">
            <text:p>0,06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0</text:p>
          </table:table-cell>
          <table:table-cell office:value-type="float" office:value="0.060761" calcext:value-type="float">
            <text:p>0,060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1</text:p>
          </table:table-cell>
          <table:table-cell office:value-type="float" office:value="0.063411" calcext:value-type="float">
            <text:p>0,063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2</text:p>
          </table:table-cell>
          <table:table-cell office:value-type="float" office:value="0.059851" calcext:value-type="float">
            <text:p>0,05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3</text:p>
          </table:table-cell>
          <table:table-cell office:value-type="float" office:value="0.062527" calcext:value-type="float">
            <text:p>0,062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4</text:p>
          </table:table-cell>
          <table:table-cell office:value-type="float" office:value="0.058789" calcext:value-type="float">
            <text:p>0,05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5</text:p>
          </table:table-cell>
          <table:table-cell office:value-type="float" office:value="0.061369" calcext:value-type="float">
            <text:p>0,061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6</text:p>
          </table:table-cell>
          <table:table-cell office:value-type="float" office:value="0.060763" calcext:value-type="float">
            <text:p>0,060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7</text:p>
          </table:table-cell>
          <table:table-cell office:value-type="float" office:value="0.061697" calcext:value-type="float">
            <text:p>0,061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8</text:p>
          </table:table-cell>
          <table:table-cell office:value-type="float" office:value="0.05927" calcext:value-type="float">
            <text:p>0,05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79</text:p>
          </table:table-cell>
          <table:table-cell office:value-type="float" office:value="0.060123" calcext:value-type="float">
            <text:p>0,060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0</text:p>
          </table:table-cell>
          <table:table-cell office:value-type="float" office:value="0.067924" calcext:value-type="float">
            <text:p>0,067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1</text:p>
          </table:table-cell>
          <table:table-cell office:value-type="float" office:value="0.058482" calcext:value-type="float">
            <text:p>0,058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2</text:p>
          </table:table-cell>
          <table:table-cell office:value-type="float" office:value="0.059334" calcext:value-type="float">
            <text:p>0,059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3</text:p>
          </table:table-cell>
          <table:table-cell office:value-type="float" office:value="0.063303" calcext:value-type="float">
            <text:p>0,063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4</text:p>
          </table:table-cell>
          <table:table-cell office:value-type="float" office:value="0.069978" calcext:value-type="float">
            <text:p>0,069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5</text:p>
          </table:table-cell>
          <table:table-cell office:value-type="float" office:value="0.059455" calcext:value-type="float">
            <text:p>0,059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6</text:p>
          </table:table-cell>
          <table:table-cell office:value-type="float" office:value="0.064764" calcext:value-type="float">
            <text:p>0,06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7</text:p>
          </table:table-cell>
          <table:table-cell office:value-type="float" office:value="0.058302" calcext:value-type="float">
            <text:p>0,058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8</text:p>
          </table:table-cell>
          <table:table-cell office:value-type="float" office:value="0.059163" calcext:value-type="float">
            <text:p>0,059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89</text:p>
          </table:table-cell>
          <table:table-cell office:value-type="float" office:value="0.06641" calcext:value-type="float">
            <text:p>0,06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0</text:p>
          </table:table-cell>
          <table:table-cell office:value-type="float" office:value="0.065894" calcext:value-type="float">
            <text:p>0,065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1</text:p>
          </table:table-cell>
          <table:table-cell office:value-type="float" office:value="0.061955" calcext:value-type="float">
            <text:p>0,06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2</text:p>
          </table:table-cell>
          <table:table-cell office:value-type="float" office:value="0.060037" calcext:value-type="float">
            <text:p>0,06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3</text:p>
          </table:table-cell>
          <table:table-cell office:value-type="float" office:value="0.063498" calcext:value-type="float">
            <text:p>0,063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4</text:p>
          </table:table-cell>
          <table:table-cell office:value-type="float" office:value="0.062846" calcext:value-type="float">
            <text:p>0,062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5</text:p>
          </table:table-cell>
          <table:table-cell office:value-type="float" office:value="0.057986" calcext:value-type="float">
            <text:p>0,057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6</text:p>
          </table:table-cell>
          <table:table-cell office:value-type="float" office:value="0.060263" calcext:value-type="float">
            <text:p>0,060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7</text:p>
          </table:table-cell>
          <table:table-cell office:value-type="float" office:value="0.062947" calcext:value-type="float">
            <text:p>0,062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8</text:p>
          </table:table-cell>
          <table:table-cell office:value-type="float" office:value="0.06248" calcext:value-type="float">
            <text:p>0,06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599</text:p>
          </table:table-cell>
          <table:table-cell office:value-type="float" office:value="0.061016" calcext:value-type="float">
            <text:p>0,06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0</text:p>
          </table:table-cell>
          <table:table-cell office:value-type="float" office:value="0.062848" calcext:value-type="float">
            <text:p>0,062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1</text:p>
          </table:table-cell>
          <table:table-cell office:value-type="float" office:value="0.064418" calcext:value-type="float">
            <text:p>0,064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2</text:p>
          </table:table-cell>
          <table:table-cell office:value-type="float" office:value="0.059625" calcext:value-type="float">
            <text:p>0,059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3</text:p>
          </table:table-cell>
          <table:table-cell office:value-type="float" office:value="0.062635" calcext:value-type="float">
            <text:p>0,06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4</text:p>
          </table:table-cell>
          <table:table-cell office:value-type="float" office:value="0.064388" calcext:value-type="float">
            <text:p>0,06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5</text:p>
          </table:table-cell>
          <table:table-cell office:value-type="float" office:value="0.061914" calcext:value-type="float">
            <text:p>0,061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6</text:p>
          </table:table-cell>
          <table:table-cell office:value-type="float" office:value="0.060744" calcext:value-type="float">
            <text:p>0,060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7</text:p>
          </table:table-cell>
          <table:table-cell office:value-type="float" office:value="0.062753" calcext:value-type="float">
            <text:p>0,062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8</text:p>
          </table:table-cell>
          <table:table-cell office:value-type="float" office:value="0.061599" calcext:value-type="float">
            <text:p>0,061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09</text:p>
          </table:table-cell>
          <table:table-cell office:value-type="float" office:value="0.0562" calcext:value-type="float">
            <text:p>0,0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0</text:p>
          </table:table-cell>
          <table:table-cell office:value-type="float" office:value="0.062797" calcext:value-type="float">
            <text:p>0,062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1</text:p>
          </table:table-cell>
          <table:table-cell office:value-type="float" office:value="0.060421" calcext:value-type="float">
            <text:p>0,060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2</text:p>
          </table:table-cell>
          <table:table-cell office:value-type="float" office:value="0.062861" calcext:value-type="float">
            <text:p>0,062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3</text:p>
          </table:table-cell>
          <table:table-cell office:value-type="float" office:value="0.060483" calcext:value-type="float">
            <text:p>0,060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4</text:p>
          </table:table-cell>
          <table:table-cell office:value-type="float" office:value="0.060164" calcext:value-type="float">
            <text:p>0,06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5</text:p>
          </table:table-cell>
          <table:table-cell office:value-type="float" office:value="0.062622" calcext:value-type="float">
            <text:p>0,062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6</text:p>
          </table:table-cell>
          <table:table-cell office:value-type="float" office:value="0.062017" calcext:value-type="float">
            <text:p>0,06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7</text:p>
          </table:table-cell>
          <table:table-cell office:value-type="float" office:value="0.066417" calcext:value-type="float">
            <text:p>0,066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8</text:p>
          </table:table-cell>
          <table:table-cell office:value-type="float" office:value="0.060372" calcext:value-type="float">
            <text:p>0,06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19</text:p>
          </table:table-cell>
          <table:table-cell office:value-type="float" office:value="0.064014" calcext:value-type="float">
            <text:p>0,064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0</text:p>
          </table:table-cell>
          <table:table-cell office:value-type="float" office:value="0.059483" calcext:value-type="float">
            <text:p>0,059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1</text:p>
          </table:table-cell>
          <table:table-cell office:value-type="float" office:value="0.058003" calcext:value-type="float">
            <text:p>0,058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2</text:p>
          </table:table-cell>
          <table:table-cell office:value-type="float" office:value="0.063041" calcext:value-type="float">
            <text:p>0,063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3</text:p>
          </table:table-cell>
          <table:table-cell office:value-type="float" office:value="0.060044" calcext:value-type="float">
            <text:p>0,060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4</text:p>
          </table:table-cell>
          <table:table-cell office:value-type="float" office:value="0.061355" calcext:value-type="float">
            <text:p>0,06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5</text:p>
          </table:table-cell>
          <table:table-cell office:value-type="float" office:value="0.059482" calcext:value-type="float">
            <text:p>0,059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6</text:p>
          </table:table-cell>
          <table:table-cell office:value-type="float" office:value="0.061133" calcext:value-type="float">
            <text:p>0,06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7</text:p>
          </table:table-cell>
          <table:table-cell office:value-type="float" office:value="0.059566" calcext:value-type="float">
            <text:p>0,059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8</text:p>
          </table:table-cell>
          <table:table-cell office:value-type="float" office:value="0.066265" calcext:value-type="float">
            <text:p>0,066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29</text:p>
          </table:table-cell>
          <table:table-cell office:value-type="float" office:value="0.060188" calcext:value-type="float">
            <text:p>0,060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0</text:p>
          </table:table-cell>
          <table:table-cell office:value-type="float" office:value="0.061483" calcext:value-type="float">
            <text:p>0,061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1</text:p>
          </table:table-cell>
          <table:table-cell office:value-type="float" office:value="0.060236" calcext:value-type="float">
            <text:p>0,060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2</text:p>
          </table:table-cell>
          <table:table-cell office:value-type="float" office:value="0.057805" calcext:value-type="float">
            <text:p>0,057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3</text:p>
          </table:table-cell>
          <table:table-cell office:value-type="float" office:value="0.059797" calcext:value-type="float">
            <text:p>0,059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4</text:p>
          </table:table-cell>
          <table:table-cell office:value-type="float" office:value="0.061827" calcext:value-type="float">
            <text:p>0,061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5</text:p>
          </table:table-cell>
          <table:table-cell office:value-type="float" office:value="0.060115" calcext:value-type="float">
            <text:p>0,060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6</text:p>
          </table:table-cell>
          <table:table-cell office:value-type="float" office:value="0.059748" calcext:value-type="float">
            <text:p>0,059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7</text:p>
          </table:table-cell>
          <table:table-cell office:value-type="float" office:value="0.062747" calcext:value-type="float">
            <text:p>0,062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8</text:p>
          </table:table-cell>
          <table:table-cell office:value-type="float" office:value="0.059902" calcext:value-type="float">
            <text:p>0,059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39</text:p>
          </table:table-cell>
          <table:table-cell office:value-type="float" office:value="0.061131" calcext:value-type="float">
            <text:p>0,061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0</text:p>
          </table:table-cell>
          <table:table-cell office:value-type="float" office:value="0.06149" calcext:value-type="float">
            <text:p>0,06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1</text:p>
          </table:table-cell>
          <table:table-cell office:value-type="float" office:value="0.060377" calcext:value-type="float">
            <text:p>0,060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2</text:p>
          </table:table-cell>
          <table:table-cell office:value-type="float" office:value="0.066884" calcext:value-type="float">
            <text:p>0,066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3</text:p>
          </table:table-cell>
          <table:table-cell office:value-type="float" office:value="0.060687" calcext:value-type="float">
            <text:p>0,060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4</text:p>
          </table:table-cell>
          <table:table-cell office:value-type="float" office:value="0.063837" calcext:value-type="float">
            <text:p>0,063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5</text:p>
          </table:table-cell>
          <table:table-cell office:value-type="float" office:value="0.06326" calcext:value-type="float">
            <text:p>0,06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6</text:p>
          </table:table-cell>
          <table:table-cell office:value-type="float" office:value="0.062189" calcext:value-type="float">
            <text:p>0,062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7</text:p>
          </table:table-cell>
          <table:table-cell office:value-type="float" office:value="0.063247" calcext:value-type="float">
            <text:p>0,06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8</text:p>
          </table:table-cell>
          <table:table-cell office:value-type="float" office:value="0.058338" calcext:value-type="float">
            <text:p>0,058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49</text:p>
          </table:table-cell>
          <table:table-cell office:value-type="float" office:value="0.06624" calcext:value-type="float">
            <text:p>0,06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0</text:p>
          </table:table-cell>
          <table:table-cell office:value-type="float" office:value="0.061702" calcext:value-type="float">
            <text:p>0,061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1</text:p>
          </table:table-cell>
          <table:table-cell office:value-type="float" office:value="0.060379" calcext:value-type="float">
            <text:p>0,060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2</text:p>
          </table:table-cell>
          <table:table-cell office:value-type="float" office:value="0.066448" calcext:value-type="float">
            <text:p>0,066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3</text:p>
          </table:table-cell>
          <table:table-cell office:value-type="float" office:value="0.05913" calcext:value-type="float">
            <text:p>0,05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4</text:p>
          </table:table-cell>
          <table:table-cell office:value-type="float" office:value="0.060176" calcext:value-type="float">
            <text:p>0,06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5</text:p>
          </table:table-cell>
          <table:table-cell office:value-type="float" office:value="0.059847" calcext:value-type="float">
            <text:p>0,059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6</text:p>
          </table:table-cell>
          <table:table-cell office:value-type="float" office:value="0.065135" calcext:value-type="float">
            <text:p>0,065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7</text:p>
          </table:table-cell>
          <table:table-cell office:value-type="float" office:value="0.057177" calcext:value-type="float">
            <text:p>0,057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8</text:p>
          </table:table-cell>
          <table:table-cell office:value-type="float" office:value="0.061721" calcext:value-type="float">
            <text:p>0,061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59</text:p>
          </table:table-cell>
          <table:table-cell office:value-type="float" office:value="0.059323" calcext:value-type="float">
            <text:p>0,059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0</text:p>
          </table:table-cell>
          <table:table-cell office:value-type="float" office:value="0.06032" calcext:value-type="float">
            <text:p>0,06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1</text:p>
          </table:table-cell>
          <table:table-cell office:value-type="float" office:value="0.059913" calcext:value-type="float">
            <text:p>0,059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2</text:p>
          </table:table-cell>
          <table:table-cell office:value-type="float" office:value="0.06919" calcext:value-type="float">
            <text:p>0,06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3</text:p>
          </table:table-cell>
          <table:table-cell office:value-type="float" office:value="0.060934" calcext:value-type="float">
            <text:p>0,060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4</text:p>
          </table:table-cell>
          <table:table-cell office:value-type="float" office:value="0.060265" calcext:value-type="float">
            <text:p>0,060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5</text:p>
          </table:table-cell>
          <table:table-cell office:value-type="float" office:value="0.064301" calcext:value-type="float">
            <text:p>0,064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6</text:p>
          </table:table-cell>
          <table:table-cell office:value-type="float" office:value="0.061511" calcext:value-type="float">
            <text:p>0,06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7</text:p>
          </table:table-cell>
          <table:table-cell office:value-type="float" office:value="0.063013" calcext:value-type="float">
            <text:p>0,063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8</text:p>
          </table:table-cell>
          <table:table-cell office:value-type="float" office:value="0.060904" calcext:value-type="float">
            <text:p>0,060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69</text:p>
          </table:table-cell>
          <table:table-cell office:value-type="float" office:value="0.062794" calcext:value-type="float">
            <text:p>0,062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0</text:p>
          </table:table-cell>
          <table:table-cell office:value-type="float" office:value="0.060911" calcext:value-type="float">
            <text:p>0,060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1</text:p>
          </table:table-cell>
          <table:table-cell office:value-type="float" office:value="0.061613" calcext:value-type="float">
            <text:p>0,06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2</text:p>
          </table:table-cell>
          <table:table-cell office:value-type="float" office:value="0.060066" calcext:value-type="float">
            <text:p>0,06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3</text:p>
          </table:table-cell>
          <table:table-cell office:value-type="float" office:value="0.060638" calcext:value-type="float">
            <text:p>0,060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4</text:p>
          </table:table-cell>
          <table:table-cell office:value-type="float" office:value="0.059639" calcext:value-type="float">
            <text:p>0,059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5</text:p>
          </table:table-cell>
          <table:table-cell office:value-type="float" office:value="0.061614" calcext:value-type="float">
            <text:p>0,061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6</text:p>
          </table:table-cell>
          <table:table-cell office:value-type="float" office:value="0.060374" calcext:value-type="float">
            <text:p>0,060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7</text:p>
          </table:table-cell>
          <table:table-cell office:value-type="float" office:value="0.060319" calcext:value-type="float">
            <text:p>0,0603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8</text:p>
          </table:table-cell>
          <table:table-cell office:value-type="float" office:value="0.0584" calcext:value-type="float">
            <text:p>0,0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79</text:p>
          </table:table-cell>
          <table:table-cell office:value-type="float" office:value="0.060567" calcext:value-type="float">
            <text:p>0,060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0</text:p>
          </table:table-cell>
          <table:table-cell office:value-type="float" office:value="0.062525" calcext:value-type="float">
            <text:p>0,062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1</text:p>
          </table:table-cell>
          <table:table-cell office:value-type="float" office:value="0.060961" calcext:value-type="float">
            <text:p>0,06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2</text:p>
          </table:table-cell>
          <table:table-cell office:value-type="float" office:value="0.061685" calcext:value-type="float">
            <text:p>0,061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3</text:p>
          </table:table-cell>
          <table:table-cell office:value-type="float" office:value="0.061052" calcext:value-type="float">
            <text:p>0,06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4</text:p>
          </table:table-cell>
          <table:table-cell office:value-type="float" office:value="0.061571" calcext:value-type="float">
            <text:p>0,061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5</text:p>
          </table:table-cell>
          <table:table-cell office:value-type="float" office:value="0.058363" calcext:value-type="float">
            <text:p>0,058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6</text:p>
          </table:table-cell>
          <table:table-cell office:value-type="float" office:value="0.059481" calcext:value-type="float">
            <text:p>0,059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7</text:p>
          </table:table-cell>
          <table:table-cell office:value-type="float" office:value="0.061464" calcext:value-type="float">
            <text:p>0,061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8</text:p>
          </table:table-cell>
          <table:table-cell office:value-type="float" office:value="0.062663" calcext:value-type="float">
            <text:p>0,0626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89</text:p>
          </table:table-cell>
          <table:table-cell office:value-type="float" office:value="0.062609" calcext:value-type="float">
            <text:p>0,062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0</text:p>
          </table:table-cell>
          <table:table-cell office:value-type="float" office:value="0.061521" calcext:value-type="float">
            <text:p>0,061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1</text:p>
          </table:table-cell>
          <table:table-cell office:value-type="float" office:value="0.061409" calcext:value-type="float">
            <text:p>0,0614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2</text:p>
          </table:table-cell>
          <table:table-cell office:value-type="float" office:value="0.060807" calcext:value-type="float">
            <text:p>0,060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3</text:p>
          </table:table-cell>
          <table:table-cell office:value-type="float" office:value="0.059122" calcext:value-type="float">
            <text:p>0,059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4</text:p>
          </table:table-cell>
          <table:table-cell office:value-type="float" office:value="0.058227" calcext:value-type="float">
            <text:p>0,058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5</text:p>
          </table:table-cell>
          <table:table-cell office:value-type="float" office:value="0.066111" calcext:value-type="float">
            <text:p>0,066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6</text:p>
          </table:table-cell>
          <table:table-cell office:value-type="float" office:value="0.06115" calcext:value-type="float">
            <text:p>0,0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7</text:p>
          </table:table-cell>
          <table:table-cell office:value-type="float" office:value="0.064626" calcext:value-type="float">
            <text:p>0,06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8</text:p>
          </table:table-cell>
          <table:table-cell office:value-type="float" office:value="0.060155" calcext:value-type="float">
            <text:p>0,06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699</text:p>
          </table:table-cell>
          <table:table-cell office:value-type="float" office:value="0.056335" calcext:value-type="float">
            <text:p>0,056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0</text:p>
          </table:table-cell>
          <table:table-cell office:value-type="float" office:value="0.062927" calcext:value-type="float">
            <text:p>0,062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1</text:p>
          </table:table-cell>
          <table:table-cell office:value-type="float" office:value="0.063216" calcext:value-type="float">
            <text:p>0,063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2</text:p>
          </table:table-cell>
          <table:table-cell office:value-type="float" office:value="0.064124" calcext:value-type="float">
            <text:p>0,064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3</text:p>
          </table:table-cell>
          <table:table-cell office:value-type="float" office:value="0.057848" calcext:value-type="float">
            <text:p>0,057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4</text:p>
          </table:table-cell>
          <table:table-cell office:value-type="float" office:value="0.062301" calcext:value-type="float">
            <text:p>0,062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5</text:p>
          </table:table-cell>
          <table:table-cell office:value-type="float" office:value="0.062334" calcext:value-type="float">
            <text:p>0,062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6</text:p>
          </table:table-cell>
          <table:table-cell office:value-type="float" office:value="0.061766" calcext:value-type="float">
            <text:p>0,061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7</text:p>
          </table:table-cell>
          <table:table-cell office:value-type="float" office:value="0.064041" calcext:value-type="float">
            <text:p>0,064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8</text:p>
          </table:table-cell>
          <table:table-cell office:value-type="float" office:value="0.061077" calcext:value-type="float">
            <text:p>0,06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09</text:p>
          </table:table-cell>
          <table:table-cell office:value-type="float" office:value="0.062026" calcext:value-type="float">
            <text:p>0,06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0</text:p>
          </table:table-cell>
          <table:table-cell office:value-type="float" office:value="0.059987" calcext:value-type="float">
            <text:p>0,059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1</text:p>
          </table:table-cell>
          <table:table-cell office:value-type="float" office:value="0.062928" calcext:value-type="float">
            <text:p>0,062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2</text:p>
          </table:table-cell>
          <table:table-cell office:value-type="float" office:value="0.063298" calcext:value-type="float">
            <text:p>0,06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3</text:p>
          </table:table-cell>
          <table:table-cell office:value-type="float" office:value="0.059219" calcext:value-type="float">
            <text:p>0,059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4</text:p>
          </table:table-cell>
          <table:table-cell office:value-type="float" office:value="0.060153" calcext:value-type="float">
            <text:p>0,060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5</text:p>
          </table:table-cell>
          <table:table-cell office:value-type="float" office:value="0.061754" calcext:value-type="float">
            <text:p>0,06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6</text:p>
          </table:table-cell>
          <table:table-cell office:value-type="float" office:value="0.062843" calcext:value-type="float">
            <text:p>0,062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7</text:p>
          </table:table-cell>
          <table:table-cell office:value-type="float" office:value="0.064999" calcext:value-type="float">
            <text:p>0,06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8</text:p>
          </table:table-cell>
          <table:table-cell office:value-type="float" office:value="0.063141" calcext:value-type="float">
            <text:p>0,063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19</text:p>
          </table:table-cell>
          <table:table-cell office:value-type="float" office:value="0.062766" calcext:value-type="float">
            <text:p>0,062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0</text:p>
          </table:table-cell>
          <table:table-cell office:value-type="float" office:value="0.063324" calcext:value-type="float">
            <text:p>0,063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1</text:p>
          </table:table-cell>
          <table:table-cell office:value-type="float" office:value="0.060684" calcext:value-type="float">
            <text:p>0,06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2</text:p>
          </table:table-cell>
          <table:table-cell office:value-type="float" office:value="0.095483" calcext:value-type="float">
            <text:p>0,095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3</text:p>
          </table:table-cell>
          <table:table-cell office:value-type="float" office:value="0.063108" calcext:value-type="float">
            <text:p>0,06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4</text:p>
          </table:table-cell>
          <table:table-cell office:value-type="float" office:value="0.067902" calcext:value-type="float">
            <text:p>0,067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5</text:p>
          </table:table-cell>
          <table:table-cell office:value-type="float" office:value="0.061846" calcext:value-type="float">
            <text:p>0,061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6</text:p>
          </table:table-cell>
          <table:table-cell office:value-type="float" office:value="0.059878" calcext:value-type="float">
            <text:p>0,059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7</text:p>
          </table:table-cell>
          <table:table-cell office:value-type="float" office:value="0.059952" calcext:value-type="float">
            <text:p>0,059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8</text:p>
          </table:table-cell>
          <table:table-cell office:value-type="float" office:value="0.061484" calcext:value-type="float">
            <text:p>0,061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29</text:p>
          </table:table-cell>
          <table:table-cell office:value-type="float" office:value="0.061859" calcext:value-type="float">
            <text:p>0,061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0</text:p>
          </table:table-cell>
          <table:table-cell office:value-type="float" office:value="0.059524" calcext:value-type="float">
            <text:p>0,05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1</text:p>
          </table:table-cell>
          <table:table-cell office:value-type="float" office:value="0.060334" calcext:value-type="float">
            <text:p>0,060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2</text:p>
          </table:table-cell>
          <table:table-cell office:value-type="float" office:value="0.060581" calcext:value-type="float">
            <text:p>0,060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3</text:p>
          </table:table-cell>
          <table:table-cell office:value-type="float" office:value="0.062914" calcext:value-type="float">
            <text:p>0,062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4</text:p>
          </table:table-cell>
          <table:table-cell office:value-type="float" office:value="0.060564" calcext:value-type="float">
            <text:p>0,060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5</text:p>
          </table:table-cell>
          <table:table-cell office:value-type="float" office:value="0.061469" calcext:value-type="float">
            <text:p>0,06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6</text:p>
          </table:table-cell>
          <table:table-cell office:value-type="float" office:value="0.06067" calcext:value-type="float">
            <text:p>0,06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7</text:p>
          </table:table-cell>
          <table:table-cell office:value-type="float" office:value="0.060219" calcext:value-type="float">
            <text:p>0,060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8</text:p>
          </table:table-cell>
          <table:table-cell office:value-type="float" office:value="0.066923" calcext:value-type="float">
            <text:p>0,06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39</text:p>
          </table:table-cell>
          <table:table-cell office:value-type="float" office:value="0.058255" calcext:value-type="float">
            <text:p>0,0582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0</text:p>
          </table:table-cell>
          <table:table-cell office:value-type="float" office:value="0.060139" calcext:value-type="float">
            <text:p>0,060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1</text:p>
          </table:table-cell>
          <table:table-cell office:value-type="float" office:value="0.067413" calcext:value-type="float">
            <text:p>0,067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2</text:p>
          </table:table-cell>
          <table:table-cell office:value-type="float" office:value="0.061266" calcext:value-type="float">
            <text:p>0,061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3</text:p>
          </table:table-cell>
          <table:table-cell office:value-type="float" office:value="0.058834" calcext:value-type="float">
            <text:p>0,0588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4</text:p>
          </table:table-cell>
          <table:table-cell office:value-type="float" office:value="0.071201" calcext:value-type="float">
            <text:p>0,071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5</text:p>
          </table:table-cell>
          <table:table-cell office:value-type="float" office:value="0.061942" calcext:value-type="float">
            <text:p>0,061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6</text:p>
          </table:table-cell>
          <table:table-cell office:value-type="float" office:value="0.059477" calcext:value-type="float">
            <text:p>0,059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7</text:p>
          </table:table-cell>
          <table:table-cell office:value-type="float" office:value="0.059674" calcext:value-type="float">
            <text:p>0,059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8</text:p>
          </table:table-cell>
          <table:table-cell office:value-type="float" office:value="0.061933" calcext:value-type="float">
            <text:p>0,061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49</text:p>
          </table:table-cell>
          <table:table-cell office:value-type="float" office:value="0.058304" calcext:value-type="float">
            <text:p>0,058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0</text:p>
          </table:table-cell>
          <table:table-cell office:value-type="float" office:value="0.060029" calcext:value-type="float">
            <text:p>0,060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1</text:p>
          </table:table-cell>
          <table:table-cell office:value-type="float" office:value="0.060997" calcext:value-type="float">
            <text:p>0,06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2</text:p>
          </table:table-cell>
          <table:table-cell office:value-type="float" office:value="0.060577" calcext:value-type="float">
            <text:p>0,0605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3</text:p>
          </table:table-cell>
          <table:table-cell office:value-type="float" office:value="0.059756" calcext:value-type="float">
            <text:p>0,0597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4</text:p>
          </table:table-cell>
          <table:table-cell office:value-type="float" office:value="0.061695" calcext:value-type="float">
            <text:p>0,06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5</text:p>
          </table:table-cell>
          <table:table-cell office:value-type="float" office:value="0.058657" calcext:value-type="float">
            <text:p>0,058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6</text:p>
          </table:table-cell>
          <table:table-cell office:value-type="float" office:value="0.059625" calcext:value-type="float">
            <text:p>0,059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7</text:p>
          </table:table-cell>
          <table:table-cell office:value-type="float" office:value="0.061822" calcext:value-type="float">
            <text:p>0,061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8</text:p>
          </table:table-cell>
          <table:table-cell office:value-type="float" office:value="0.05973" calcext:value-type="float">
            <text:p>0,0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59</text:p>
          </table:table-cell>
          <table:table-cell office:value-type="float" office:value="0.060102" calcext:value-type="float">
            <text:p>0,060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0</text:p>
          </table:table-cell>
          <table:table-cell office:value-type="float" office:value="0.06886" calcext:value-type="float">
            <text:p>0,06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1</text:p>
          </table:table-cell>
          <table:table-cell office:value-type="float" office:value="0.06234" calcext:value-type="float">
            <text:p>0,06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2</text:p>
          </table:table-cell>
          <table:table-cell office:value-type="float" office:value="0.059837" calcext:value-type="float">
            <text:p>0,059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3</text:p>
          </table:table-cell>
          <table:table-cell office:value-type="float" office:value="0.059302" calcext:value-type="float">
            <text:p>0,059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4</text:p>
          </table:table-cell>
          <table:table-cell office:value-type="float" office:value="0.060156" calcext:value-type="float">
            <text:p>0,060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5</text:p>
          </table:table-cell>
          <table:table-cell office:value-type="float" office:value="0.05989" calcext:value-type="float">
            <text:p>0,05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6</text:p>
          </table:table-cell>
          <table:table-cell office:value-type="float" office:value="0.05753" calcext:value-type="float">
            <text:p>0,05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7</text:p>
          </table:table-cell>
          <table:table-cell office:value-type="float" office:value="0.068964" calcext:value-type="float">
            <text:p>0,068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8</text:p>
          </table:table-cell>
          <table:table-cell office:value-type="float" office:value="0.060927" calcext:value-type="float">
            <text:p>0,060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69</text:p>
          </table:table-cell>
          <table:table-cell office:value-type="float" office:value="0.062488" calcext:value-type="float">
            <text:p>0,06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0</text:p>
          </table:table-cell>
          <table:table-cell office:value-type="float" office:value="0.060081" calcext:value-type="float">
            <text:p>0,0600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1</text:p>
          </table:table-cell>
          <table:table-cell office:value-type="float" office:value="0.059937" calcext:value-type="float">
            <text:p>0,05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2</text:p>
          </table:table-cell>
          <table:table-cell office:value-type="float" office:value="0.059799" calcext:value-type="float">
            <text:p>0,059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3</text:p>
          </table:table-cell>
          <table:table-cell office:value-type="float" office:value="0.063347" calcext:value-type="float">
            <text:p>0,063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4</text:p>
          </table:table-cell>
          <table:table-cell office:value-type="float" office:value="0.061562" calcext:value-type="float">
            <text:p>0,061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5</text:p>
          </table:table-cell>
          <table:table-cell office:value-type="float" office:value="0.060901" calcext:value-type="float">
            <text:p>0,060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6</text:p>
          </table:table-cell>
          <table:table-cell office:value-type="float" office:value="0.06501" calcext:value-type="float">
            <text:p>0,06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7</text:p>
          </table:table-cell>
          <table:table-cell office:value-type="float" office:value="0.056895" calcext:value-type="float">
            <text:p>0,056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8</text:p>
          </table:table-cell>
          <table:table-cell office:value-type="float" office:value="0.059497" calcext:value-type="float">
            <text:p>0,059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79</text:p>
          </table:table-cell>
          <table:table-cell office:value-type="float" office:value="0.058963" calcext:value-type="float">
            <text:p>0,058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0</text:p>
          </table:table-cell>
          <table:table-cell office:value-type="float" office:value="0.060093" calcext:value-type="float">
            <text:p>0,060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1</text:p>
          </table:table-cell>
          <table:table-cell office:value-type="float" office:value="0.062819" calcext:value-type="float">
            <text:p>0,062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2</text:p>
          </table:table-cell>
          <table:table-cell office:value-type="float" office:value="0.063223" calcext:value-type="float">
            <text:p>0,063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3</text:p>
          </table:table-cell>
          <table:table-cell office:value-type="float" office:value="0.058802" calcext:value-type="float">
            <text:p>0,058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4</text:p>
          </table:table-cell>
          <table:table-cell office:value-type="float" office:value="0.060802" calcext:value-type="float">
            <text:p>0,060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5</text:p>
          </table:table-cell>
          <table:table-cell office:value-type="float" office:value="0.065359" calcext:value-type="float">
            <text:p>0,065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6</text:p>
          </table:table-cell>
          <table:table-cell office:value-type="float" office:value="0.05733" calcext:value-type="float">
            <text:p>0,05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7</text:p>
          </table:table-cell>
          <table:table-cell office:value-type="float" office:value="0.066361" calcext:value-type="float">
            <text:p>0,066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8</text:p>
          </table:table-cell>
          <table:table-cell office:value-type="float" office:value="0.062366" calcext:value-type="float">
            <text:p>0,062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89</text:p>
          </table:table-cell>
          <table:table-cell office:value-type="float" office:value="0.060061" calcext:value-type="float">
            <text:p>0,060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0</text:p>
          </table:table-cell>
          <table:table-cell office:value-type="float" office:value="0.057296" calcext:value-type="float">
            <text:p>0,057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1</text:p>
          </table:table-cell>
          <table:table-cell office:value-type="float" office:value="0.058713" calcext:value-type="float">
            <text:p>0,0587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2</text:p>
          </table:table-cell>
          <table:table-cell office:value-type="float" office:value="0.060196" calcext:value-type="float">
            <text:p>0,060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3</text:p>
          </table:table-cell>
          <table:table-cell office:value-type="float" office:value="0.060474" calcext:value-type="float">
            <text:p>0,060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4</text:p>
          </table:table-cell>
          <table:table-cell office:value-type="float" office:value="0.061294" calcext:value-type="float">
            <text:p>0,06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5</text:p>
          </table:table-cell>
          <table:table-cell office:value-type="float" office:value="0.061578" calcext:value-type="float">
            <text:p>0,061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6</text:p>
          </table:table-cell>
          <table:table-cell office:value-type="float" office:value="0.061752" calcext:value-type="float">
            <text:p>0,061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7</text:p>
          </table:table-cell>
          <table:table-cell office:value-type="float" office:value="0.058912" calcext:value-type="float">
            <text:p>0,058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8</text:p>
          </table:table-cell>
          <table:table-cell office:value-type="float" office:value="0.059762" calcext:value-type="float">
            <text:p>0,059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799</text:p>
          </table:table-cell>
          <table:table-cell office:value-type="float" office:value="0.063356" calcext:value-type="float">
            <text:p>0,063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0</text:p>
          </table:table-cell>
          <table:table-cell office:value-type="float" office:value="0.06048" calcext:value-type="float">
            <text:p>0,06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1</text:p>
          </table:table-cell>
          <table:table-cell office:value-type="float" office:value="0.060324" calcext:value-type="float">
            <text:p>0,060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2</text:p>
          </table:table-cell>
          <table:table-cell office:value-type="float" office:value="0.056415" calcext:value-type="float">
            <text:p>0,056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3</text:p>
          </table:table-cell>
          <table:table-cell office:value-type="float" office:value="0.063651" calcext:value-type="float">
            <text:p>0,063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4</text:p>
          </table:table-cell>
          <table:table-cell office:value-type="float" office:value="0.058318" calcext:value-type="float">
            <text:p>0,058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5</text:p>
          </table:table-cell>
          <table:table-cell office:value-type="float" office:value="0.062532" calcext:value-type="float">
            <text:p>0,062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6</text:p>
          </table:table-cell>
          <table:table-cell office:value-type="float" office:value="0.059085" calcext:value-type="float">
            <text:p>0,059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7</text:p>
          </table:table-cell>
          <table:table-cell office:value-type="float" office:value="0.061598" calcext:value-type="float">
            <text:p>0,061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8</text:p>
          </table:table-cell>
          <table:table-cell office:value-type="float" office:value="0.057328" calcext:value-type="float">
            <text:p>0,057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09</text:p>
          </table:table-cell>
          <table:table-cell office:value-type="float" office:value="0.062031" calcext:value-type="float">
            <text:p>0,062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0</text:p>
          </table:table-cell>
          <table:table-cell office:value-type="float" office:value="0.06115" calcext:value-type="float">
            <text:p>0,06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1</text:p>
          </table:table-cell>
          <table:table-cell office:value-type="float" office:value="0.062969" calcext:value-type="float">
            <text:p>0,06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2</text:p>
          </table:table-cell>
          <table:table-cell office:value-type="float" office:value="0.057399" calcext:value-type="float">
            <text:p>0,057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3</text:p>
          </table:table-cell>
          <table:table-cell office:value-type="float" office:value="0.064185" calcext:value-type="float">
            <text:p>0,06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4</text:p>
          </table:table-cell>
          <table:table-cell office:value-type="float" office:value="0.061775" calcext:value-type="float">
            <text:p>0,061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5</text:p>
          </table:table-cell>
          <table:table-cell office:value-type="float" office:value="0.060135" calcext:value-type="float">
            <text:p>0,06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6</text:p>
          </table:table-cell>
          <table:table-cell office:value-type="float" office:value="0.060178" calcext:value-type="float">
            <text:p>0,060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7</text:p>
          </table:table-cell>
          <table:table-cell office:value-type="float" office:value="0.062472" calcext:value-type="float">
            <text:p>0,062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8</text:p>
          </table:table-cell>
          <table:table-cell office:value-type="float" office:value="0.067379" calcext:value-type="float">
            <text:p>0,067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19</text:p>
          </table:table-cell>
          <table:table-cell office:value-type="float" office:value="0.060162" calcext:value-type="float">
            <text:p>0,060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0</text:p>
          </table:table-cell>
          <table:table-cell office:value-type="float" office:value="0.061192" calcext:value-type="float">
            <text:p>0,061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1</text:p>
          </table:table-cell>
          <table:table-cell office:value-type="float" office:value="0.062896" calcext:value-type="float">
            <text:p>0,062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2</text:p>
          </table:table-cell>
          <table:table-cell office:value-type="float" office:value="0.05892" calcext:value-type="float">
            <text:p>0,05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3</text:p>
          </table:table-cell>
          <table:table-cell office:value-type="float" office:value="0.056549" calcext:value-type="float">
            <text:p>0,056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4</text:p>
          </table:table-cell>
          <table:table-cell office:value-type="float" office:value="0.062853" calcext:value-type="float">
            <text:p>0,062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5</text:p>
          </table:table-cell>
          <table:table-cell office:value-type="float" office:value="0.061947" calcext:value-type="float">
            <text:p>0,061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6</text:p>
          </table:table-cell>
          <table:table-cell office:value-type="float" office:value="0.06033" calcext:value-type="float">
            <text:p>0,06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7</text:p>
          </table:table-cell>
          <table:table-cell office:value-type="float" office:value="0.05591" calcext:value-type="float">
            <text:p>0,0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8</text:p>
          </table:table-cell>
          <table:table-cell office:value-type="float" office:value="0.062578" calcext:value-type="float">
            <text:p>0,062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29</text:p>
          </table:table-cell>
          <table:table-cell office:value-type="float" office:value="0.060332" calcext:value-type="float">
            <text:p>0,060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0</text:p>
          </table:table-cell>
          <table:table-cell office:value-type="float" office:value="0.065261" calcext:value-type="float">
            <text:p>0,06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1</text:p>
          </table:table-cell>
          <table:table-cell office:value-type="float" office:value="0.064038" calcext:value-type="float">
            <text:p>0,06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2</text:p>
          </table:table-cell>
          <table:table-cell office:value-type="float" office:value="0.061686" calcext:value-type="float">
            <text:p>0,061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3</text:p>
          </table:table-cell>
          <table:table-cell office:value-type="float" office:value="0.060274" calcext:value-type="float">
            <text:p>0,06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4</text:p>
          </table:table-cell>
          <table:table-cell office:value-type="float" office:value="0.05827" calcext:value-type="float">
            <text:p>0,05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5</text:p>
          </table:table-cell>
          <table:table-cell office:value-type="float" office:value="0.060617" calcext:value-type="float">
            <text:p>0,060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6</text:p>
          </table:table-cell>
          <table:table-cell office:value-type="float" office:value="0.059399" calcext:value-type="float">
            <text:p>0,059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7</text:p>
          </table:table-cell>
          <table:table-cell office:value-type="float" office:value="0.059162" calcext:value-type="float">
            <text:p>0,059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8</text:p>
          </table:table-cell>
          <table:table-cell office:value-type="float" office:value="0.064598" calcext:value-type="float">
            <text:p>0,064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39</text:p>
          </table:table-cell>
          <table:table-cell office:value-type="float" office:value="0.062818" calcext:value-type="float">
            <text:p>0,062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0</text:p>
          </table:table-cell>
          <table:table-cell office:value-type="float" office:value="0.062183" calcext:value-type="float">
            <text:p>0,062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1</text:p>
          </table:table-cell>
          <table:table-cell office:value-type="float" office:value="0.059799" calcext:value-type="float">
            <text:p>0,059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2</text:p>
          </table:table-cell>
          <table:table-cell office:value-type="float" office:value="0.060004" calcext:value-type="float">
            <text:p>0,06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3</text:p>
          </table:table-cell>
          <table:table-cell office:value-type="float" office:value="0.05876" calcext:value-type="float">
            <text:p>0,05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4</text:p>
          </table:table-cell>
          <table:table-cell office:value-type="float" office:value="0.058775" calcext:value-type="float">
            <text:p>0,058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5</text:p>
          </table:table-cell>
          <table:table-cell office:value-type="float" office:value="0.063304" calcext:value-type="float">
            <text:p>0,06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6</text:p>
          </table:table-cell>
          <table:table-cell office:value-type="float" office:value="0.058271" calcext:value-type="float">
            <text:p>0,058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7</text:p>
          </table:table-cell>
          <table:table-cell office:value-type="float" office:value="0.061502" calcext:value-type="float">
            <text:p>0,061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8</text:p>
          </table:table-cell>
          <table:table-cell office:value-type="float" office:value="0.058912" calcext:value-type="float">
            <text:p>0,058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49</text:p>
          </table:table-cell>
          <table:table-cell office:value-type="float" office:value="0.060082" calcext:value-type="float">
            <text:p>0,060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0</text:p>
          </table:table-cell>
          <table:table-cell office:value-type="float" office:value="0.060735" calcext:value-type="float">
            <text:p>0,060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1</text:p>
          </table:table-cell>
          <table:table-cell office:value-type="float" office:value="0.057873" calcext:value-type="float">
            <text:p>0,057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2</text:p>
          </table:table-cell>
          <table:table-cell office:value-type="float" office:value="0.0589" calcext:value-type="float">
            <text:p>0,0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3</text:p>
          </table:table-cell>
          <table:table-cell office:value-type="float" office:value="0.061592" calcext:value-type="float">
            <text:p>0,061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4</text:p>
          </table:table-cell>
          <table:table-cell office:value-type="float" office:value="0.060848" calcext:value-type="float">
            <text:p>0,06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5</text:p>
          </table:table-cell>
          <table:table-cell office:value-type="float" office:value="0.062504" calcext:value-type="float">
            <text:p>0,062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6</text:p>
          </table:table-cell>
          <table:table-cell office:value-type="float" office:value="0.066698" calcext:value-type="float">
            <text:p>0,066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7</text:p>
          </table:table-cell>
          <table:table-cell office:value-type="float" office:value="0.059492" calcext:value-type="float">
            <text:p>0,059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8</text:p>
          </table:table-cell>
          <table:table-cell office:value-type="float" office:value="0.060735" calcext:value-type="float">
            <text:p>0,060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59</text:p>
          </table:table-cell>
          <table:table-cell office:value-type="float" office:value="0.061322" calcext:value-type="float">
            <text:p>0,061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0</text:p>
          </table:table-cell>
          <table:table-cell office:value-type="float" office:value="0.060736" calcext:value-type="float">
            <text:p>0,060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1</text:p>
          </table:table-cell>
          <table:table-cell office:value-type="float" office:value="0.059529" calcext:value-type="float">
            <text:p>0,059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2</text:p>
          </table:table-cell>
          <table:table-cell office:value-type="float" office:value="0.060606" calcext:value-type="float">
            <text:p>0,060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3</text:p>
          </table:table-cell>
          <table:table-cell office:value-type="float" office:value="0.061306" calcext:value-type="float">
            <text:p>0,061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4</text:p>
          </table:table-cell>
          <table:table-cell office:value-type="float" office:value="0.059442" calcext:value-type="float">
            <text:p>0,059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5</text:p>
          </table:table-cell>
          <table:table-cell office:value-type="float" office:value="0.05729" calcext:value-type="float">
            <text:p>0,05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6</text:p>
          </table:table-cell>
          <table:table-cell office:value-type="float" office:value="0.063359" calcext:value-type="float">
            <text:p>0,063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7</text:p>
          </table:table-cell>
          <table:table-cell office:value-type="float" office:value="0.063079" calcext:value-type="float">
            <text:p>0,063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8</text:p>
          </table:table-cell>
          <table:table-cell office:value-type="float" office:value="0.059197" calcext:value-type="float">
            <text:p>0,05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69</text:p>
          </table:table-cell>
          <table:table-cell office:value-type="float" office:value="0.058557" calcext:value-type="float">
            <text:p>0,058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0</text:p>
          </table:table-cell>
          <table:table-cell office:value-type="float" office:value="0.064467" calcext:value-type="float">
            <text:p>0,064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1</text:p>
          </table:table-cell>
          <table:table-cell office:value-type="float" office:value="0.060191" calcext:value-type="float">
            <text:p>0,060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2</text:p>
          </table:table-cell>
          <table:table-cell office:value-type="float" office:value="0.064958" calcext:value-type="float">
            <text:p>0,06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3</text:p>
          </table:table-cell>
          <table:table-cell office:value-type="float" office:value="0.062781" calcext:value-type="float">
            <text:p>0,062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4</text:p>
          </table:table-cell>
          <table:table-cell office:value-type="float" office:value="0.060209" calcext:value-type="float">
            <text:p>0,060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5</text:p>
          </table:table-cell>
          <table:table-cell office:value-type="float" office:value="0.060859" calcext:value-type="float">
            <text:p>0,060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6</text:p>
          </table:table-cell>
          <table:table-cell office:value-type="float" office:value="0.063051" calcext:value-type="float">
            <text:p>0,063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7</text:p>
          </table:table-cell>
          <table:table-cell office:value-type="float" office:value="0.059038" calcext:value-type="float">
            <text:p>0,059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8</text:p>
          </table:table-cell>
          <table:table-cell office:value-type="float" office:value="0.057737" calcext:value-type="float">
            <text:p>0,05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79</text:p>
          </table:table-cell>
          <table:table-cell office:value-type="float" office:value="0.060216" calcext:value-type="float">
            <text:p>0,060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0</text:p>
          </table:table-cell>
          <table:table-cell office:value-type="float" office:value="0.059959" calcext:value-type="float">
            <text:p>0,059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1</text:p>
          </table:table-cell>
          <table:table-cell office:value-type="float" office:value="0.059534" calcext:value-type="float">
            <text:p>0,0595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2</text:p>
          </table:table-cell>
          <table:table-cell office:value-type="float" office:value="0.061719" calcext:value-type="float">
            <text:p>0,061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3</text:p>
          </table:table-cell>
          <table:table-cell office:value-type="float" office:value="0.061338" calcext:value-type="float">
            <text:p>0,0613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4</text:p>
          </table:table-cell>
          <table:table-cell office:value-type="float" office:value="0.063205" calcext:value-type="float">
            <text:p>0,063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5</text:p>
          </table:table-cell>
          <table:table-cell office:value-type="float" office:value="0.058912" calcext:value-type="float">
            <text:p>0,058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6</text:p>
          </table:table-cell>
          <table:table-cell office:value-type="float" office:value="0.061816" calcext:value-type="float">
            <text:p>0,06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7</text:p>
          </table:table-cell>
          <table:table-cell office:value-type="float" office:value="0.062785" calcext:value-type="float">
            <text:p>0,0627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8</text:p>
          </table:table-cell>
          <table:table-cell office:value-type="float" office:value="0.064921" calcext:value-type="float">
            <text:p>0,064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89</text:p>
          </table:table-cell>
          <table:table-cell office:value-type="float" office:value="0.061302" calcext:value-type="float">
            <text:p>0,061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0</text:p>
          </table:table-cell>
          <table:table-cell office:value-type="float" office:value="0.061232" calcext:value-type="float">
            <text:p>0,061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1</text:p>
          </table:table-cell>
          <table:table-cell office:value-type="float" office:value="0.066193" calcext:value-type="float">
            <text:p>0,066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2</text:p>
          </table:table-cell>
          <table:table-cell office:value-type="float" office:value="0.062498" calcext:value-type="float">
            <text:p>0,062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3</text:p>
          </table:table-cell>
          <table:table-cell office:value-type="float" office:value="0.057611" calcext:value-type="float">
            <text:p>0,057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4</text:p>
          </table:table-cell>
          <table:table-cell office:value-type="float" office:value="0.060992" calcext:value-type="float">
            <text:p>0,060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5</text:p>
          </table:table-cell>
          <table:table-cell office:value-type="float" office:value="0.061002" calcext:value-type="float">
            <text:p>0,061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6</text:p>
          </table:table-cell>
          <table:table-cell office:value-type="float" office:value="0.060891" calcext:value-type="float">
            <text:p>0,06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7</text:p>
          </table:table-cell>
          <table:table-cell office:value-type="float" office:value="0.061824" calcext:value-type="float">
            <text:p>0,061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8</text:p>
          </table:table-cell>
          <table:table-cell office:value-type="float" office:value="0.061102" calcext:value-type="float">
            <text:p>0,06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899</text:p>
          </table:table-cell>
          <table:table-cell office:value-type="float" office:value="0.068267" calcext:value-type="float">
            <text:p>0,068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0</text:p>
          </table:table-cell>
          <table:table-cell office:value-type="float" office:value="0.063029" calcext:value-type="float">
            <text:p>0,063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1</text:p>
          </table:table-cell>
          <table:table-cell office:value-type="float" office:value="0.059326" calcext:value-type="float">
            <text:p>0,059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2</text:p>
          </table:table-cell>
          <table:table-cell office:value-type="float" office:value="0.061921" calcext:value-type="float">
            <text:p>0,06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3</text:p>
          </table:table-cell>
          <table:table-cell office:value-type="float" office:value="0.062969" calcext:value-type="float">
            <text:p>0,062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4</text:p>
          </table:table-cell>
          <table:table-cell office:value-type="float" office:value="0.060528" calcext:value-type="float">
            <text:p>0,060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5</text:p>
          </table:table-cell>
          <table:table-cell office:value-type="float" office:value="0.061114" calcext:value-type="float">
            <text:p>0,061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6</text:p>
          </table:table-cell>
          <table:table-cell office:value-type="float" office:value="0.059811" calcext:value-type="float">
            <text:p>0,059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7</text:p>
          </table:table-cell>
          <table:table-cell office:value-type="float" office:value="0.060932" calcext:value-type="float">
            <text:p>0,060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8</text:p>
          </table:table-cell>
          <table:table-cell office:value-type="float" office:value="0.061431" calcext:value-type="float">
            <text:p>0,061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09</text:p>
          </table:table-cell>
          <table:table-cell office:value-type="float" office:value="0.060644" calcext:value-type="float">
            <text:p>0,060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0</text:p>
          </table:table-cell>
          <table:table-cell office:value-type="float" office:value="0.058704" calcext:value-type="float">
            <text:p>0,058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1</text:p>
          </table:table-cell>
          <table:table-cell office:value-type="float" office:value="0.061162" calcext:value-type="float">
            <text:p>0,06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2</text:p>
          </table:table-cell>
          <table:table-cell office:value-type="float" office:value="0.065493" calcext:value-type="float">
            <text:p>0,065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3</text:p>
          </table:table-cell>
          <table:table-cell office:value-type="float" office:value="0.058141" calcext:value-type="float">
            <text:p>0,058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4</text:p>
          </table:table-cell>
          <table:table-cell office:value-type="float" office:value="0.073262" calcext:value-type="float">
            <text:p>0,073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5</text:p>
          </table:table-cell>
          <table:table-cell office:value-type="float" office:value="0.060482" calcext:value-type="float">
            <text:p>0,060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6</text:p>
          </table:table-cell>
          <table:table-cell office:value-type="float" office:value="0.061984" calcext:value-type="float">
            <text:p>0,061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7</text:p>
          </table:table-cell>
          <table:table-cell office:value-type="float" office:value="0.063874" calcext:value-type="float">
            <text:p>0,0638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8</text:p>
          </table:table-cell>
          <table:table-cell office:value-type="float" office:value="0.066548" calcext:value-type="float">
            <text:p>0,066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19</text:p>
          </table:table-cell>
          <table:table-cell office:value-type="float" office:value="0.062288" calcext:value-type="float">
            <text:p>0,062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0</text:p>
          </table:table-cell>
          <table:table-cell office:value-type="float" office:value="0.059675" calcext:value-type="float">
            <text:p>0,059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1</text:p>
          </table:table-cell>
          <table:table-cell office:value-type="float" office:value="0.059143" calcext:value-type="float">
            <text:p>0,059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2</text:p>
          </table:table-cell>
          <table:table-cell office:value-type="float" office:value="0.058489" calcext:value-type="float">
            <text:p>0,0584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3</text:p>
          </table:table-cell>
          <table:table-cell office:value-type="float" office:value="0.059928" calcext:value-type="float">
            <text:p>0,059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4</text:p>
          </table:table-cell>
          <table:table-cell office:value-type="float" office:value="0.063341" calcext:value-type="float">
            <text:p>0,06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5</text:p>
          </table:table-cell>
          <table:table-cell office:value-type="float" office:value="0.059694" calcext:value-type="float">
            <text:p>0,059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6</text:p>
          </table:table-cell>
          <table:table-cell office:value-type="float" office:value="0.06022" calcext:value-type="float">
            <text:p>0,06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7</text:p>
          </table:table-cell>
          <table:table-cell office:value-type="float" office:value="0.061644" calcext:value-type="float">
            <text:p>0,061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8</text:p>
          </table:table-cell>
          <table:table-cell office:value-type="float" office:value="0.056449" calcext:value-type="float">
            <text:p>0,056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29</text:p>
          </table:table-cell>
          <table:table-cell office:value-type="float" office:value="0.06143" calcext:value-type="float">
            <text:p>0,0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0</text:p>
          </table:table-cell>
          <table:table-cell office:value-type="float" office:value="0.062434" calcext:value-type="float">
            <text:p>0,062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1</text:p>
          </table:table-cell>
          <table:table-cell office:value-type="float" office:value="0.064029" calcext:value-type="float">
            <text:p>0,064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2</text:p>
          </table:table-cell>
          <table:table-cell office:value-type="float" office:value="0.062211" calcext:value-type="float">
            <text:p>0,062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3</text:p>
          </table:table-cell>
          <table:table-cell office:value-type="float" office:value="0.059613" calcext:value-type="float">
            <text:p>0,059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4</text:p>
          </table:table-cell>
          <table:table-cell office:value-type="float" office:value="0.06242" calcext:value-type="float">
            <text:p>0,06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5</text:p>
          </table:table-cell>
          <table:table-cell office:value-type="float" office:value="0.063245" calcext:value-type="float">
            <text:p>0,063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6</text:p>
          </table:table-cell>
          <table:table-cell office:value-type="float" office:value="0.061118" calcext:value-type="float">
            <text:p>0,06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7</text:p>
          </table:table-cell>
          <table:table-cell office:value-type="float" office:value="0.062739" calcext:value-type="float">
            <text:p>0,062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8</text:p>
          </table:table-cell>
          <table:table-cell office:value-type="float" office:value="0.060828" calcext:value-type="float">
            <text:p>0,060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39</text:p>
          </table:table-cell>
          <table:table-cell office:value-type="float" office:value="0.060005" calcext:value-type="float">
            <text:p>0,06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0</text:p>
          </table:table-cell>
          <table:table-cell office:value-type="float" office:value="0.056657" calcext:value-type="float">
            <text:p>0,056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1</text:p>
          </table:table-cell>
          <table:table-cell office:value-type="float" office:value="0.05924" calcext:value-type="float">
            <text:p>0,05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2</text:p>
          </table:table-cell>
          <table:table-cell office:value-type="float" office:value="0.094056" calcext:value-type="float">
            <text:p>0,094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3</text:p>
          </table:table-cell>
          <table:table-cell office:value-type="float" office:value="0.059951" calcext:value-type="float">
            <text:p>0,059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4</text:p>
          </table:table-cell>
          <table:table-cell office:value-type="float" office:value="0.068757" calcext:value-type="float">
            <text:p>0,068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5</text:p>
          </table:table-cell>
          <table:table-cell office:value-type="float" office:value="0.060625" calcext:value-type="float">
            <text:p>0,06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6</text:p>
          </table:table-cell>
          <table:table-cell office:value-type="float" office:value="0.061279" calcext:value-type="float">
            <text:p>0,061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7</text:p>
          </table:table-cell>
          <table:table-cell office:value-type="float" office:value="0.057937" calcext:value-type="float">
            <text:p>0,057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8</text:p>
          </table:table-cell>
          <table:table-cell office:value-type="float" office:value="0.059921" calcext:value-type="float">
            <text:p>0,059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49</text:p>
          </table:table-cell>
          <table:table-cell office:value-type="float" office:value="0.062111" calcext:value-type="float">
            <text:p>0,062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0</text:p>
          </table:table-cell>
          <table:table-cell office:value-type="float" office:value="0.057222" calcext:value-type="float">
            <text:p>0,057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1</text:p>
          </table:table-cell>
          <table:table-cell office:value-type="float" office:value="0.063974" calcext:value-type="float">
            <text:p>0,0639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2</text:p>
          </table:table-cell>
          <table:table-cell office:value-type="float" office:value="0.062467" calcext:value-type="float">
            <text:p>0,062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3</text:p>
          </table:table-cell>
          <table:table-cell office:value-type="float" office:value="0.059903" calcext:value-type="float">
            <text:p>0,059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4</text:p>
          </table:table-cell>
          <table:table-cell office:value-type="float" office:value="0.060803" calcext:value-type="float">
            <text:p>0,060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5</text:p>
          </table:table-cell>
          <table:table-cell office:value-type="float" office:value="0.061063" calcext:value-type="float">
            <text:p>0,06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6</text:p>
          </table:table-cell>
          <table:table-cell office:value-type="float" office:value="0.059551" calcext:value-type="float">
            <text:p>0,059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7</text:p>
          </table:table-cell>
          <table:table-cell office:value-type="float" office:value="0.062351" calcext:value-type="float">
            <text:p>0,06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8</text:p>
          </table:table-cell>
          <table:table-cell office:value-type="float" office:value="0.061412" calcext:value-type="float">
            <text:p>0,061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59</text:p>
          </table:table-cell>
          <table:table-cell office:value-type="float" office:value="0.063629" calcext:value-type="float">
            <text:p>0,063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0</text:p>
          </table:table-cell>
          <table:table-cell office:value-type="float" office:value="0.059051" calcext:value-type="float">
            <text:p>0,05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1</text:p>
          </table:table-cell>
          <table:table-cell office:value-type="float" office:value="0.064728" calcext:value-type="float">
            <text:p>0,064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2</text:p>
          </table:table-cell>
          <table:table-cell office:value-type="float" office:value="0.060455" calcext:value-type="float">
            <text:p>0,060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3</text:p>
          </table:table-cell>
          <table:table-cell office:value-type="float" office:value="0.062799" calcext:value-type="float">
            <text:p>0,062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4</text:p>
          </table:table-cell>
          <table:table-cell office:value-type="float" office:value="0.059647" calcext:value-type="float">
            <text:p>0,059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5</text:p>
          </table:table-cell>
          <table:table-cell office:value-type="float" office:value="0.059796" calcext:value-type="float">
            <text:p>0,059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6</text:p>
          </table:table-cell>
          <table:table-cell office:value-type="float" office:value="0.058991" calcext:value-type="float">
            <text:p>0,058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7</text:p>
          </table:table-cell>
          <table:table-cell office:value-type="float" office:value="0.059805" calcext:value-type="float">
            <text:p>0,059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8</text:p>
          </table:table-cell>
          <table:table-cell office:value-type="float" office:value="0.062063" calcext:value-type="float">
            <text:p>0,062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69</text:p>
          </table:table-cell>
          <table:table-cell office:value-type="float" office:value="0.06129" calcext:value-type="float">
            <text:p>0,0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0</text:p>
          </table:table-cell>
          <table:table-cell office:value-type="float" office:value="0.057471" calcext:value-type="float">
            <text:p>0,057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1</text:p>
          </table:table-cell>
          <table:table-cell office:value-type="float" office:value="0.062707" calcext:value-type="float">
            <text:p>0,062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2</text:p>
          </table:table-cell>
          <table:table-cell office:value-type="float" office:value="0.060894" calcext:value-type="float">
            <text:p>0,060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3</text:p>
          </table:table-cell>
          <table:table-cell office:value-type="float" office:value="0.05959" calcext:value-type="float">
            <text:p>0,05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4</text:p>
          </table:table-cell>
          <table:table-cell office:value-type="float" office:value="0.06054" calcext:value-type="float">
            <text:p>0,06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5</text:p>
          </table:table-cell>
          <table:table-cell office:value-type="float" office:value="0.061644" calcext:value-type="float">
            <text:p>0,061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6</text:p>
          </table:table-cell>
          <table:table-cell office:value-type="float" office:value="0.064759" calcext:value-type="float">
            <text:p>0,06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7</text:p>
          </table:table-cell>
          <table:table-cell office:value-type="float" office:value="0.059964" calcext:value-type="float">
            <text:p>0,0599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8</text:p>
          </table:table-cell>
          <table:table-cell office:value-type="float" office:value="0.061269" calcext:value-type="float">
            <text:p>0,06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79</text:p>
          </table:table-cell>
          <table:table-cell office:value-type="float" office:value="0.064633" calcext:value-type="float">
            <text:p>0,064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0</text:p>
          </table:table-cell>
          <table:table-cell office:value-type="float" office:value="0.061177" calcext:value-type="float">
            <text:p>0,06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1</text:p>
          </table:table-cell>
          <table:table-cell office:value-type="float" office:value="0.060262" calcext:value-type="float">
            <text:p>0,060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2</text:p>
          </table:table-cell>
          <table:table-cell office:value-type="float" office:value="0.059752" calcext:value-type="float">
            <text:p>0,05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3</text:p>
          </table:table-cell>
          <table:table-cell office:value-type="float" office:value="0.061021" calcext:value-type="float">
            <text:p>0,061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4</text:p>
          </table:table-cell>
          <table:table-cell office:value-type="float" office:value="0.058826" calcext:value-type="float">
            <text:p>0,058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5</text:p>
          </table:table-cell>
          <table:table-cell office:value-type="float" office:value="0.067603" calcext:value-type="float">
            <text:p>0,067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6</text:p>
          </table:table-cell>
          <table:table-cell office:value-type="float" office:value="0.06008" calcext:value-type="float">
            <text:p>0,06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7</text:p>
          </table:table-cell>
          <table:table-cell office:value-type="float" office:value="0.060336" calcext:value-type="float">
            <text:p>0,06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8</text:p>
          </table:table-cell>
          <table:table-cell office:value-type="float" office:value="0.065469" calcext:value-type="float">
            <text:p>0,06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89</text:p>
          </table:table-cell>
          <table:table-cell office:value-type="float" office:value="0.05913" calcext:value-type="float">
            <text:p>0,05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0</text:p>
          </table:table-cell>
          <table:table-cell office:value-type="float" office:value="0.060694" calcext:value-type="float">
            <text:p>0,06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1</text:p>
          </table:table-cell>
          <table:table-cell office:value-type="float" office:value="0.059203" calcext:value-type="float">
            <text:p>0,059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2</text:p>
          </table:table-cell>
          <table:table-cell office:value-type="float" office:value="0.062364" calcext:value-type="float">
            <text:p>0,062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3</text:p>
          </table:table-cell>
          <table:table-cell office:value-type="float" office:value="0.062631" calcext:value-type="float">
            <text:p>0,062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4</text:p>
          </table:table-cell>
          <table:table-cell office:value-type="float" office:value="0.064267" calcext:value-type="float">
            <text:p>0,064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5</text:p>
          </table:table-cell>
          <table:table-cell office:value-type="float" office:value="0.061434" calcext:value-type="float">
            <text:p>0,061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6</text:p>
          </table:table-cell>
          <table:table-cell office:value-type="float" office:value="0.062303" calcext:value-type="float">
            <text:p>0,062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7</text:p>
          </table:table-cell>
          <table:table-cell office:value-type="float" office:value="0.058976" calcext:value-type="float">
            <text:p>0,058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8</text:p>
          </table:table-cell>
          <table:table-cell office:value-type="float" office:value="0.062372" calcext:value-type="float">
            <text:p>0,062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-999</text:p>
          </table:table-cell>
          <table:table-cell office:value-type="float" office:value="0.059335" calcext:value-type="float">
            <text:p>0,05933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4T23:36:17.662594159</dc:date>
    <meta:editing-duration>PT46S</meta:editing-duration>
    <meta:editing-cycles>1</meta:editing-cycles>
    <meta:document-statistic meta:table-count="1" meta:cell-count="4006" meta:object-count="0"/>
    <meta:generator>LibreOffice/6.4.1.2$Linux_X86_64 LibreOffice_project/e1ad903d8acbc5f5b474f1d8ec3defef24b8c46b</meta:generator>
  </office:meta>
</office:document-meta>
</file>